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/>
    <style:font-face style:name="Symbol" svg:font-family="Symbol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S Gothic1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208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4cm"/>
    </style:style>
    <style:style style:name="Таблица1.1" style:family="table-row">
      <style:table-row-properties style:min-row-height="1.058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1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1" fo:border-bottom="0.5pt solid #000001"/>
    </style:style>
    <style:style style:name="Таблица2" style:family="table">
      <style:table-properties style:width="17cm" fo:margin-left="-0.224cm" fo:margin-top="0cm" fo:margin-bottom="0cm" table:align="left" style:writing-mode="lr-tb"/>
    </style:style>
    <style:style style:name="Таблица2.A" style:family="table-column">
      <style:table-column-properties style:column-width="9.208cm"/>
    </style:style>
    <style:style style:name="Таблица2.B" style:family="table-column">
      <style:table-column-properties style:column-width="7.791cm"/>
    </style:style>
    <style:style style:name="Таблица2.1" style:family="table-row">
      <style:table-row-properties style:min-row-height="0.988cm" fo:keep-together="auto"/>
    </style:style>
    <style:style style:name="Таблица2.A1" style:family="table-cell">
      <style:table-cell-properties fo:background-color="#ffffff" fo:padding="0.176cm" fo:border="1pt solid #000001">
        <style:background-image/>
      </style:table-cell-properties>
    </style:style>
    <style:style style:name="Таблица2.2" style:family="table-row">
      <style:table-row-properties fo:keep-together="auto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style:min-row-height="1.439cm" fo:keep-together="auto"/>
    </style:style>
    <style:style style:name="Таблица2.A4" style:family="table-cell">
      <style:table-cell-properties fo:background-color="#ffffff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14.631cm"/>
        </style:tab-stops>
      </style:paragraph-properties>
      <style:text-properties officeooo:paragraph-rsid="0018980b"/>
    </style:style>
    <style:style style:name="P2" style:family="paragraph" style:parent-style-name="Standard">
      <style:paragraph-properties>
        <style:tab-stops>
          <style:tab-stop style:position="14.631cm"/>
        </style:tab-stops>
      </style:paragraph-properties>
      <style:text-properties fo:language="en" fo:country="US" officeooo:paragraph-rsid="0018980b"/>
    </style:style>
    <style:style style:name="P3" style:family="paragraph" style:parent-style-name="Standard">
      <style:paragraph-properties fo:line-height="100%" fo:hyphenation-ladder-count="no-limit" style:vertical-align="auto"/>
      <style:text-properties officeooo:paragraph-rsid="0018980b" fo:hyphenate="true" fo:hyphenation-remain-char-count="2" fo:hyphenation-push-char-count="2"/>
    </style:style>
    <style:style style:name="P4" style:family="paragraph" style:parent-style-name="Standard">
      <style:paragraph-properties fo:line-height="100%" fo:hyphenation-ladder-count="no-limit" style:vertical-align="auto"/>
      <style:text-properties style:font-name="Consolas" fo:font-size="9.5pt" fo:language="en" fo:country="US" officeooo:paragraph-rsid="0018980b" style:letter-kerning="false" style:font-name-asian="Calibri" style:font-size-asian="9.5pt" style:language-asian="en" style:country-asian="US" style:font-name-complex="Consolas1" style:font-size-complex="9.5pt" style:language-complex="ar" style:country-complex="SA" fo:hyphenate="true" fo:hyphenation-remain-char-count="2" fo:hyphenation-push-char-count="2"/>
    </style:style>
    <style:style style:name="P5" style:family="paragraph" style:parent-style-name="Standard">
      <style:paragraph-properties>
        <style:tab-stops>
          <style:tab-stop style:position="14.631cm"/>
        </style:tab-stops>
      </style:paragraph-properties>
      <style:text-properties fo:color="#a31515" style:font-name="Consolas" fo:font-size="9.5pt" fo:language="en" fo:country="US" officeooo:paragraph-rsid="0018980b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P6" style:family="paragraph" style:parent-style-name="Standard">
      <style:text-properties officeooo:paragraph-rsid="0018980b"/>
    </style:style>
    <style:style style:name="P7" style:family="paragraph" style:parent-style-name="Standard">
      <style:text-properties officeooo:rsid="0018980b" officeooo:paragraph-rsid="0018980b"/>
    </style:style>
    <style:style style:name="P8" style:family="paragraph" style:parent-style-name="Standard">
      <style:text-properties officeooo:rsid="0018f1b5" officeooo:paragraph-rsid="0018f1b5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break-before="auto" fo:break-after="auto" fo:padding="0cm" fo:border="none" fo:keep-with-next="auto" style:text-autospace="ideograph-alpha" style:punctuation-wrap="hanging" style:line-break="strict" style:vertical-align="auto" style:snap-to-layout-grid="true" style:writing-mode="lr-tb"/>
      <style:text-properties style:use-window-font-color="true" style:font-name="Times New Roman" fo:font-size="14pt" officeooo:rsid="002a2700" officeooo:paragraph-rsid="0018980b" style:font-name-asian="Times New Roman2" style:font-size-asian="14pt" style:font-name-complex="Times New Roman2" style:font-size-complex="14pt"/>
    </style:style>
    <style:style style:name="P10" style:family="paragraph" style:parent-style-name="Standard">
      <style:paragraph-properties fo:margin-left="0cm" fo:margin-right="0cm" fo:margin-top="0.319cm" fo:margin-bottom="0cm" loext:contextual-spacing="false" fo:line-height="120%" fo:text-align="justify" style:justify-single-word="false" fo:keep-together="auto" fo:orphans="2" fo:widows="2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fo:color="#ff0000" style:font-name="Times New Roman" fo:font-size="14pt" officeooo:paragraph-rsid="0018980b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margin-left="0cm" fo:margin-right="0cm" fo:margin-top="0.319cm" fo:margin-bottom="0cm" loext:contextual-spacing="false" fo:line-height="120%" fo:text-align="justify" style:justify-single-word="false" fo:keep-together="auto" fo:orphans="2" fo:widows="2" fo:text-indent="0cm" style:auto-text-indent="false" fo:break-before="auto" fo:break-after="auto" fo:keep-with-next="auto" style:text-autospace="none" style:punctuation-wrap="hanging" style:line-break="strict" style:vertical-align="auto" style:snap-to-layout-grid="true" style:writing-mode="lr-tb"/>
      <style:text-properties style:font-name="Times New Roman1" fo:font-size="5pt" fo:language="ru" fo:country="RU" fo:font-weight="normal" officeooo:paragraph-rsid="0018980b" style:font-name-asian="Symbol" style:font-size-asian="5pt" style:language-asian="ru" style:country-asian="RU" style:font-weight-asian="normal" style:font-name-complex="Times New Roman1" style:font-size-complex="5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00000a" style:font-name="Times New Roman" fo:font-size="14pt" officeooo:paragraph-rsid="0018980b" fo:background-color="#ffffff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000000" style:font-name="Times New Roman1" fo:font-size="14pt" fo:language="ru" fo:country="RU" fo:font-style="normal" officeooo:rsid="00289535" officeooo:paragraph-rsid="0018980b" fo:background-color="#ffffff" style:font-name-asian="Symbol" style:font-size-asian="14pt" style:language-asian="ru" style:country-asian="RU" style:font-style-asian="normal" style:font-name-complex="Times New Roman1" style:font-size-complex="14pt" style:font-style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padding="0cm" fo:border="none"/>
      <style:text-properties fo:color="#000000" style:font-name="Times New Roman1" fo:font-size="14pt" fo:language="ru" fo:country="RU" fo:font-style="normal" officeooo:rsid="00289535" officeooo:paragraph-rsid="0018980b" fo:background-color="#ffffff" style:font-name-asian="Symbol" style:font-size-asian="14pt" style:language-asian="ru" style:country-asian="RU" style:font-style-asian="normal" style:font-name-complex="Times New Roman1" style:font-size-complex="14pt" style:font-style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000000" style:font-name="Times New Roman1" fo:font-size="14pt" fo:language="ru" fo:country="RU" fo:font-style="normal" fo:font-weight="normal" officeooo:rsid="00289535" officeooo:paragraph-rsid="0018980b" fo:background-color="#ffffff" style:font-name-asian="Symbol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officeooo:paragraph-rsid="0018980b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style:font-name="Times New Roman" fo:font-size="14pt" fo:font-weight="bold" officeooo:rsid="0018980b" officeooo:paragraph-rsid="0018980b" style:font-name-asian="Times New Roman2" style:font-size-asian="14pt" style:font-weight-asian="bold" style:font-name-complex="Times New Roman2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 style:vertical-align="auto"/>
      <style:text-properties fo:color="#ff0000" style:font-name="Times New Roman" fo:font-size="14pt" fo:font-weight="bold" officeooo:paragraph-rsid="0018980b" style:font-name-asian="Times New Roman2" style:font-size-asian="14pt" style:font-weight-asian="bold" style:font-name-complex="Times New Roman2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padding="0cm" fo:border="none"/>
      <style:text-properties fo:color="#000000" style:font-name="Times New Roman1" fo:font-size="14pt" fo:language="ru" fo:country="RU" fo:font-style="normal" officeooo:rsid="00289535" officeooo:paragraph-rsid="0018980b" fo:background-color="#ffffff" style:font-name-asian="Symbol" style:font-size-asian="14pt" style:language-asian="ru" style:country-asian="RU" style:font-style-asian="normal" style:font-name-complex="Times New Roman1" style:font-size-complex="14pt" style:font-style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Times New Roman" fo:font-size="14pt" officeooo:paragraph-rsid="0018980b" style:font-size-asian="14pt" style:font-name-complex="Times New Roman2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Times New Roman" fo:font-size="14pt" officeooo:paragraph-rsid="0018980b" style:font-name-asian="Times New Roman2" style:font-size-asian="14pt" style:font-name-complex="Times New Roman2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Courier New" fo:font-size="10pt" officeooo:rsid="0048b77e" officeooo:paragraph-rsid="0018980b" style:font-name-asian="Courier New1" style:font-size-asian="10pt" style:font-name-complex="Courier New1" style:font-size-complex="10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Courier New" fo:font-size="10pt" officeooo:rsid="0018980b" officeooo:paragraph-rsid="0018980b" style:font-name-asian="Courier New1" style:font-size-asian="10pt" style:font-name-complex="Courier New1" style:font-size-complex="10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officeooo:paragraph-rsid="0018980b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use-window-font-color="true" fo:font-style="normal" officeooo:rsid="0014f19c" officeooo:paragraph-rsid="0018980b" style:font-style-asian="normal" style:font-style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fo:language="ru" fo:country="RU" officeooo:paragraph-rsid="0018980b"/>
    </style:style>
    <style:style style:name="P27" style:family="paragraph" style:parent-style-name="Standard">
      <style:paragraph-properties fo:margin-left="0cm" fo:margin-right="-0.002cm" fo:line-height="120%" fo:text-align="justify" style:justify-single-word="false" fo:text-indent="1cm" style:auto-text-indent="false"/>
      <style:text-properties officeooo:paragraph-rsid="0018980b"/>
    </style:style>
    <style:style style:name="P28" style:family="paragraph" style:parent-style-name="Standard">
      <style:paragraph-properties fo:margin-left="0cm" fo:margin-right="-0.002cm" fo:line-height="120%" fo:text-align="justify" style:justify-single-word="false" fo:text-indent="1cm" style:auto-text-indent="false"/>
      <style:text-properties fo:font-size="12pt" fo:language="en" fo:country="US" fo:font-style="normal" officeooo:paragraph-rsid="0018980b" style:font-name-asian="Symbol" style:font-size-asian="12pt" style:font-style-asian="normal" style:font-size-complex="12pt" style:font-style-complex="italic"/>
    </style:style>
    <style:style style:name="P29" style:family="paragraph" style:parent-style-name="Standard">
      <style:paragraph-properties fo:margin-left="0cm" fo:margin-right="0.004cm" fo:line-height="120%" fo:text-align="justify" style:justify-single-word="false" fo:text-indent="0.97cm" style:auto-text-indent="false" style:text-autospace="none"/>
      <style:text-properties fo:font-size="12pt" fo:language="ru" fo:country="RU" fo:font-weight="normal" officeooo:paragraph-rsid="0018980b" style:font-name-asian="Symbol" style:font-size-asian="12pt" style:font-weight-asian="normal" style:font-name-complex="Times New Roman1" style:font-size-complex="12pt" style:font-weight-complex="normal"/>
    </style:style>
    <style:style style:name="P30" style:family="paragraph" style:parent-style-name="Standard">
      <style:paragraph-properties fo:margin-left="0cm" fo:margin-right="0.004cm" fo:line-height="120%" fo:text-align="justify" style:justify-single-word="false" fo:text-indent="0.97cm" style:auto-text-indent="false" style:text-autospace="none"/>
      <style:text-properties fo:font-size="12pt" fo:language="en" fo:country="US" fo:font-weight="normal" officeooo:paragraph-rsid="0018980b" style:font-name-asian="Symbol" style:font-size-asian="12pt" style:font-weight-asian="normal" style:font-name-complex="Times New Roman1" style:font-size-complex="12pt" style:font-weight-complex="normal"/>
    </style:style>
    <style:style style:name="P31" style:family="paragraph" style:parent-style-name="Standard">
      <style:paragraph-properties fo:margin-left="0cm" fo:margin-right="0.004cm" fo:line-height="120%" fo:text-align="justify" style:justify-single-word="false" fo:text-indent="0.97cm" style:auto-text-indent="false" style:text-autospace="none"/>
      <style:text-properties officeooo:paragraph-rsid="0018980b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paragraph-rsid="0018980b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use-window-font-color="true" style:font-name="Times New Roman" fo:font-size="14pt" officeooo:rsid="0049de81" officeooo:paragraph-rsid="0018980b" style:font-name-asian="Times New Roman2" style:font-size-asian="14pt" style:font-name-complex="Times New Roman2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use-window-font-color="true" style:font-name="Times New Roman" fo:font-size="14pt" officeooo:rsid="003be93f" officeooo:paragraph-rsid="0018980b" style:font-name-asian="Times New Roman2" style:font-size-asian="14pt" style:font-name-complex="Times New Roman2" style:font-size-complex="14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officeooo:rsid="0049de81" officeooo:paragraph-rsid="0018980b" style:font-name-asian="Times New Roman2" style:font-size-asian="14pt" style:font-name-complex="Times New Roman2" style:font-size-complex="14pt"/>
    </style:style>
    <style:style style:name="P36" style:family="paragraph" style:parent-style-name="Standard_20__28_user_29_">
      <style:paragraph-properties fo:line-height="100%" fo:text-align="center" style:justify-single-word="false"/>
      <style:text-properties officeooo:paragraph-rsid="0018980b"/>
    </style:style>
    <style:style style:name="P37" style:family="paragraph" style:parent-style-name="Standard_20__28_user_29_">
      <style:paragraph-properties fo:line-height="100%" fo:text-align="justify" style:justify-single-word="false"/>
      <style:text-properties officeooo:paragraph-rsid="0018980b"/>
    </style:style>
    <style:style style:name="P38" style:family="paragraph" style:parent-style-name="Standard_20__28_user_29_">
      <style:paragraph-properties fo:line-height="100%" fo:orphans="0" fo:widows="0"/>
      <style:text-properties officeooo:paragraph-rsid="0018980b"/>
    </style:style>
    <style:style style:name="P39" style:family="paragraph" style:parent-style-name="Standard_20__28_user_29_">
      <style:paragraph-properties fo:line-height="100%"/>
      <style:text-properties officeooo:paragraph-rsid="0018980b"/>
    </style:style>
    <style:style style:name="P40" style:family="paragraph" style:parent-style-name="Standard_20__28_user_29_">
      <style:paragraph-properties fo:line-height="100%" fo:text-align="center" style:justify-single-word="false"/>
      <style:text-properties style:font-name="Times New Roman" fo:font-size="14pt" officeooo:paragraph-rsid="0018980b" style:font-name-asian="Times New Roman2" style:font-size-asian="14pt" style:font-name-complex="Times New Roman2" style:font-size-complex="14pt"/>
    </style:style>
    <style:style style:name="P41" style:family="paragraph" style:parent-style-name="Standard_20__28_user_29_">
      <style:paragraph-properties fo:line-height="100%"/>
      <style:text-properties style:font-name="Times New Roman" fo:font-size="14pt" officeooo:paragraph-rsid="0018980b" style:font-name-asian="Times New Roman2" style:font-size-asian="14pt" style:font-name-complex="Times New Roman2" style:font-size-complex="14pt"/>
    </style:style>
    <style:style style:name="P42" style:family="paragraph" style:parent-style-name="Standard_20__28_user_29_">
      <style:paragraph-properties fo:line-height="100%" fo:text-align="justify" style:justify-single-word="false"/>
      <style:text-properties style:font-name="Times New Roman1" fo:font-size="14pt" officeooo:paragraph-rsid="0018980b" fo:background-color="#ffffff" style:font-name-asian="Symbol" style:font-size-asian="14pt" style:language-asian="ru" style:country-asian="RU" style:font-name-complex="Times New Roman1" style:font-size-complex="14pt"/>
    </style:style>
    <style:style style:name="P43" style:family="paragraph" style:parent-style-name="Standard_20__28_user_29_">
      <style:paragraph-properties fo:line-height="100%" fo:orphans="0" fo:widows="0"/>
      <style:text-properties officeooo:rsid="0018980b" officeooo:paragraph-rsid="0018980b"/>
    </style:style>
    <style:style style:name="P44" style:family="paragraph" style:parent-style-name="Standard_20__28_user_29_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font-weight="bold" officeooo:paragraph-rsid="0018980b" style:font-name-asian="Times New Roman2" style:font-size-asian="14pt" style:font-weight-asian="bold" style:font-name-complex="Times New Roman2" style:font-size-complex="14pt"/>
    </style:style>
    <style:style style:name="P45" style:family="paragraph" style:parent-style-name="Standard_20__28_user_29_">
      <style:paragraph-properties fo:margin-left="0cm" fo:margin-right="0cm" fo:line-height="100%" fo:text-align="justify" style:justify-single-word="false" fo:text-indent="1.251cm" style:auto-text-indent="false"/>
      <style:text-properties officeooo:paragraph-rsid="0018980b"/>
    </style:style>
    <style:style style:name="P46" style:family="paragraph" style:parent-style-name="Standard_20__28_user_29_">
      <style:paragraph-properties fo:margin-left="0cm" fo:margin-right="0cm" fo:line-height="100%" fo:text-align="justify" style:justify-single-word="false" fo:text-indent="1.251cm" style:auto-text-indent="false" fo:break-before="page"/>
      <style:text-properties officeooo:paragraph-rsid="0018980b"/>
    </style:style>
    <style:style style:name="P47" style:family="paragraph" style:parent-style-name="Standard_20__28_user_29_" style:master-page-name="Standard">
      <style:paragraph-properties fo:line-height="100%" fo:text-align="center" style:justify-single-word="false" style:page-number="auto"/>
      <style:text-properties officeooo:paragraph-rsid="0018980b"/>
    </style:style>
    <style:style style:name="P48" style:family="paragraph" style:parent-style-name="Preformatted_20_Text">
      <style:text-properties officeooo:rsid="0018980b" officeooo:paragraph-rsid="0018980b"/>
    </style:style>
    <style:style style:name="P49" style:family="paragraph" style:parent-style-name="Preformatted_20_Text">
      <style:text-properties officeooo:rsid="0018f1b5" officeooo:paragraph-rsid="0018f1b5"/>
    </style:style>
    <style:style style:name="P50" style:family="paragraph" style:parent-style-name="Preformatted_20_Text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officeooo:paragraph-rsid="0018980b"/>
    </style:style>
    <style:style style:name="P5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5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/>
    </style:style>
    <style:style style:name="P5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5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8000"/>
    </style:style>
    <style:style style:name="P55" style:family="paragraph">
      <loext:graphic-properties draw:fill="none" draw:fill-color="#ffffff"/>
      <style:paragraph-properties fo:text-align="center" style:writing-mode="lr-tb"/>
    </style:style>
    <style:style style:name="P56" style:family="paragraph">
      <style:paragraph-properties style:writing-mode="lr-tb"/>
    </style:style>
    <style:style style:name="P57" style:family="paragraph">
      <loext:graphic-properties draw:fill="solid" draw:fill-color="#ffffff"/>
      <style:paragraph-properties style:writing-mode="lr-tb"/>
    </style:style>
    <style:style style:name="P58" style:family="paragraph">
      <loext:graphic-properties draw:fill="none" draw:fill-color="#ffffff"/>
      <style:paragraph-properties style:writing-mode="lr-tb"/>
    </style:style>
    <style:style style:name="P59" style:family="paragraph">
      <style:paragraph-properties fo:margin-left="0cm" fo:margin-right="0cm" fo:margin-top="0.494cm" fo:margin-bottom="0.494cm" fo:text-align="start" fo:text-indent="0cm" style:line-break="strict"/>
    </style:style>
    <style:style style:name="P60" style:family="paragraph">
      <loext:graphic-properties draw:fill="none" draw:fill-color="#ffffff"/>
      <style:paragraph-properties fo:margin-left="0cm" fo:margin-right="0cm" fo:margin-top="0.494cm" fo:margin-bottom="0.494cm" fo:text-align="start" fo:text-indent="0cm" style:line-break="strict" style:writing-mode="lr-tb"/>
    </style:style>
    <style:style style:name="P61" style:family="paragraph">
      <loext:graphic-properties draw:fill="solid" draw:fill-color="#ffff99"/>
      <style:paragraph-properties fo:margin-left="0cm" fo:margin-right="0cm" fo:margin-top="0.494cm" fo:margin-bottom="0.494cm" fo:text-align="start" fo:text-indent="0cm" style:line-break="strict" style:writing-mode="lr-tb"/>
    </style:style>
    <style:style style:name="T1" style:family="text">
      <style:text-properties fo:font-variant="small-caps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2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4pt" fo:font-weight="bold" officeooo:rsid="0018980b" style:font-name-asian="Times New Roman2" style:font-size-asian="14pt" style:font-weight-asian="bold" style:font-name-complex="Times New Roman2" style:font-size-complex="14pt"/>
    </style:style>
    <style:style style:name="T4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" fo:font-size="14pt" officeooo:rsid="0048b77e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" fo:font-size="14pt" officeooo:rsid="00476093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" fo:font-size="14pt" officeooo:rsid="00476093" fo:background-color="#ffffff" loext:char-shading-value="0" style:font-name-asian="Times New Roman2" style:font-size-asian="14pt" style:font-name-complex="Times New Roman2" style:font-size-complex="14pt"/>
    </style:style>
    <style:style style:name="T8" style:family="text">
      <style:text-properties style:font-name="Times New Roman" fo:font-size="14pt" officeooo:rsid="0048b77e" fo:background-color="#ffffff" loext:char-shading-value="0" style:font-name-asian="Times New Roman2" style:font-size-asian="14pt" style:font-name-complex="Times New Roman2" style:font-size-complex="14pt"/>
    </style:style>
    <style:style style:name="T9" style:family="text">
      <style:text-properties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T10" style:family="text">
      <style:text-properties style:font-name="Times New Roman" fo:font-size="14pt" fo:font-style="italic" style:font-name-asian="Times New Roman2" style:font-size-asian="14pt" style:font-style-asian="italic" style:font-name-complex="Times New Roman2" style:font-size-complex="14pt"/>
    </style:style>
    <style:style style:name="T11" style:family="text">
      <style:text-properties style:font-name="Times New Roman" fo:font-size="14pt" fo:font-style="italic" officeooo:rsid="003ae5d8" style:font-name-asian="Times New Roman2" style:font-size-asian="14pt" style:font-style-asian="italic" style:font-name-complex="Times New Roman2" style:font-size-complex="14pt"/>
    </style:style>
    <style:style style:name="T12" style:family="text">
      <style:text-properties fo:color="#ff0000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13" style:family="text">
      <style:text-properties fo:color="#ff0000" style:font-name="Times New Roman" fo:font-size="14pt" style:font-name-asian="Times New Roman2" style:font-size-asian="14pt" style:font-name-complex="Times New Roman2" style:font-size-complex="14pt"/>
    </style:style>
    <style:style style:name="T14" style:family="text">
      <style:text-properties fo:color="#00000a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15" style:family="text">
      <style:text-properties fo:color="#00000a" style:font-name="Times New Roman" fo:font-size="14pt" fo:font-weight="bold" officeooo:rsid="0018980b" style:font-name-asian="Times New Roman2" style:font-size-asian="14pt" style:font-weight-asian="bold" style:font-name-complex="Times New Roman2" style:font-size-complex="14pt"/>
    </style:style>
    <style:style style:name="T16" style:family="text">
      <style:text-properties fo:color="#00000a" style:font-name="Times New Roman" fo:font-size="14pt" style:font-name-asian="Times New Roman2" style:font-size-asian="14pt" style:font-name-complex="Times New Roman2" style:font-size-complex="14pt"/>
    </style:style>
    <style:style style:name="T17" style:family="text">
      <style:text-properties fo:color="#00000a" fo:language="ru" fo:country="RU" fo:font-style="italic" fo:font-weight="bold" style:font-style-asian="italic" style:font-weight-asian="bold" style:font-name-complex="Times New Roman1" style:font-style-complex="italic" style:font-weight-complex="bold"/>
    </style:style>
    <style:style style:name="T18" style:family="text">
      <style:text-properties fo:color="#00000a" fo:language="ru" fo:country="RU" fo:font-style="normal" fo:font-weight="normal" style:font-style-asian="normal" style:font-weight-asian="normal" style:font-name-complex="Times New Roman1" style:font-style-complex="normal" style:font-weight-complex="normal"/>
    </style:style>
    <style:style style:name="T19" style:family="text">
      <style:text-properties fo:color="#00000a" fo:language="ru" fo:country="RU" style:font-name-complex="Times New Roman1"/>
    </style:style>
    <style:style style:name="T20" style:family="text">
      <style:text-properties fo:color="#00000a" style:font-name="Times New Roman1" fo:language="ru" fo:country="RU" style:font-name-complex="Times New Roman1"/>
    </style:style>
    <style:style style:name="T21" style:family="text">
      <style:text-properties fo:color="#808000"/>
    </style:style>
    <style:style style:name="T22" style:family="text">
      <style:text-properties fo:color="#808000" style:font-name="Times New Roman" fo:font-size="14pt" style:font-name-asian="Times New Roman2" style:font-size-asian="14pt" style:font-name-complex="Times New Roman2" style:font-size-complex="14pt"/>
    </style:style>
    <style:style style:name="T23" style:family="text">
      <style:text-properties fo:color="#c0c0c0"/>
    </style:style>
    <style:style style:name="T24" style:family="text">
      <style:text-properties fo:color="#800080"/>
    </style:style>
    <style:style style:name="T25" style:family="text">
      <style:text-properties fo:language="en" fo:country="US"/>
    </style:style>
    <style:style style:name="T26" style:family="text">
      <style:text-properties fo:color="#008000"/>
    </style:style>
    <style:style style:name="T27" style:family="text">
      <style:text-properties fo:color="#008000" style:font-name="Consolas" fo:font-size="9.5pt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28" style:family="text">
      <style:text-properties fo:color="#008000" style:font-name="Consolas" fo:font-size="9.5pt" fo:language="en" fo:country="US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29" style:family="text">
      <style:text-properties fo:color="#008000" style:font-name="MS Gothic" fo:font-size="9.5pt" style:letter-kerning="false" style:font-name-asian="MS Gothic1" style:font-size-asian="9.5pt" style:language-asian="en" style:country-asian="US" style:font-name-complex="MS Gothic1" style:font-size-complex="9.5pt" style:language-complex="ar" style:country-complex="SA"/>
    </style:style>
    <style:style style:name="T30" style:family="text">
      <style:text-properties fo:color="#808080" style:font-name="Consolas" fo:font-size="9.5pt" fo:language="en" fo:country="US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31" style:family="text">
      <style:text-properties fo:color="#808080" style:font-name="Consolas" fo:font-size="9.5pt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32" style:family="text">
      <style:text-properties style:font-name="Consolas" fo:font-size="9.5pt" fo:language="en" fo:country="US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33" style:family="text">
      <style:text-properties style:font-name="Consolas" fo:font-size="9.5pt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34" style:family="text">
      <style:text-properties fo:color="#a31515" style:font-name="Consolas" fo:font-size="9.5pt" fo:language="en" fo:country="US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35" style:family="text">
      <style:text-properties fo:color="#a31515" style:font-name="Consolas" fo:font-size="9.5pt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36" style:family="text">
      <style:text-properties fo:color="#0000ff" style:font-name="Consolas" fo:font-size="9.5pt" fo:language="en" fo:country="US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37" style:family="text">
      <style:text-properties fo:color="#0000ff" style:font-name="Consolas" fo:font-size="9.5pt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38" style:family="text">
      <style:text-properties fo:color="#2b91af" style:font-name="Consolas" fo:font-size="9.5pt" fo:language="en" fo:country="US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39" style:family="text">
      <style:text-properties fo:color="#2b91af" style:font-name="Consolas" fo:font-size="9.5pt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40" style:family="text">
      <style:text-properties fo:color="#6f008a" style:font-name="Consolas" fo:font-size="9.5pt" fo:language="en" fo:country="US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41" style:family="text">
      <style:text-properties fo:color="#008080" style:font-name="Consolas" fo:font-size="9.5pt" fo:language="en" fo:country="US" style:letter-kerning="false" style:font-name-asian="Calibri" style:font-size-asian="9.5pt" style:language-asian="en" style:country-asian="US" style:font-name-complex="Consolas1" style:font-size-complex="9.5pt" style:language-complex="ar" style:country-complex="SA"/>
    </style:style>
    <style:style style:name="T42" style:family="text">
      <style:text-properties officeooo:rsid="0018980b"/>
    </style:style>
    <style:style style:name="T43" style:family="text">
      <style:text-properties fo:language="ru" fo:country="RU"/>
    </style:style>
    <style:style style:name="T44" style:family="text">
      <style:text-properties fo:language="ru" fo:country="RU" fo:font-style="normal" fo:font-weight="normal" officeooo:rsid="003f1e48" style:font-style-asian="normal" style:font-weight-asian="normal" style:font-style-complex="normal" style:font-weight-complex="normal"/>
    </style:style>
    <style:style style:name="T45" style:family="text">
      <style:text-properties fo:language="ru" fo:country="RU" officeooo:rsid="003f1e48"/>
    </style:style>
    <style:style style:name="T46" style:family="text">
      <style:text-properties fo:language="ru" fo:country="RU" style:font-name-complex="Times New Roman1"/>
    </style:style>
    <style:style style:name="T47" style:family="text">
      <style:text-properties fo:language="ru" fo:country="RU" officeooo:rsid="004bb00d" style:font-name-complex="Times New Roman1"/>
    </style:style>
    <style:style style:name="T48" style:family="text">
      <style:text-properties fo:language="ru" fo:country="RU" officeooo:rsid="0018980b"/>
    </style:style>
    <style:style style:name="T49" style:family="text">
      <style:text-properties style:language-asian="ru" style:country-asian="RU"/>
    </style:style>
    <style:style style:name="T50" style:family="text">
      <style:text-properties fo:font-style="normal" style:language-asian="ru" style:country-asian="RU" style:font-style-asian="normal" style:font-style-complex="normal"/>
    </style:style>
    <style:style style:name="T51" style:family="text">
      <style:text-properties style:use-window-font-color="true" style:font-name="Times New Roman" fo:font-size="14pt" officeooo:rsid="0048b77e" style:font-name-asian="Times New Roman2" style:font-size-asian="14pt" style:font-name-complex="Times New Roman2" style:font-size-complex="14pt"/>
    </style:style>
    <style:style style:name="T52" style:family="text">
      <style:text-properties style:use-window-font-color="true" style:font-name="Times New Roman" fo:font-size="14pt" officeooo:rsid="0049de81" style:font-name-asian="Times New Roman2" style:font-size-asian="14pt" style:font-name-complex="Times New Roman2" style:font-size-complex="14pt"/>
    </style:style>
    <style:style style:name="T53" style:family="text">
      <style:text-properties style:use-window-font-color="true" style:font-name="Times New Roman" fo:font-size="14pt" officeooo:rsid="001b845c" style:font-name-asian="Times New Roman2" style:font-size-asian="14pt" style:font-name-complex="Times New Roman2" style:font-size-complex="14pt"/>
    </style:style>
    <style:style style:name="T54" style:family="text">
      <style:text-properties style:use-window-font-color="true" style:font-name="Times New Roman" fo:font-size="14pt" officeooo:rsid="003be93f" style:font-name-asian="Times New Roman2" style:font-size-asian="14pt" style:font-name-complex="Times New Roman2" style:font-size-complex="14pt"/>
    </style:style>
    <style:style style:name="T55" style:family="text">
      <style:text-properties style:use-window-font-color="true" fo:font-style="normal" style:language-asian="ru" style:country-asian="RU" style:font-style-asian="normal" style:font-style-complex="normal"/>
    </style:style>
    <style:style style:name="T56" style:family="text">
      <style:text-properties style:use-window-font-color="true" fo:font-style="normal" officeooo:rsid="00456bc3" style:language-asian="ru" style:country-asian="RU" style:font-style-asian="normal" style:font-style-complex="normal"/>
    </style:style>
    <style:style style:name="T57" style:family="text">
      <style:text-properties style:use-window-font-color="true" fo:font-style="normal" officeooo:rsid="0033ebd5" style:language-asian="ru" style:country-asian="RU" style:font-style-asian="normal" style:font-style-complex="normal"/>
    </style:style>
    <style:style style:name="T58" style:family="text">
      <style:text-properties style:use-window-font-color="true" style:font-name="Times New Roman1" fo:font-style="normal" officeooo:rsid="0033ebd5" style:font-name-asian="Symbol" style:language-asian="ru" style:country-asian="RU" style:font-style-asian="normal" style:font-name-complex="Times New Roman1" style:font-style-complex="normal"/>
    </style:style>
    <style:style style:name="T59" style:family="text">
      <style:text-properties fo:color="#000000" style:font-name="Times New Roman1" fo:language="ru" fo:country="RU" fo:background-color="#ffffff" loext:char-shading-value="0" style:language-asian="ru" style:country-asian="RU" style:font-name-complex="Times New Roman1"/>
    </style:style>
    <style:style style:name="T60" style:family="text">
      <style:text-properties fo:color="#000000" style:font-name="Times New Roman1" fo:language="ru" fo:country="RU" officeooo:rsid="0037c02e" fo:background-color="#ffffff" loext:char-shading-value="0" style:language-asian="ru" style:country-asian="RU" style:font-name-complex="Times New Roman1"/>
    </style:style>
    <style:style style:name="T61" style:family="text">
      <style:text-properties fo:color="#000000" style:font-name="Times New Roman1" fo:language="ru" fo:country="RU" fo:background-color="#ffffff" loext:char-shading-value="0" style:font-name-asian="Symbol" style:language-asian="ru" style:country-asian="RU" style:font-name-complex="Times New Roman1"/>
    </style:style>
    <style:style style:name="T62" style:family="text">
      <style:text-properties fo:color="#000000" style:font-name="Times New Roman1" fo:language="ru" fo:country="RU" officeooo:rsid="00456bc3" fo:background-color="#ffffff" loext:char-shading-value="0" style:font-name-asian="Symbol" style:language-asian="ru" style:country-asian="RU" style:font-name-complex="Times New Roman1"/>
    </style:style>
    <style:style style:name="T63" style:family="text">
      <style:text-properties fo:color="#000000" style:font-name="Times New Roman1" fo:font-size="14pt" fo:language="ru" fo:country="RU" fo:font-style="normal" officeooo:rsid="00289535" fo:background-color="#ffffff" loext:char-shading-value="0" style:font-name-asian="Times New Roman2" style:font-size-asian="14pt" style:language-asian="ru" style:country-asian="RU" style:font-style-asian="normal" style:font-name-complex="Times New Roman1" style:font-size-complex="14pt" style:font-style-complex="normal"/>
    </style:style>
    <style:style style:name="T64" style:family="text">
      <style:text-properties fo:color="#000000" style:font-name="Times New Roman1" fo:font-size="14pt" fo:language="ru" fo:country="RU" fo:font-style="normal" officeooo:rsid="0046a211" fo:background-color="#ffffff" loext:char-shading-value="0" style:font-name-asian="Times New Roman2" style:font-size-asian="14pt" style:language-asian="ru" style:country-asian="RU" style:font-style-asian="normal" style:font-name-complex="Times New Roman1" style:font-size-complex="14pt" style:font-style-complex="normal"/>
    </style:style>
    <style:style style:name="T65" style:family="text">
      <style:text-properties fo:color="#000000" style:font-name="Times New Roman1" fo:font-size="14pt" fo:language="ru" fo:country="RU" fo:font-style="normal" officeooo:rsid="00289535" fo:background-color="#ffffff" loext:char-shading-value="0" style:font-name-asian="Symbol" style:font-size-asian="14pt" style:language-asian="ru" style:country-asian="RU" style:font-style-asian="normal" style:font-name-complex="Times New Roman1" style:font-size-complex="14pt" style:font-style-complex="normal"/>
    </style:style>
    <style:style style:name="T66" style:family="text">
      <style:text-properties fo:color="#000000" style:font-name="Times New Roman1" fo:font-size="14pt" fo:language="ru" fo:country="RU" fo:font-style="normal" fo:font-weight="bold" officeooo:rsid="00289535" fo:background-color="#ffffff" loext:char-shading-value="0" style:font-name-asian="Symbol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67" style:family="text">
      <style:text-properties fo:color="#000000" style:font-name="Times New Roman1" fo:font-size="14pt" fo:language="en" fo:country="US" fo:font-style="normal" officeooo:rsid="00289535" fo:background-color="#ffffff" loext:char-shading-value="0" style:font-name-asian="Symbol" style:font-size-asian="14pt" style:language-asian="ru" style:country-asian="RU" style:font-style-asian="normal" style:font-name-complex="Times New Roman1" style:font-size-complex="14pt" style:font-style-complex="normal"/>
    </style:style>
    <style:style style:name="T68" style:family="text">
      <style:text-properties fo:color="#000000" style:font-name="Times New Roman1" fo:font-size="12pt" fo:language="ru" fo:country="RU" fo:font-style="normal" officeooo:rsid="00289535" fo:background-color="#ffffff" loext:char-shading-value="0" style:font-name-asian="Symbol" style:font-size-asian="12pt" style:language-asian="ru" style:country-asian="RU" style:font-style-asian="normal" style:font-name-complex="Times New Roman1" style:font-size-complex="12pt" style:font-style-complex="normal"/>
    </style:style>
    <style:style style:name="T69" style:family="text">
      <style:text-properties fo:color="#000000" style:font-name="Symbol" fo:font-size="14pt" fo:language="ru" fo:country="RU" fo:font-style="normal" officeooo:rsid="00289535" fo:background-color="#ffffff" loext:char-shading-value="0" style:font-name-asian="Symbol" style:font-size-asian="14pt" style:language-asian="ru" style:country-asian="RU" style:font-style-asian="normal" style:font-name-complex="Symbol" style:font-size-complex="14pt" style:font-style-complex="normal"/>
    </style:style>
    <style:style style:name="T70" style:family="text">
      <style:text-properties fo:color="#000000" fo:language="en" fo:country="US" style:letter-kerning="true" style:font-name-asian="Times New Roman1"/>
    </style:style>
    <style:style style:name="T71" style:family="text">
      <style:text-properties fo:color="#000000" style:font-name="Times New Roman" fo:language="ru" fo:country="RU" fo:font-style="normal" officeooo:rsid="00289535" style:font-name-asian="Times New Roman2" style:font-style-asian="normal" style:font-name-complex="Times New Roman2" style:font-style-complex="normal"/>
    </style:style>
    <style:style style:name="T72" style:family="text">
      <style:text-properties fo:color="#000000" style:font-name="Times New Roman" fo:font-size="14pt" officeooo:rsid="0048b77e" style:font-name-asian="Times New Roman2" style:font-size-asian="14pt" style:font-name-complex="Times New Roman2" style:font-size-complex="14pt"/>
    </style:style>
    <style:style style:name="T73" style:family="text">
      <style:text-properties fo:color="#000000" style:font-name="Times New Roman" fo:font-size="14pt" officeooo:rsid="0049de81" style:font-name-asian="Times New Roman2" style:font-size-asian="14pt" style:font-name-complex="Times New Roman2" style:font-size-complex="14pt"/>
    </style:style>
    <style:style style:name="T74" style:family="text">
      <style:text-properties fo:color="#000000" style:font-name="Times New Roman" fo:font-size="14pt" officeooo:rsid="0018980b" style:font-name-asian="Times New Roman2" style:font-size-asian="14pt" style:font-name-complex="Times New Roman2" style:font-size-complex="14pt"/>
    </style:style>
    <style:style style:name="T75" style:family="text">
      <style:text-properties fo:color="#000000" fo:language="ru" fo:country="RU" fo:font-style="normal" officeooo:rsid="00289535" style:font-style-asian="normal" style:font-style-complex="normal"/>
    </style:style>
    <style:style style:name="T76" style:family="text">
      <style:text-properties fo:font-size="12pt" fo:language="ru" fo:country="RU" fo:font-style="normal" style:font-name-asian="Times New Roman1" style:font-size-asian="12pt" style:font-style-asian="normal" style:font-size-complex="12pt" style:font-style-complex="italic"/>
    </style:style>
    <style:style style:name="T77" style:family="text">
      <style:text-properties fo:font-size="12pt" fo:language="ru" fo:country="RU" fo:font-style="normal" style:font-name-asian="Symbol" style:font-size-asian="12pt" style:font-style-asian="normal" style:font-size-complex="12pt" style:font-style-complex="italic"/>
    </style:style>
    <style:style style:name="T78" style:family="text">
      <style:text-properties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79" style:family="text">
      <style:text-properties officeooo:rsid="0048b77e"/>
    </style:style>
    <style:style style:name="T80" style:family="text">
      <style:text-properties style:font-name="Times New Roman1" fo:language="ru" fo:country="RU" style:font-name-complex="Times New Roman1"/>
    </style:style>
    <style:style style:name="T81" style:family="text">
      <style:text-properties fo:color="#000080"/>
    </style:style>
    <style:style style:name="T82" style:family="text">
      <style:text-properties officeooo:rsid="001a9cb3"/>
    </style:style>
    <style:style style:name="T83" style:family="text">
      <style:text-properties fo:color="#800000"/>
    </style:style>
    <style:style style:name="T84" style:family="text">
      <style:text-properties style:use-window-font-color="true" style:font-name="Times New Roman1" fo:font-size="12pt" fo:language="en" fo:country="US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T85" style:family="text">
      <style:text-properties style:use-window-font-color="true" style:font-name="Times New Roman1" fo:font-size="12pt" fo:language="ru" fo:country="RU" fo:font-style="italic" style:font-name-asian="Times New Roman1" style:font-size-asian="12pt" style:language-asian="ru" style:country-asian="RU" style:font-style-asian="italic" style:font-name-complex="Times New Roman1" style:font-size-complex="11pt" style:language-complex="ar" style:country-complex="SA"/>
    </style:style>
    <style:style style:name="T86" style:family="text">
      <style:text-properties style:use-window-font-color="true" style:font-name="Times New Roman1" fo:font-size="12pt" fo:language="ru" fo:country="RU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T87" style:family="text">
      <style:text-properties fo:color="#0000ff" style:font-name="Times New Roman1" fo:font-size="12pt" fo:language="en" fo:country="US" fo:font-style="italic" style:letter-kerning="true" style:font-name-asian="SimSun" style:font-size-asian="12pt" style:language-asian="zh" style:country-asian="CN" style:font-style-asian="italic" style:font-name-complex="Times New Roman1" style:font-size-complex="12pt" style:language-complex="ar" style:country-complex="none"/>
    </style:style>
    <style:style style:name="T88" style:family="text">
      <style:text-properties fo:color="#000000" style:font-name="Times New Roman1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ar" style:country-complex="none"/>
    </style:style>
    <style:style style:name="gr1" style:family="graphic">
      <style:graphic-properties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5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7" style:family="graphic">
      <style:graphic-properties draw:stroke="solid" svg:stroke-width="0.026cm" svg:stroke-color="#000000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8" style:family="graphic">
      <style:graphic-properties draw:stroke="solid" svg:stroke-width="0.026cm" svg:stroke-color="#000000" draw:marker-start="Arrowhead_20_1" draw:marker-start-width="0.141cm" draw:marker-start-center="true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9" style:family="graphic">
      <style:graphic-properties draw:stroke="solid" svg:stroke-width="0.026cm" svg:stroke-color="#000000" draw:marker-start="Arrowhead_20_2" draw:marker-start-width="0.141cm" draw:marker-start-center="true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0" style:family="graphic">
      <style:graphic-properties draw:stroke="solid" svg:stroke-width="0.026cm" svg:stroke-color="#000000" draw:marker-start="Arrowhead_20_3" draw:marker-start-width="0.141cm" draw:marker-start-center="true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1" style:family="graphic">
      <style:graphic-properties draw:stroke="solid" svg:stroke-width="0.026cm" svg:stroke-color="#000000" draw:marker-start="Arrowhead_20_4" draw:marker-start-width="0.141cm" draw:marker-start-center="true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2" style:family="graphic">
      <style:graphic-properties draw:stroke="solid" svg:stroke-width="0.026cm" svg:stroke-color="#000000" draw:marker-start="Arrowhead_20_5" draw:marker-start-width="0.141cm" draw:marker-start-center="true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3" style:family="graphic">
      <style:graphic-properties draw:stroke="solid" svg:stroke-width="0.026cm" svg:stroke-color="#000000" draw:marker-start="Arrowhead_20_6" draw:marker-start-width="0.141cm" draw:marker-start-center="true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4" style:family="graphic">
      <style:graphic-properties draw:stroke="solid" svg:stroke-width="0.026cm" svg:stroke-color="#000000" draw:marker-start="Arrowhead_20_7" draw:marker-start-width="0.141cm" draw:marker-start-center="true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5" style:family="graphic">
      <style:graphic-properties draw:stroke="solid" svg:stroke-width="0.026cm" svg:stroke-color="#000000" draw:marker-start="Arrowhead_20_8" draw:marker-start-width="0.141cm" draw:marker-start-center="true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6" style:family="graphic">
      <style:graphic-properties draw:stroke="solid" svg:stroke-width="0.026cm" svg:stroke-color="#000000" draw:marker-start="Arrowhead_20_9" draw:marker-start-width="0.141cm" draw:marker-start-center="true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7" style:family="graphic">
      <style:graphic-properties draw:stroke="solid" svg:stroke-width="0.026cm" svg:stroke-color="#000000" draw:marker-start="Arrowhead_20_10" draw:marker-start-width="0.141cm" draw:marker-start-center="true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8" style:family="graphic">
      <style:graphic-properties draw:stroke="solid" svg:stroke-width="0.026cm" svg:stroke-color="#000000" draw:marker-start="Arrowhead_20_11" draw:marker-start-width="0.141cm" draw:marker-start-center="tru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9" style:family="graphic">
      <style:graphic-properties draw:stroke="solid" svg:stroke-width="0.026cm" svg:stroke-color="#000000" draw:marker-start="Arrowhead_20_12" draw:marker-start-width="0.141cm" draw:marker-start-center="true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20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style:run-through="foreground"/>
    </style:style>
    <style:style style:name="gr22" style:family="graphic">
      <style:graphic-properties draw:stroke="solid" svg:stroke-width="0.026cm" svg:stroke-color="#000000" draw:marker-end="msArrowEnd_20_5" draw:marker-end-width="0.212cm" draw:marker-end-center="false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23" style:family="graphic">
      <style:graphic-properties draw:stroke="solid" svg:stroke-width="0.053cm" svg:stroke-color="#0000ff" draw:stroke-linejoin="miter" svg:stroke-linecap="square" draw:fill="solid" draw:fill-color="#ffff99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24" style:family="graphic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1">МИНОБРНАУКИ РОССИИ</text:span></text:p>
      <text:p text:style-name="P36"><text:span text:style-name="T1">САНКТ-ПЕТЕРБУРГСКИЙ ГОСУДАРСТВЕННЫЙ</text:span></text:p>
      <text:p text:style-name="P36"><text:span text:style-name="T1">ЭЛЕКТРОТЕХНИЧЕСКИЙ УНИВЕРСИТЕТ</text:span></text:p>
      <text:p text:style-name="P36"><text:span text:style-name="T1">«ЛЭТИ» ИМ. В.И. УЛЬЯНОВА (ЛЕНИНА)</text:span></text:p>
      <text:p text:style-name="P36"><text:span text:style-name="T2">Кафедра МО ЭВМ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6"><text:span text:style-name="T2">ОТЧЕТ</text:span></text:p>
      <text:p text:style-name="P36"><text:span text:style-name="T2">по лабораторной работе</text:span><text:span text:style-name="T12"> </text:span><text:span text:style-name="T14">№</text:span><text:span text:style-name="T15">3</text:span></text:p>
      <text:p text:style-name="P36"><text:span text:style-name="T2">по дисциплине «Алгоритмы и структуры данных»</text:span></text:p>
      <text:p text:style-name="P36"><text:span text:style-name="T2">Тема: <text:s/></text:span><text:span text:style-name="T3">Работа со стеком.</text:span></text:p>
      <text:p text:style-name="P40"/>
      <text:p text:style-name="P40"/>
      <text:p text:style-name="P41"/>
      <text:p text:style-name="P40"/>
      <text:p text:style-name="P4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9"><text:span text:style-name="T4">Студент гр. </text:span><text:span text:style-name="T16">6383</text:span></text:p>
          </table:table-cell>
          <table:table-cell table:style-name="Таблица1.B1" office:value-type="string">
            <text:p text:style-name="P41"/>
          </table:table-cell>
          <table:table-cell table:style-name="Таблица1.A1" office:value-type="string">
            <text:p text:style-name="P36"><text:span text:style-name="T16">Михеева Е.Е.</text:span></text:p>
          </table:table-cell>
        </table:table-row>
        <table:table-row table:style-name="Таблица1.1">
          <table:table-cell table:style-name="Таблица1.A1" office:value-type="string">
            <text:p text:style-name="P39"><text:span text:style-name="T4">Преподаватель</text:span></text:p>
          </table:table-cell>
          <table:table-cell table:style-name="Таблица1.B2" office:value-type="string">
            <text:p text:style-name="P41"/>
          </table:table-cell>
          <table:table-cell table:style-name="Таблица1.A1" office:value-type="string">
            <text:p text:style-name="P36"><text:span text:style-name="T4">Шолохова О. М.</text:span></text:p>
          </table:table-cell>
        </table:table-row>
      </table:table>
      <text:p text:style-name="P40"/>
      <text:p text:style-name="P40"/>
      <text:p text:style-name="P36"><text:span text:style-name="T4">Санкт-Петербург</text:span></text:p>
      <text:p text:style-name="P36"><text:span text:style-name="T16">2017</text:span></text:p>
      <text:p text:style-name="P44"/>
      <text:p text:style-name="P46"><text:span text:style-name="T2">Цель работы.</text:span></text:p>
      <text:p text:style-name="P10"><text:span text:style-name="T17"><text:s/></text:span><text:span text:style-name="T18">П</text:span><text:span text:style-name="T20">ознакомиться с</text:span><text:span text:style-name="T19"> часто используемыми на практике линейными структурами данных, обеспечивающими доступ к элементам последовательности только через её начало и конец, и способами реализации этих структур, освоить на практике использование стека, очереди и дека для решения задач .</text:span></text:p>
      <text:p text:style-name="P45"><text:span text:style-name="T2">Постановка задачи.</text:span></text:p>
      <text:p text:style-name="P20"><text:span text:style-name="T60">З</text:span><text:span text:style-name="T59">адание предполагает самостоятельную разработку студентом одного или нескольких модулей на языке С++, реализующих </text:span><text:span text:style-name="T61">тот или иной вариант стека, а также главной программы, непосредственно решающей поставленную задачу.</text:span><text:span text:style-name="T59"> </text:span><text:span text:style-name="T61">При этом и стек мо</text:span><text:span text:style-name="T62">же</text:span><text:span text:style-name="T61">т <text:s/>быть реализован как на базе вектора, так и в связанной памяти (ссылочная реализация).</text:span></text:p>
      <text:p text:style-name="P12"><text:span text:style-name="T49"><text:tab/>Зад</text:span><text:span text:style-name="T50">а</text:span><text:span text:style-name="T55">ние: </text:span><text:span text:style-name="T56">4</text:span><text:span text:style-name="T57">. </text:span><text:span text:style-name="T58">Содержимое заданного текстового файла F, разделенного на строки, переписать в текстовый файл G, выписывая литеры каждой строки в обратном порядке.</text:span></text:p>
      <text:p text:style-name="P45"><text:span text:style-name="T2">Основные теоретические положения.</text:span></text:p>
      <text:p text:style-name="P37"><text:span text:style-name="T4"><text:tab/></text:span><text:span text:style-name="T63">Стек, очередь <text:s/>и дек представляют собой разновидности линейного списка. При задании спецификации линейных списков использ</text:span><text:span text:style-name="T64">уется</text:span><text:span text:style-name="T63"> модель последовательности. Доступ к элементам последовательности (чтение <text:s/>и запись) , осуществляется только через ее начало и конец. Функции First, Rest, Last, Lead </text:span><text:span text:style-name="T69">-</text:span><text:span text:style-name="T65"> селекторы, а функции Prefix и Postfix </text:span><text:span text:style-name="T69">-</text:span><text:span text:style-name="T65"> конструкторы. </text:span></text:p>
      <text:p text:style-name="P13"><text:tab/>Если ограничиться только функциями First, Rest, Prefix (или только функциями Last, Lead, Postfix), то получается структура данных, известная как стек (или магазин).</text:p>
      <text:p text:style-name="P16"><text:span text:style-name="T68"><text:tab/></text:span><text:span text:style-name="T65">Исторически сложилось, что при работе со стеком для обозначения функций </text:span><text:span text:style-name="T66">First, Rest, Prefix</text:span><text:span text:style-name="T65"> используют их синонимы </text:span><text:span text:style-name="T66">Top, Pop</text:span><text:span text:style-name="T65"> и </text:span><text:span text:style-name="T66">Push </text:span><text:span text:style-name="T65">соответственно (Top </text:span><text:span text:style-name="T69">-</text:span><text:span text:style-name="T65"> верхушка стека, Pop {up} </text:span><text:span text:style-name="T69">-</text:span><text:span text:style-name="T65"> вытолкнуть (вверх), Push</text:span><text:span text:style-name="T67"> </text:span><text:span text:style-name="T65">{down}</text:span><text:span text:style-name="T67"> </text:span><text:span text:style-name="T65">–</text:span><text:span text:style-name="T67"> </text:span><text:span text:style-name="T65">втолкнуть, вжать). Полезно определить процедуру </text:span><text:span text:style-name="T66">Рор2</text:span><text:span text:style-name="T65">, совмещающую результат действия функций Top и Pop.</text:span></text:p>
      <text:p text:style-name="P16"><text:span text:style-name="T65"><text:tab/></text:span><text:span text:style-name="T66">Ссылочная реализация</text:span><text:span text:style-name="T65"> стека и очереди в динамической памяти в основном аналогична ссылочной реализации линейных списков. Упрощение связано с отсутствием необходимости работать с текущим элементом списка. Идеи такой реализации ясны из рисунка 3.3.</text:span></text:p>
      <text:p text:style-name="P19"/>
      <text:p text:style-name="P11"><draw:g text:anchor-type="paragraph" draw:z-index="0" draw:name="Группа 64" draw:style-name="gr1"><draw:rect draw:style-name="gr2" draw:text-style-name="P55" svg:width="16.297cm" svg:height="4.656cm" svg:x="0.199cm" svg:y="0.073cm"><text:p/></draw:rect><draw:g draw:name="Группа 66" draw:style-name="gr3"><draw:g draw:name="Группа 67" draw:style-name="gr3"><draw:frame draw:style-name="gr4" draw:text-style-name="P57" svg:width="1.691cm" svg:height="0.846cm" svg:x="7.387cm" svg:y="0.071cm"><draw:text-box><text:p text:style-name="P56"><text:span text:style-name="T84"><text:s/></text:span></text:p><text:p text:style-name="P56"><text:span text:style-name="T84"/></text:p></draw:text-box></draw:frame><draw:line draw:name="Линия 69" draw:style-name="gr5" draw:text-style-name="P55" svg:x1="8.232cm" svg:y1="0.075cm" svg:x2="8.236cm" svg:y2="0.92cm"><text:p/></draw:line></draw:g><draw:g draw:name="Группа 70" draw:style-name="gr3"><draw:frame draw:style-name="gr4" draw:text-style-name="P57" svg:width="1.691cm" svg:height="0.846cm" svg:x="12.467cm" svg:y="0.071cm"><draw:text-box><text:p text:style-name="P56"><text:span text:style-name="T84"><text:s/></text:span></text:p><text:p text:style-name="P56"><text:span text:style-name="T84"/></text:p></draw:text-box></draw:frame><draw:line draw:name="Линия 72" draw:style-name="gr5" draw:text-style-name="P55" svg:x1="13.312cm" svg:y1="0.075cm" svg:x2="13.316cm" svg:y2="0.92cm"><text:p/></draw:line></draw:g><draw:g draw:name="Группа 73" draw:style-name="gr3"><draw:frame draw:style-name="gr4" draw:text-style-name="P57" svg:width="1.691cm" svg:height="0.847cm" svg:x="9.927cm" svg:y="0.073cm"><draw:text-box><text:p text:style-name="P56"><text:span text:style-name="T84"><text:s/></text:span></text:p><text:p text:style-name="P56"><text:span text:style-name="T84"/></text:p></draw:text-box></draw:frame><draw:line draw:name="Линия 75" draw:style-name="gr5" draw:text-style-name="P55" svg:x1="10.772cm" svg:y1="0.075cm" svg:x2="10.776cm" svg:y2="0.922cm"><text:p/></draw:line></draw:g><draw:g draw:name="Группа 76" draw:style-name="gr3"><draw:frame draw:style-name="gr4" draw:text-style-name="P57" svg:width="1.691cm" svg:height="0.842cm" svg:x="4.85cm" svg:y="0.071cm"><draw:text-box><text:p text:style-name="P56"><text:span text:style-name="T84"><text:s/></text:span></text:p><text:p text:style-name="P56"><text:span text:style-name="T84"/></text:p></draw:text-box></draw:frame><draw:line draw:name="Линия 78" draw:style-name="gr5" draw:text-style-name="P55" svg:x1="5.694cm" svg:y1="0.075cm" svg:x2="5.698cm" svg:y2="0.916cm"><text:p/></draw:line></draw:g><draw:frame draw:style-name="gr6" draw:text-style-name="P58" svg:width="1.685cm" svg:height="0.844cm" svg:x="0.409cm" svg:y="0.073cm"><draw:text-box><text:p text:style-name="P56"><text:span text:style-name="T85">Стек</text:span><text:span text:style-name="T86">:</text:span></text:p></draw:text-box></draw:frame><draw:g draw:name="Группа 80" draw:style-name="gr3"><draw:line draw:name="Линия 81" draw:style-name="gr5" draw:text-style-name="P55" svg:x1="15.002cm" svg:y1="0.496cm" svg:x2="15.002cm" svg:y2="0.912cm"><text:p/></draw:line><draw:line draw:name="Линия 82" draw:style-name="gr5" draw:text-style-name="P55" svg:x1="14.793cm" svg:y1="0.912cm" svg:x2="15.213cm" svg:y2="0.912cm"><text:p/></draw:line></draw:g><draw:g draw:name="Группа 83" draw:style-name="gr3"><draw:line draw:name="Линия 84" draw:style-name="gr7" draw:text-style-name="P55" svg:x1="5.274cm" svg:y1="1.967cm" svg:x2="5.274cm" svg:y2="1.129cm"><text:p/></draw:line><draw:line draw:name="Линия 85" draw:style-name="gr5" draw:text-style-name="P55" svg:x1="6.54cm" svg:y1="1.972cm" svg:x2="5.274cm" svg:y2="1.972cm"><text:p/></draw:line></draw:g><draw:frame draw:style-name="gr6" draw:text-style-name="P58" svg:width="3.596cm" svg:height="0.849cm" svg:x="6.754cm" svg:y="1.551cm"><draw:text-box><text:p text:style-name="P56"><text:span text:style-name="T85">Верхушка стека</text:span></text:p></draw:text-box></draw:frame><draw:frame draw:style-name="gr4" draw:text-style-name="P57" svg:width="0.632cm" svg:height="0.844cm" svg:x="2.737cm" svg:y="0.073cm"><draw:text-box><text:p text:style-name="P56"><text:span text:style-name="T84"><text:s/></text:span></text:p><text:p text:style-name="P56"><text:span text:style-name="T84"/></text:p></draw:text-box></draw:frame><draw:line draw:name="Линия 88" draw:style-name="gr8" draw:text-style-name="P55" svg:x1="8.657cm" svg:y1="0.496cm" svg:x2="9.925cm" svg:y2="0.498cm"><text:p/></draw:line><draw:line draw:name="Линия 89" draw:style-name="gr9" draw:text-style-name="P55" svg:x1="6.119cm" svg:y1="0.496cm" svg:x2="7.385cm" svg:y2="0.498cm"><text:p/></draw:line><draw:line draw:name="Линия 90" draw:style-name="gr10" draw:text-style-name="P55" svg:x1="11.197cm" svg:y1="0.496cm" svg:x2="12.465cm" svg:y2="0.498cm"><text:p/></draw:line><draw:line draw:name="Линия 91" draw:style-name="gr11" draw:text-style-name="P55" svg:x1="3.161cm" svg:y1="0.496cm" svg:x2="4.851cm" svg:y2="0.498cm"><text:p/></draw:line><draw:line draw:name="Линия 92" draw:style-name="gr12" draw:text-style-name="P55" svg:x1="13.737cm" svg:y1="0.496cm" svg:x2="14.797cm" svg:y2="0.498cm"><text:p/></draw:line><draw:line draw:name="Линия 93" draw:style-name="gr5" draw:text-style-name="P55" svg:x1="14.793cm" svg:y1="0.496cm" svg:x2="15.003cm" svg:y2="0.498cm"><text:p/></draw:line></draw:g><draw:g draw:name="Группа 94" draw:style-name="gr3"><draw:g draw:name="Группа 95" draw:style-name="gr3"><draw:frame draw:style-name="gr4" draw:text-style-name="P57" svg:width="1.691cm" svg:height="0.846cm" svg:x="10.992cm" svg:y="3.033cm"><draw:text-box><text:p text:style-name="P56"><text:span text:style-name="T84"><text:s/></text:span></text:p><text:p text:style-name="P56"><text:span text:style-name="T84"/></text:p></draw:text-box></draw:frame><draw:line draw:name="Линия 97" draw:style-name="gr5" draw:text-style-name="P55" svg:x1="11.837cm" svg:y1="3.034cm" svg:x2="11.841cm" svg:y2="3.879cm"><text:p/></draw:line></draw:g><draw:g draw:name="Группа 98" draw:style-name="gr3"><draw:frame draw:style-name="gr4" draw:text-style-name="P57" svg:width="1.691cm" svg:height="0.846cm" svg:x="8.452cm" svg:y="3.033cm"><draw:text-box><text:p text:style-name="P56"><text:span text:style-name="T84"><text:s/></text:span></text:p><text:p text:style-name="P56"><text:span text:style-name="T84"/></text:p></draw:text-box></draw:frame><draw:line draw:name="Линия 100" draw:style-name="gr5" draw:text-style-name="P55" svg:x1="9.297cm" svg:y1="3.034cm" svg:x2="9.301cm" svg:y2="3.879cm"><text:p/></draw:line></draw:g><draw:g draw:name="Группа 101" draw:style-name="gr3"><draw:frame draw:style-name="gr4" draw:text-style-name="P57" svg:width="1.691cm" svg:height="0.842cm" svg:x="5.912cm" svg:y="3.033cm"><draw:text-box><text:p text:style-name="P56"><text:span text:style-name="T84"><text:s/></text:span></text:p><text:p text:style-name="P56"><text:span text:style-name="T84"/></text:p></draw:text-box></draw:frame><draw:line draw:name="Линия 103" draw:style-name="gr5" draw:text-style-name="P55" svg:x1="6.757cm" svg:y1="3.034cm" svg:x2="6.761cm" svg:y2="3.875cm"><text:p/></draw:line></draw:g><draw:g draw:name="Группа 104" draw:style-name="gr3"><draw:frame draw:style-name="gr4" draw:text-style-name="P57" svg:width="1.691cm" svg:height="0.842cm" svg:x="13.53cm" svg:y="3.033cm"><draw:text-box><text:p text:style-name="P56"><text:span text:style-name="T84"><text:s/></text:span></text:p><text:p text:style-name="P56"><text:span text:style-name="T84"/></text:p></draw:text-box></draw:frame><draw:line draw:name="Линия 106" draw:style-name="gr5" draw:text-style-name="P55" svg:x1="14.374cm" svg:y1="3.034cm" svg:x2="14.378cm" svg:y2="3.875cm"><text:p/></draw:line></draw:g><draw:g draw:name="Группа 107" draw:style-name="gr3"><draw:line draw:name="Линия 108" draw:style-name="gr5" draw:text-style-name="P55" svg:x1="16.279cm" svg:y1="3.459cm" svg:x2="16.279cm" svg:y2="3.877cm"><text:p/></draw:line><draw:line draw:name="Линия 109" draw:style-name="gr5" draw:text-style-name="P55" svg:x1="16.069cm" svg:y1="3.877cm" svg:x2="16.489cm" svg:y2="3.877cm"><text:p/></draw:line></draw:g><draw:line draw:name="Линия 110" draw:style-name="gr13" draw:text-style-name="P55" svg:x1="9.72cm" svg:y1="3.459cm" svg:x2="10.988cm" svg:y2="3.461cm"><text:p/></draw:line><draw:line draw:name="Линия 111" draw:style-name="gr14" draw:text-style-name="P55" svg:x1="12.26cm" svg:y1="3.459cm" svg:x2="13.526cm" svg:y2="3.461cm"><text:p/></draw:line><draw:line draw:name="Линия 112" draw:style-name="gr15" draw:text-style-name="P55" svg:x1="7.18cm" svg:y1="3.459cm" svg:x2="8.448cm" svg:y2="3.461cm"><text:p/></draw:line><draw:line draw:name="Линия 113" draw:style-name="gr16" draw:text-style-name="P55" svg:x1="14.799cm" svg:y1="3.459cm" svg:x2="16.067cm" svg:y2="3.461cm"><text:p/></draw:line><draw:frame draw:style-name="gr4" draw:text-style-name="P57" svg:width="0.632cm" svg:height="0.847cm" svg:x="1.679cm" svg:y="3.034cm"><draw:text-box><text:p text:style-name="P56"><text:span text:style-name="T84"><text:s/></text:span></text:p><text:p text:style-name="P56"><text:span text:style-name="T84"/></text:p></draw:text-box></draw:frame><draw:g draw:name="Группа 115" draw:style-name="gr3"><draw:frame draw:style-name="gr4" draw:text-style-name="P57" svg:width="0.842cm" svg:height="0.846cm" svg:x="4.217cm" svg:y="3.033cm"><draw:text-box><text:p text:style-name="P56"><text:span text:style-name="T84"><text:s/></text:span></text:p><text:p text:style-name="P56"><text:span text:style-name="T84"/></text:p></draw:text-box></draw:frame><draw:frame draw:style-name="gr4" draw:text-style-name="P57" svg:width="0.842cm" svg:height="0.844cm" svg:x="4.217cm" svg:y="3.879cm"><draw:text-box><text:p text:style-name="P56"><text:span text:style-name="T84"><text:s/></text:span></text:p><text:p text:style-name="P56"><text:span text:style-name="T84"/></text:p></draw:text-box></draw:frame></draw:g><draw:line draw:name="Линия 118" draw:style-name="gr5" draw:text-style-name="P55" svg:x1="16.069cm" svg:y1="3.459cm" svg:x2="16.279cm" svg:y2="3.461cm"><text:p/></draw:line><draw:line draw:name="Линия 119" draw:style-name="gr17" draw:text-style-name="P55" svg:x1="4.64cm" svg:y1="3.459cm" svg:x2="5.908cm" svg:y2="3.461cm"><text:p/></draw:line><draw:line draw:name="Линия 120" draw:style-name="gr18" draw:text-style-name="P55" svg:x1="4.64cm" svg:y1="4.303cm" svg:x2="13.952cm" svg:y2="4.305cm"><text:p/></draw:line><draw:line draw:name="Линия 121" draw:style-name="gr7" draw:text-style-name="P55" svg:x1="13.954cm" svg:y1="4.297cm" svg:x2="13.956cm" svg:y2="3.881cm"><text:p/></draw:line><draw:line draw:name="Линия 122" draw:style-name="gr19" draw:text-style-name="P55" svg:x1="2.1cm" svg:y1="3.459cm" svg:x2="4.213cm" svg:y2="3.461cm"><text:p/></draw:line><draw:frame draw:style-name="gr6" draw:text-style-name="P58" svg:width="2.112cm" svg:height="0.847cm" svg:x="2.312cm" svg:y="2.823cm"><draw:text-box><text:p text:style-name="P56"><text:span text:style-name="T85">Начало</text:span><text:span text:style-name="T86">:</text:span></text:p></draw:text-box></draw:frame><draw:frame draw:style-name="gr6" draw:text-style-name="P58" svg:width="2.116cm" svg:height="0.842cm" svg:x="2.524cm" svg:y="3.879cm"><draw:text-box><text:p text:style-name="P56"><text:span text:style-name="T85">Конец</text:span><text:span text:style-name="T86">:</text:span></text:p></draw:text-box></draw:frame><draw:frame draw:style-name="gr6" draw:text-style-name="P58" svg:width="2.324cm" svg:height="0.849cm" svg:x="0.409cm" svg:y="2.398cm"><draw:text-box><text:p text:style-name="P56"><text:span text:style-name="T85">Очередь</text:span><text:span text:style-name="T86">:</text:span></text:p></draw:text-box></draw:frame></draw:g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Рис. 3.3. Ссылочное представление стека и очереди</text:p>
      <text:p text:style-name="P14"/>
      <text:p text:style-name="P16"><text:span text:style-name="T65"><text:tab/>Поскольку для стека, очереди и дека доступ к элементам осуществляется только через начало и конец последовательности, то эти структуры данных допускают и эффективную </text:span><text:span text:style-name="T66">непрерывную реализацию</text:span><text:span text:style-name="T65"> на базе вектора. При этом используется одномерный массив Mem: array [0..n] of α и переменная <text:line-break/>Верх :  -1..n.</text:span></text:p>
      <text:p text:style-name="P27"><draw:g text:anchor-type="char" draw:z-index="1" draw:name="Group 4" draw:style-name="gr20"><draw:frame draw:style-name="gr21" draw:text-style-name="P60" svg:width="1.772cm" svg:height="0.712cm" svg:x="-0.344cm" svg:y="1.376cm"><draw:text-box><text:p text:style-name="P59"><text:span text:style-name="T87">Mem:</text:span></text:p></draw:text-box></draw:frame><draw:frame draw:style-name="gr6" draw:text-style-name="P60" svg:width="0.886cm" svg:height="0.939cm" svg:x="14.273cm" svg:y="0.189cm"><draw:text-box><text:p text:style-name="P59"><text:span text:style-name="T87">n</text:span></text:p></draw:text-box></draw:frame><draw:frame draw:style-name="gr6" draw:text-style-name="P60" svg:width="0.883cm" svg:height="0.946cm" svg:x="2.533cm" svg:y="0.189cm"><draw:text-box><text:p text:style-name="P59"><text:span text:style-name="T87">2</text:span></text:p></draw:text-box></draw:frame><draw:frame draw:style-name="gr6" draw:text-style-name="P60" svg:width="0.883cm" svg:height="0.946cm" svg:x="1.87cm" svg:y="0.189cm"><draw:text-box><text:p text:style-name="P59"><text:span text:style-name="T87">1</text:span></text:p></draw:text-box></draw:frame><draw:frame draw:style-name="gr6" draw:text-style-name="P60" svg:width="0.886cm" svg:height="0.948cm" svg:x="1.205cm" svg:y="0.187cm"><draw:text-box><text:p text:style-name="P59"><text:span text:style-name="T87">0</text:span></text:p></draw:text-box></draw:frame><draw:line draw:name="Line 10" draw:style-name="gr22" draw:text-style-name="P55" svg:x1="4.748cm" svg:y1="2.801cm" svg:x2="4.75cm" svg:y2="2.327cm"><text:p/></draw:line><draw:frame draw:style-name="gr6" draw:text-style-name="P60" svg:width="1.553cm" svg:height="1.428cm" svg:x="4.085cm" svg:y="2.803cm"><draw:text-box><text:p text:style-name="P59"><text:span text:style-name="T87">Верх</text:span></text:p></draw:text-box></draw:frame><draw:g draw:name="Group 12" draw:style-name="gr3"><draw:frame draw:style-name="gr23" draw:text-style-name="P61" svg:width="13.731cm" svg:height="0.95cm" svg:x="1.205cm" svg:y="1.14cm"><draw:text-box><text:p text:style-name="P59"><text:span text:style-name="T88">X <text:s/>X <text:s/>X <text:s/>X <text:s/>X <text:s/>X <text:s text:c="11"/>. . .</text:span></text:p></draw:text-box></draw:frame><draw:line draw:name="Line 14" draw:style-name="gr24" draw:text-style-name="P55" svg:x1="1.87cm" svg:y1="1.141cm" svg:x2="1.872cm" svg:y2="2.09cm"><text:p/></draw:line><draw:line draw:name="Line 15" draw:style-name="gr24" draw:text-style-name="P55" svg:x1="2.533cm" svg:y1="1.141cm" svg:x2="2.535cm" svg:y2="2.092cm"><text:p/></draw:line><draw:line draw:name="Line 16" draw:style-name="gr24" draw:text-style-name="P55" svg:x1="3.198cm" svg:y1="1.141cm" svg:x2="3.2cm" svg:y2="2.092cm"><text:p/></draw:line><draw:line draw:name="Line 17" draw:style-name="gr24" draw:text-style-name="P55" svg:x1="3.861cm" svg:y1="1.141cm" svg:x2="3.863cm" svg:y2="2.092cm"><text:p/></draw:line><draw:line draw:name="Line 18" draw:style-name="gr24" draw:text-style-name="P55" svg:x1="4.528cm" svg:y1="1.141cm" svg:x2="4.53cm" svg:y2="2.092cm"><text:p/></draw:line><draw:line draw:name="Line 19" draw:style-name="gr24" draw:text-style-name="P55" svg:x1="5.191cm" svg:y1="1.141cm" svg:x2="5.195cm" svg:y2="2.086cm"><text:p/></draw:line><draw:line draw:name="Line 20" draw:style-name="gr24" draw:text-style-name="P55" svg:x1="5.856cm" svg:y1="1.141cm" svg:x2="5.858cm" svg:y2="2.086cm"><text:p/></draw:line><draw:line draw:name="Line 21" draw:style-name="gr24" draw:text-style-name="P55" svg:x1="14.272cm" svg:y1="1.141cm" svg:x2="14.274cm" svg:y2="2.086cm"><text:p/></draw:line><draw:line draw:name="Line 22" draw:style-name="gr24" draw:text-style-name="P55" svg:x1="13.607cm" svg:y1="1.141cm" svg:x2="13.609cm" svg:y2="2.086cm"><text:p/></draw:line><draw:line draw:name="Line 23" draw:style-name="gr24" draw:text-style-name="P55" svg:x1="12.943cm" svg:y1="1.141cm" svg:x2="12.945cm" svg:y2="2.086cm"><text:p/></draw:line><draw:line draw:name="Line 24" draw:style-name="gr24" draw:text-style-name="P55" svg:x1="12.277cm" svg:y1="1.141cm" svg:x2="12.279cm" svg:y2="2.086cm"><text:p/></draw:line><draw:line draw:name="Line 25" draw:style-name="gr24" draw:text-style-name="P55" svg:x1="11.613cm" svg:y1="1.141cm" svg:x2="11.615cm" svg:y2="2.086cm"><text:p/></draw:line><draw:line draw:name="Line 26" draw:style-name="gr24" draw:text-style-name="P55" svg:x1="10.948cm" svg:y1="1.141cm" svg:x2="10.95cm" svg:y2="2.086cm"><text:p/></draw:line><draw:line draw:name="Line 27" draw:style-name="gr24" draw:text-style-name="P55" svg:x1="6.519cm" svg:y1="1.141cm" svg:x2="6.521cm" svg:y2="2.086cm"><text:p/></draw:line><draw:line draw:name="Line 28" draw:style-name="gr24" draw:text-style-name="P55" svg:x1="7.184cm" svg:y1="1.141cm" svg:x2="7.186cm" svg:y2="2.086cm"><text:p/></draw:line></draw:g></draw:g><text:span text:style-name="T76"> <text:s text:c="5"/></text:span><text:span text:style-name="T77"><text:tab/><text:tab/></text:span></text:p>
      <text:p text:style-name="P28"/>
      <text:p text:style-name="P29"/>
      <text:p text:style-name="P29"/>
      <text:p text:style-name="P31"><text:span text:style-name="T78"><text:s text:c="2"/></text:span><text:span text:style-name="T70"><text:s text:c="2"/></text:span></text:p>
      <text:p text:style-name="P30"/>
      <text:p text:style-name="P42"><text:span text:style-name="T71">Рис. 3.4. Непрерывная реализация огранич</text:span><text:span text:style-name="T75">енного стека на базе вектора</text:span></text:p>
      <text:p text:style-name="P42"><text:span text:style-name="T75"/></text:p>
      <text:p text:style-name="P45"><text:span text:style-name="T2">Спецификация программы.</text:span></text:p>
      <text:p text:style-name="P24"><text:span text:style-name="T10">Назначение программы</text:span><text:span text:style-name="T4">.</text:span><text:span text:style-name="T13"> </text:span></text:p>
      <text:p text:style-name="P25"><text:span text:style-name="T4">Программа предназначается для </text:span><text:span text:style-name="T5">инверсирования символов в строках</text:span><text:span text:style-name="T6"> </text:span><text:span text:style-name="T7">входного файла, </text:span><text:span text:style-name="T8">с последующим сохранением результата в выходной файл. Предполагается, что кодировки входного и выходного файла совпадают и являются <text:s/>однобайтовыми.</text:span><text:span text:style-name="T7"> </text:span><text:span text:style-name="T8">Концом строки считаются символы EOF и \n.</text:span></text:p>
      <text:p text:style-name="P24"><text:span text:style-name="T10">Описание программы</text:span><text:span text:style-name="T4">.</text:span><text:span text:style-name="T13"> </text:span></text:p>
      <text:p text:style-name="P26"><text:span text:style-name="T4">Программа написана на языке C++ с использованием компилятора gcc. <text:tab/>Входными данными для программы является: </text:span><text:span text:style-name="T5">содержимое</text:span><text:span text:style-name="T4"> </text:span><text:span text:style-name="T5">текстового файла input.txt, в каталоге с программой.</text:span></text:p>
      <text:p text:style-name="P21">Выходными данными явля<text:span text:style-name="T79">ется текстовый файл output.txt, в каталоге с программой, содержащий результат обработки.</text:span></text:p>
      <text:p text:style-name="P24"><text:span text:style-name="T10">Пример </text:span><text:span text:style-name="T11">исходного файла </text:span><text:span text:style-name="T10"><text:s/></text:span><text:span text:style-name="T11">input.txt</text:span><text:span text:style-name="T4">. </text:span></text:p>
      <text:p text:style-name="P23">abc</text:p>
      <text:p text:style-name="P23">wer</text:p>
      <text:p text:style-name="P22"/>
      <text:p text:style-name="P24"><text:span text:style-name="T10">Пример </text:span><text:span text:style-name="T11">выходного файла </text:span><text:span text:style-name="T10"><text:s/></text:span><text:span text:style-name="T11">output.txt</text:span><text:span text:style-name="T4">. </text:span></text:p>
      <text:p text:style-name="P23">cba</text:p>
      <text:p text:style-name="P23"><text:span text:style-name="T16">rew</text:span></text:p>
      <text:p text:style-name="P23"><text:span text:style-name="T16"/></text:p>
      <text:p text:style-name="P16"><text:soft-page-break/><text:span text:style-name="T10">Реализация</text:span><text:span text:style-name="T4">.</text:span></text:p>
      <text:list xml:id="list1633920081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0"><text:span text:style-name="T22"><text:tab/></text:span><text:span text:style-name="T72">void proc(std::istream &amp;in,std::ostream &amp;out)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><text:tab/><text:span text:style-name="T51">Функция для инверсирования </text:span><text:span text:style-name="T52">строк из входного потока, с записью результата в выходной поток, до тех пор, пока не встретится символ EOF. </text:span></text:p>
      <text:p text:style-name="P33"><text:tab/>in — входной поток</text:p>
      <text:p text:style-name="P32"><text:span text:style-name="T53"><text:tab/></text:span><text:span text:style-name="T52">out — выходной поток</text:span><text:span text:style-name="T54">.</text:span></text:p>
      <text:p text:style-name="P34"><text:tab/></text:p>
      <text:p text:style-name="P32"><text:span text:style-name="T53"><text:tab/></text:span><text:span text:style-name="T73">void write(</text:span><text:span text:style-name="T74">S</text:span><text:span text:style-name="T73">tack s, std::ostream &amp;out);</text:span></text:p>
      <text:p text:style-name="P35"><text:s text:c="4"/><text:tab/>Записывает все символы, находящиеся в стеке в порядке извлечения в выходной поток.</text:p>
      <text:p text:style-name="P35"><text:tab/><text:span text:style-name="T42">S</text:span>tack — стек.</text:p>
      <text:p text:style-name="P35"><text:tab/>out — выходной поток.</text:p>
      <text:p text:style-name="P35"><text:tab/>Постусловие: после выполнения stack.isNull() = true</text:p>
      <text:p text:style-name="P35"/>
      <text:p text:style-name="P35"><text:tab/>char read(<text:span text:style-name="T42">S</text:span>tack s, std::istream &amp;in);</text:p>
      <text:p text:style-name="P35"><text:tab/>Считывает <text:s/>строку, оканчивающуюся символами EOF или \n, помещая символы в стек в порядке считывания.</text:p>
      <text:p text:style-name="P35"><text:tab/>s — стек.</text:p>
      <text:p text:style-name="P35"><text:tab/>in — выходной поток.</text:p>
      <text:p text:style-name="P35"><text:tab/>Постусловие: символ окончания строки, извлекается из потока in. <text:s/></text:p>
      <text:p text:style-name="P17"><text:span text:style-name="T16"><text:tab/></text:span></text:p>
      <text:p text:style-name="P45"><text:span text:style-name="T16"/></text:p>
      <text:p text:style-name="P37"><text:span text:style-name="T2"><text:tab/></text:span></text:p>
      <text:p text:style-name="P45"><text:span text:style-name="T2">Тестирование.</text:span></text:p>
      <text:p text:style-name="P45"><text:span text:style-name="T4"/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8"><text:span text:style-name="T4">Входная строка</text:span></text:p>
          </table:table-cell>
          <table:table-cell table:style-name="Таблица2.A1" office:value-type="string">
            <text:p text:style-name="P38"><text:span text:style-name="T4">Ожидаемый результат</text:span></text:p>
          </table:table-cell>
        </table:table-row>
        <table:table-row table:style-name="Таблица2.2">
          <table:table-cell table:style-name="Таблица2.A1" office:value-type="string">
            <text:p text:style-name="P43"><text:span text:style-name="T9">abc</text:span></text:p>
            <text:p text:style-name="P43"><text:span text:style-name="T9">wer</text:span></text:p>
            <text:p text:style-name="P43"><text:span text:style-name="T9">bng</text:span></text:p>
          </table:table-cell>
          <table:table-cell table:style-name="Таблица2.A1" office:value-type="string">
            <text:p text:style-name="P43"><text:span text:style-name="T9">cba</text:span></text:p>
            <text:p text:style-name="P43"><text:span text:style-name="T9">rew</text:span></text:p>
            <text:p text:style-name="P43"><text:span text:style-name="T9">gnb</text:span></text:p>
          </table:table-cell>
        </table:table-row>
        <table:table-row table:style-name="Таблица2.3">
          <table:table-cell table:style-name="Таблица2.A1" office:value-type="string">
            <text:p text:style-name="P43"><text:span text:style-name="T9">wq</text:span></text:p>
          </table:table-cell>
          <table:table-cell table:style-name="Таблица2.A1" office:value-type="string">
            <text:p text:style-name="P43"><text:span text:style-name="T9">qw</text:span></text:p>
          </table:table-cell>
        </table:table-row>
        <table:table-row table:style-name="Таблица2.4">
          <table:table-cell table:style-name="Таблица2.A4" office:value-type="string">
            <text:p text:style-name="P43"><text:span text:style-name="T4">df rt <text:s/></text:span></text:p>
          </table:table-cell>
          <table:table-cell table:style-name="Таблица2.A4" office:value-type="string">
            <text:p text:style-name="P43"><text:span text:style-name="T9">tr fd</text:span></text:p>
          </table:table-cell>
        </table:table-row>
      </table:table>
      <text:p text:style-name="P45"><text:span text:style-name="T2">Выво</text:span><text:bookmark text:name="_GoBack"/><text:span text:style-name="T2">д</text:span><text:span text:style-name="T3">ы</text:span></text:p>
      <text:p text:style-name="P9"><text:span text:style-name="T44">В ходе работы я п</text:span><text:span text:style-name="T43">ознакоми</text:span><text:span text:style-name="T45">л</text:span><text:span text:style-name="T48">а</text:span><text:span text:style-name="T43">с</text:span><text:span text:style-name="T48">ь</text:span><text:span text:style-name="T43"> </text:span><text:span text:style-name="T80">с</text:span><text:span text:style-name="T46"> часто используемыми на практике линейными структурами данных, обеспечивающими доступ к элементам последовательности только через её начало и конец, и способами реализации этих структур, освои</text:span><text:span text:style-name="T47">л</text:span><text:span text:style-name="T46"> на практике использование стека</text:span><text:span text:style-name="T47"> для ре</text:span><text:span text:style-name="T46">шения задач . </text:span></text:p>
      <text:p text:style-name="P18"/>
      <text:p text:style-name="P6"/>
      <text:p text:style-name="P6"/>
      <text:p text:style-name="P6"/>
      <text:p text:style-name="P6"/>
      <text:p text:style-name="P6"/>
      <text:p text:style-name="P7"><text:soft-page-break/>Приложение A. Код программы</text:p>
      <text:p text:style-name="P7"/>
      <text:p text:style-name="P7">файл main.cpp</text:p>
      <text:p text:style-name="P7"/>
      <text:p text:style-name="P48"><text:span text:style-name="T81">#include</text:span><text:span text:style-name="T23"> </text:span><text:span text:style-name="T26">"stdio.h"</text:span></text:p>
      <text:p text:style-name="P51"><text:span text:style-name="T81">#include</text:span><text:span text:style-name="T23"> </text:span><text:span text:style-name="T26">&lt;iostream&gt;</text:span></text:p>
      <text:p text:style-name="P51"><text:span text:style-name="T81">#include</text:span><text:span text:style-name="T23"> </text:span><text:span text:style-name="T26">&lt;fstream&gt;</text:span></text:p>
      <text:p text:style-name="P53"><text:span text:style-name="T81">#include</text:span><text:span text:style-name="T23"> </text:span><text:span text:style-name="T26">"fun.h"</text:span></text:p>
      <text:p text:style-name="P52">//</text:p>
      <text:p text:style-name="P51"><text:span text:style-name="T26">//</text:span><text:span text:style-name="T23"> </text:span><text:span text:style-name="T26">Михеева</text:span><text:span text:style-name="T23"> </text:span><text:span text:style-name="T26">Екатерина</text:span><text:span text:style-name="T23"> </text:span><text:span text:style-name="T26">группа</text:span><text:span text:style-name="T23"> </text:span><text:span text:style-name="T26">6383</text:span></text:p>
      <text:p text:style-name="P51"><text:span text:style-name="T26">//</text:span><text:span text:style-name="T23"> </text:span><text:span text:style-name="T26">07.10.2017</text:span></text:p>
      <text:p text:style-name="P51"><text:span text:style-name="T26">//</text:span><text:span text:style-name="T23"> </text:span><text:span text:style-name="T26">вариант</text:span><text:span text:style-name="T23"> </text:span><text:span text:style-name="T26">4</text:span></text:p>
      <text:p text:style-name="P52">//</text:p>
      <text:p text:style-name="P51"><text:span text:style-name="T21">using</text:span><text:span text:style-name="T23"> </text:span><text:span text:style-name="T21">namespace</text:span><text:span text:style-name="T23"> </text:span><text:span text:style-name="T24">std</text:span>;</text:p>
      <text:p text:style-name="P53"><text:span text:style-name="T21">using</text:span><text:span text:style-name="T23"> </text:span><text:span text:style-name="T21">namespace</text:span><text:span text:style-name="T23"> </text:span><text:span text:style-name="T24">st_modul1</text:span>;</text:p>
      <text:p text:style-name="P53"><text:span text:style-name="T21">void</text:span><text:span text:style-name="T23"> </text:span>read(<text:span text:style-name="T24">Stack</text:span><text:span text:style-name="T23"> </text:span>&amp;s,<text:span text:style-name="T24">std</text:span>::<text:span text:style-name="T24">ifstream</text:span><text:span text:style-name="T23"> </text:span>&amp;in,<text:span text:style-name="T23"> </text:span><text:span text:style-name="T24">std</text:span>::<text:span text:style-name="T24">ofstream</text:span><text:span text:style-name="T23"> </text:span>&amp;out)</text:p>
      <text:p text:style-name="P51">{</text:p>
      <text:p text:style-name="P51"><text:span text:style-name="T23"><text:s text:c="4"/></text:span><text:span text:style-name="T21">char</text:span><text:span text:style-name="T23"> </text:span>c;</text:p>
      <text:p text:style-name="P51"><text:span text:style-name="T23"><text:s text:c="4"/></text:span><text:span text:style-name="T21">while</text:span><text:span text:style-name="T23"> </text:span>(<text:span text:style-name="T23"> </text:span>(c<text:span text:style-name="T23"> </text:span>=<text:span text:style-name="T23"> </text:span>in.get())<text:span text:style-name="T23"> </text:span>!=<text:span text:style-name="T23"> </text:span><text:span text:style-name="T26">'\n'</text:span>)</text:p>
      <text:p text:style-name="P51"><text:span text:style-name="T23"><text:s text:c="5"/></text:span>{</text:p>
      <text:p text:style-name="P51"><text:span text:style-name="T23"><text:s text:c="8"/></text:span><text:span text:style-name="T21">if</text:span><text:span text:style-name="T23"> </text:span>(!in){</text:p>
      <text:p text:style-name="P51"><text:span text:style-name="T23"><text:s text:c="12"/></text:span>in.close();</text:p>
      <text:p text:style-name="P51"><text:span text:style-name="T23"><text:s text:c="12"/></text:span>out.close()</text:p>
      <text:p text:style-name="P51"><text:span text:style-name="T23"><text:s text:c="13"/></text:span>;exit(<text:span text:style-name="T81">0</text:span>);};</text:p>
      <text:p text:style-name="P51"><text:span text:style-name="T23"><text:s text:c="8"/></text:span>s.push(c);</text:p>
      <text:p text:style-name="P51"><text:span text:style-name="T23"><text:s text:c="4"/></text:span>}</text:p>
      <text:p text:style-name="P53">}</text:p>
      <text:p text:style-name="P51"><text:span text:style-name="T21">void</text:span><text:span text:style-name="T23"> </text:span>write(<text:span text:style-name="T24">Stack</text:span><text:span text:style-name="T23"> </text:span>s,<text:span text:style-name="T23"> </text:span><text:span text:style-name="T24">std</text:span>::<text:span text:style-name="T24">ofstream</text:span><text:span text:style-name="T23"> </text:span>&amp;out)</text:p>
      <text:p text:style-name="P53">{</text:p>
      <text:p text:style-name="P51"><text:span text:style-name="T23"><text:s text:c="4"/></text:span><text:span text:style-name="T21">while</text:span><text:span text:style-name="T23"> </text:span>(!s.isNull())</text:p>
      <text:p text:style-name="P51"><text:span text:style-name="T23"><text:s/></text:span>{</text:p>
      <text:p text:style-name="P53"><text:span text:style-name="T23"><text:s text:c="8"/></text:span>out<text:span text:style-name="T23"> </text:span>&lt;&lt;<text:span text:style-name="T23"> </text:span>s.pop2();</text:p>
      <text:p text:style-name="P51"><text:span text:style-name="T23"><text:s text:c="4"/></text:span>}</text:p>
      <text:p text:style-name="P51"><text:span text:style-name="T23"><text:s text:c="4"/></text:span>out&lt;&lt;endl;</text:p>
      <text:p text:style-name="P53">}</text:p>
      <text:p text:style-name="P51"><text:span text:style-name="T21">int</text:span><text:span text:style-name="T23"> </text:span>main(<text:span text:style-name="T21">int</text:span><text:span text:style-name="T23"> </text:span>argc,<text:span text:style-name="T23"> </text:span><text:span text:style-name="T21">char</text:span><text:span text:style-name="T23"> </text:span>*argv[])</text:p>
      <text:p text:style-name="P51">{</text:p>
      <text:p text:style-name="P51"><text:span text:style-name="T23"><text:s text:c="4"/></text:span><text:span text:style-name="T24">ofstream</text:span><text:span text:style-name="T23"> </text:span>fout(<text:span text:style-name="T26">"output.txt"</text:span>);</text:p>
      <text:p text:style-name="P51"><text:span text:style-name="T23"><text:s text:c="4"/></text:span><text:span text:style-name="T24">ifstream</text:span><text:span text:style-name="T23"> </text:span>fin(<text:span text:style-name="T26">"input.txt"</text:span>)<text:span text:style-name="T23"> </text:span>;</text:p>
      <text:p text:style-name="P53"><text:span text:style-name="T23"><text:s text:c="3"/></text:span>fin;</text:p>
      <text:p text:style-name="P53"><text:soft-page-break/><text:span text:style-name="T21">do</text:span><text:span text:style-name="T23"> </text:span>{</text:p>
      <text:p text:style-name="P51"><text:span text:style-name="T24">Stack</text:span><text:span text:style-name="T23"> <text:s/></text:span>s;</text:p>
      <text:p text:style-name="P53">read(s,fin,fout);</text:p>
      <text:p text:style-name="P53">write(s,<text:span text:style-name="T23"> </text:span>fout);</text:p>
      <text:p text:style-name="P51"><text:span text:style-name="T23"><text:s text:c="3"/></text:span>}</text:p>
      <text:p text:style-name="P53"><text:span text:style-name="T23"><text:s text:c="3"/></text:span><text:span text:style-name="T21">while</text:span><text:span text:style-name="T23"> </text:span>(<text:span text:style-name="T21">true</text:span>);</text:p>
      <text:p text:style-name="P51"><text:span text:style-name="T23"><text:s text:c="2"/></text:span><text:span text:style-name="T21">return</text:span><text:span text:style-name="T23"> </text:span><text:span text:style-name="T81">0</text:span>;</text:p>
      <text:p text:style-name="P53">}</text:p>
      <text:p text:style-name="P8">файл <text:s/><text:span text:style-name="T82">fun.h</text:span></text:p>
      <text:p text:style-name="P8"/>
      <text:p text:style-name="P8"/>
      <text:p text:style-name="P49"><text:span text:style-name="T81">#ifndef</text:span><text:span text:style-name="T23"> </text:span>FUN_H</text:p>
      <text:p text:style-name="P53"><text:span text:style-name="T81">#define</text:span><text:span text:style-name="T23"> </text:span><text:span text:style-name="T81">FUN_H</text:span></text:p>
      <text:p text:style-name="P51"><text:span text:style-name="T21">namespace</text:span><text:span text:style-name="T23"> </text:span><text:span text:style-name="T24">st_modul1</text:span></text:p>
      <text:p text:style-name="P53">{</text:p>
      <text:p text:style-name="P52">//-------------------------------------</text:p>
      <text:p text:style-name="P53"><text:span text:style-name="T23"><text:s text:c="4"/></text:span><text:span text:style-name="T21">typedef</text:span><text:span text:style-name="T23"> </text:span><text:span text:style-name="T21">int</text:span><text:span text:style-name="T23"> </text:span><text:span text:style-name="T24">base</text:span>;</text:p>
      <text:p text:style-name="P51"><text:span text:style-name="T23"><text:s text:c="4"/></text:span><text:span text:style-name="T21">class</text:span><text:span text:style-name="T23"> </text:span><text:span text:style-name="T24">Stack</text:span><text:span text:style-name="T23"> </text:span>{</text:p>
      <text:p text:style-name="P51"><text:span text:style-name="T23"><text:s text:c="4"/></text:span><text:span text:style-name="T21">private</text:span>:</text:p>
      <text:p text:style-name="P51"><text:span text:style-name="T23"><text:s text:c="8"/></text:span><text:span text:style-name="T21">struct</text:span><text:span text:style-name="T23"> </text:span><text:span text:style-name="T24">node</text:span>;</text:p>
      <text:p text:style-name="P51"><text:span text:style-name="T26">/*</text:span><text:span text:style-name="T23"> <text:s text:c="5"/></text:span><text:span text:style-name="T26">определение</text:span><text:span text:style-name="T23"> </text:span><text:span text:style-name="T26">структуры</text:span><text:span text:style-name="T23"> </text:span><text:span text:style-name="T26">будет</text:span><text:span text:style-name="T23"> </text:span><text:span text:style-name="T26">дано</text:span><text:span text:style-name="T23"> </text:span><text:span text:style-name="T26">в</text:span><text:span text:style-name="T23"> </text:span><text:span text:style-name="T26">другом</text:span><text:span text:style-name="T23"> </text:span><text:span text:style-name="T26">файле</text:span><text:span text:style-name="T23"> </text:span><text:span text:style-name="T26">(продолжении</text:span><text:span text:style-name="T23"> </text:span><text:span text:style-name="T26">namespace</text:span><text:span text:style-name="T23"> </text:span><text:span text:style-name="T26">st_modul)</text:span><text:span text:style-name="T23"> <text:s/></text:span><text:span text:style-name="T26">－</text:span><text:span text:style-name="T23"> </text:span><text:span text:style-name="T26">в</text:span><text:span text:style-name="T23"> </text:span><text:span text:style-name="T26">файле</text:span><text:span text:style-name="T23"> </text:span><text:span text:style-name="T26">Implementation,</text:span></text:p>
      <text:p text:style-name="P51"><text:span text:style-name="T23"><text:s text:c="4"/></text:span><text:span text:style-name="T26">а</text:span><text:span text:style-name="T23"> </text:span><text:span text:style-name="T26">здесь</text:span><text:span text:style-name="T23"> </text:span><text:span text:style-name="T26">достаточно</text:span><text:span text:style-name="T23"> </text:span><text:span text:style-name="T26">объявления</text:span><text:span text:style-name="T23"> </text:span><text:span text:style-name="T26">"struct</text:span><text:span text:style-name="T23"> </text:span><text:span text:style-name="T26">node;"</text:span></text:p>
      <text:p text:style-name="P52">*/</text:p>
      <text:p text:style-name="P53"><text:span text:style-name="T23"><text:s text:c="4"/></text:span><text:span text:style-name="T24">node</text:span><text:span text:style-name="T23"> </text:span>*<text:span text:style-name="T83">topOfStack</text:span>;</text:p>
      <text:p text:style-name="P51"><text:span text:style-name="T23"><text:s text:c="4"/></text:span><text:span text:style-name="T21">public</text:span>:</text:p>
      <text:p text:style-name="P51"><text:span text:style-name="T23"><text:s text:c="8"/></text:span><text:span text:style-name="T24">Stack</text:span><text:span text:style-name="T23"> </text:span>()</text:p>
      <text:p text:style-name="P51"><text:span text:style-name="T23"><text:s text:c="12"/></text:span>{<text:span text:style-name="T23"> </text:span><text:span text:style-name="T83">topOfStack</text:span><text:span text:style-name="T23"> </text:span>=<text:span text:style-name="T23"> </text:span><text:span text:style-name="T81">NULL</text:span>;</text:p>
      <text:p text:style-name="P51"><text:span text:style-name="T23"><text:s text:c="12"/></text:span>};</text:p>
      <text:p text:style-name="P53"><text:span text:style-name="T23"><text:s text:c="7"/></text:span><text:span text:style-name="T24">base</text:span><text:span text:style-name="T23"> </text:span>top<text:span text:style-name="T23"> </text:span>(<text:span text:style-name="T21">void</text:span>);</text:p>
      <text:p text:style-name="P51"><text:span text:style-name="T23"><text:s text:c="8"/></text:span><text:span text:style-name="T24">base</text:span><text:span text:style-name="T23"> </text:span>pop2(<text:span text:style-name="T21">void</text:span>);</text:p>
      <text:p text:style-name="P51"><text:span text:style-name="T23"><text:s text:c="8"/></text:span><text:span text:style-name="T21">void</text:span><text:span text:style-name="T23"> </text:span>push<text:span text:style-name="T23"> </text:span>(<text:span text:style-name="T21">const</text:span><text:span text:style-name="T23"> </text:span><text:span text:style-name="T24">base</text:span><text:span text:style-name="T23"> </text:span>&amp;x);</text:p>
      <text:p text:style-name="P53"><text:span text:style-name="T23"><text:s text:c="8"/></text:span><text:span text:style-name="T21">bool</text:span><text:span text:style-name="T23"> </text:span>isNull(<text:span text:style-name="T21">void</text:span>);</text:p>
      <text:p text:style-name="P51"><text:span text:style-name="T23"><text:s text:c="4"/></text:span>};</text:p>
      <text:p text:style-name="P53">}</text:p>
      <text:p text:style-name="P51"><text:soft-page-break/><text:span text:style-name="T26">//</text:span><text:span text:style-name="T23"> </text:span><text:span text:style-name="T26">Implementation</text:span><text:span text:style-name="T23"> <text:s/></text:span><text:span text:style-name="T26">－</text:span><text:span text:style-name="T23"> </text:span><text:span text:style-name="T26">Реализация</text:span><text:span text:style-name="T23"> </text:span><text:span text:style-name="T26">АТД</text:span><text:span text:style-name="T23"> </text:span><text:span text:style-name="T26">"Стек"(ссылочная</text:span><text:span text:style-name="T23"> </text:span><text:span text:style-name="T26">реализация</text:span><text:span text:style-name="T23"> </text:span><text:span text:style-name="T26">в</text:span><text:span text:style-name="T23"> </text:span><text:span text:style-name="T26">динамической</text:span><text:span text:style-name="T23"> </text:span><text:span text:style-name="T26">памяти)</text:span></text:p>
      <text:p text:style-name="P51"><text:span text:style-name="T81">#include</text:span><text:span text:style-name="T23"> </text:span><text:span text:style-name="T26">&lt;iostream&gt;</text:span></text:p>
      <text:p text:style-name="P51"><text:span text:style-name="T81">#include</text:span><text:span text:style-name="T23"> </text:span><text:span text:style-name="T26">&lt;cstdlib&gt;</text:span></text:p>
      <text:p text:style-name="P51"><text:span text:style-name="T81">#include</text:span><text:span text:style-name="T23"> </text:span><text:span text:style-name="T26">"fun.h"</text:span></text:p>
      <text:p text:style-name="P53"><text:span text:style-name="T21">using</text:span><text:span text:style-name="T23"> </text:span><text:span text:style-name="T21">namespace</text:span><text:span text:style-name="T23"> </text:span><text:span text:style-name="T24">std</text:span><text:span text:style-name="T23"> </text:span>;</text:p>
      <text:p text:style-name="P51"><text:span text:style-name="T21">namespace</text:span><text:span text:style-name="T23"> </text:span><text:span text:style-name="T24">st_modul1</text:span></text:p>
      <text:p text:style-name="P51">{</text:p>
      <text:p text:style-name="P51"><text:span text:style-name="T23"><text:s text:c="4"/></text:span><text:span text:style-name="T21">struct</text:span><text:span text:style-name="T23"> </text:span><text:span text:style-name="T24">Stack</text:span>::<text:span text:style-name="T24">node</text:span><text:span text:style-name="T23"> </text:span>{<text:span text:style-name="T26">//</text:span></text:p>
      <text:p text:style-name="P51"><text:span text:style-name="T23"><text:s text:c="4"/></text:span><text:span text:style-name="T24">base</text:span><text:span text:style-name="T23"> </text:span>*<text:span text:style-name="T83">hd</text:span>;</text:p>
      <text:p text:style-name="P51"><text:span text:style-name="T23"><text:s text:c="4"/></text:span><text:span text:style-name="T24">node</text:span><text:span text:style-name="T23"> </text:span>*<text:span text:style-name="T83">tl</text:span>;</text:p>
      <text:p text:style-name="P51"><text:span text:style-name="T23"><text:s text:c="8"/></text:span><text:span text:style-name="T26">//</text:span><text:span text:style-name="T23"> </text:span><text:span text:style-name="T26">constructor</text:span></text:p>
      <text:p text:style-name="P51"><text:span text:style-name="T23"><text:s text:c="8"/></text:span>node<text:span text:style-name="T23"> </text:span>()</text:p>
      <text:p text:style-name="P51"><text:span text:style-name="T23"><text:s text:c="12"/></text:span>{<text:span text:style-name="T83">hd</text:span><text:span text:style-name="T23"> </text:span>=<text:span text:style-name="T23"> </text:span><text:span text:style-name="T81">NULL</text:span>;<text:span text:style-name="T23"> </text:span><text:span text:style-name="T83">tl</text:span><text:span text:style-name="T23"> </text:span>=<text:span text:style-name="T23"> </text:span><text:span text:style-name="T81">NULL</text:span>;</text:p>
      <text:p text:style-name="P51"><text:span text:style-name="T23"><text:s text:c="8"/></text:span>}</text:p>
      <text:p text:style-name="P53"><text:span text:style-name="T23"><text:s text:c="4"/></text:span>};<text:span text:style-name="T26">//</text:span><text:span text:style-name="T23"> </text:span><text:span text:style-name="T26">end</text:span><text:span text:style-name="T23"> </text:span><text:span text:style-name="T26">node</text:span></text:p>
      <text:p text:style-name="P52">//-------------------------------------</text:p>
      <text:p text:style-name="P51"><text:span text:style-name="T23"><text:s text:c="4"/></text:span><text:span text:style-name="T24">base</text:span><text:span text:style-name="T23"> </text:span><text:span text:style-name="T24">Stack</text:span>::top<text:span text:style-name="T23"> </text:span>(<text:span text:style-name="T21">void</text:span>)</text:p>
      <text:p text:style-name="P51"><text:span text:style-name="T23"><text:s text:c="4"/></text:span>{<text:span text:style-name="T26">//</text:span><text:span text:style-name="T23"> </text:span><text:span text:style-name="T26">PreCondition:</text:span><text:span text:style-name="T23"> </text:span><text:span text:style-name="T26">not</text:span><text:span text:style-name="T23"> </text:span><text:span text:style-name="T26">null</text:span></text:p>
      <text:p text:style-name="P51"><text:span text:style-name="T23"><text:s text:c="8"/></text:span><text:span text:style-name="T21">if</text:span><text:span text:style-name="T23"> </text:span>(<text:span text:style-name="T83">topOfStack</text:span><text:span text:style-name="T23"> </text:span>==<text:span text:style-name="T23"> </text:span><text:span text:style-name="T81">NULL</text:span>)<text:span text:style-name="T23"> </text:span>{<text:span text:style-name="T23"> </text:span>cerr<text:span text:style-name="T23"> </text:span>&lt;&lt;<text:span text:style-name="T23"> </text:span><text:span text:style-name="T26">"Error:</text:span><text:span text:style-name="T23"> </text:span><text:span text:style-name="T26">top(null)</text:span><text:span text:style-name="T23"> </text:span><text:span text:style-name="T26">\n"</text:span>;<text:span text:style-name="T23"> </text:span>exit(<text:span text:style-name="T81">1</text:span>);<text:span text:style-name="T23"> </text:span>}</text:p>
      <text:p text:style-name="P51"><text:span text:style-name="T23"><text:s text:c="8"/></text:span><text:span text:style-name="T21">else</text:span><text:span text:style-name="T23"> </text:span><text:span text:style-name="T21">return</text:span><text:span text:style-name="T23"> </text:span>*<text:span text:style-name="T83">topOfStack</text:span>-&gt;<text:span text:style-name="T83">hd</text:span>;</text:p>
      <text:p text:style-name="P51"><text:span text:style-name="T23"><text:s text:c="4"/></text:span>}</text:p>
      <text:p text:style-name="P54">//-------------------------------------</text:p>
      <text:p text:style-name="P52">//-------------------------------------</text:p>
      <text:p text:style-name="P51"><text:span text:style-name="T23"><text:s text:c="4"/></text:span><text:span text:style-name="T24">base</text:span><text:span text:style-name="T23"> </text:span><text:span text:style-name="T24">Stack</text:span>::pop2(<text:span text:style-name="T21">void</text:span>)</text:p>
      <text:p text:style-name="P51"><text:span text:style-name="T23"><text:s text:c="4"/></text:span>{<text:span text:style-name="T26">//</text:span><text:span text:style-name="T23"> </text:span><text:span text:style-name="T26">PreCondition:</text:span><text:span text:style-name="T23"> </text:span><text:span text:style-name="T26">not</text:span><text:span text:style-name="T23"> </text:span><text:span text:style-name="T26">null</text:span></text:p>
      <text:p text:style-name="P51"><text:span text:style-name="T23"><text:s text:c="8"/></text:span><text:span text:style-name="T21">if</text:span><text:span text:style-name="T23"> </text:span>(<text:span text:style-name="T83">topOfStack</text:span><text:span text:style-name="T23"> </text:span>==<text:span text:style-name="T23"> </text:span><text:span text:style-name="T81">NULL</text:span>)<text:span text:style-name="T23"> </text:span>{<text:span text:style-name="T23"> </text:span>cerr<text:span text:style-name="T23"> </text:span>&lt;&lt;<text:span text:style-name="T23"> </text:span><text:span text:style-name="T26">"Error:</text:span><text:span text:style-name="T23"> </text:span><text:span text:style-name="T26">pop(null)</text:span><text:span text:style-name="T23"> </text:span><text:span text:style-name="T26">\n"</text:span>;<text:span text:style-name="T23"> </text:span>exit(<text:span text:style-name="T81">1</text:span>);<text:span text:style-name="T23"> </text:span>}</text:p>
      <text:p text:style-name="P51"><text:span text:style-name="T23"><text:s text:c="8"/></text:span><text:span text:style-name="T21">else</text:span></text:p>
      <text:p text:style-name="P51"><text:span text:style-name="T23"><text:s text:c="8"/></text:span>{<text:span text:style-name="T23"> <text:s text:c="6"/></text:span><text:span text:style-name="T24">node</text:span><text:span text:style-name="T23"> </text:span>*oldTop<text:span text:style-name="T23"> </text:span>=<text:span text:style-name="T23"> </text:span><text:span text:style-name="T83">topOfStack</text:span>;</text:p>
      <text:p text:style-name="P51"><text:span text:style-name="T23"><text:s text:c="12"/></text:span><text:span text:style-name="T24">base</text:span><text:span text:style-name="T23"> </text:span>r<text:span text:style-name="T23"> </text:span>=<text:span text:style-name="T23"> </text:span>*<text:span text:style-name="T83">topOfStack</text:span>-&gt;<text:span text:style-name="T83">hd</text:span>;</text:p>
      <text:p text:style-name="P51"><text:span text:style-name="T23"><text:s text:c="12"/></text:span><text:span text:style-name="T83">topOfStack</text:span><text:span text:style-name="T23"> </text:span>=<text:span text:style-name="T23"> </text:span><text:span text:style-name="T83">topOfStack</text:span>-&gt;<text:span text:style-name="T83">tl</text:span>;</text:p>
      <text:p text:style-name="P51"><text:span text:style-name="T23"><text:s text:c="12"/></text:span><text:span text:style-name="T21">delete</text:span><text:span text:style-name="T23"> </text:span>oldTop-&gt;<text:span text:style-name="T83">hd</text:span>;</text:p>
      <text:p text:style-name="P51"><text:span text:style-name="T23"><text:s text:c="12"/></text:span><text:span text:style-name="T21">delete</text:span><text:span text:style-name="T23"> </text:span>oldTop;</text:p>
      <text:p text:style-name="P51"><text:span text:style-name="T23"><text:s text:c="12"/></text:span><text:span text:style-name="T21">return</text:span><text:span text:style-name="T23"> </text:span>r;</text:p>
      <text:p text:style-name="P51"><text:span text:style-name="T23"><text:s text:c="8"/></text:span>}</text:p>
      <text:p text:style-name="P51"><text:span text:style-name="T23"><text:s text:c="4"/></text:span>}</text:p>
      <text:p text:style-name="P52">//-------------------------------------</text:p>
      <text:p text:style-name="P51"><text:span text:style-name="T23"><text:s text:c="4"/></text:span><text:span text:style-name="T21">void</text:span><text:span text:style-name="T23"> </text:span><text:span text:style-name="T24">Stack</text:span>::push<text:span text:style-name="T23"> </text:span>(<text:span text:style-name="T21">const</text:span><text:span text:style-name="T23"> </text:span><text:span text:style-name="T24">base</text:span><text:span text:style-name="T23"> </text:span>&amp;x)</text:p>
      <text:p text:style-name="P51"><text:span text:style-name="T23"><text:s text:c="4"/></text:span>{<text:span text:style-name="T23"> <text:s text:c="2"/></text:span><text:span text:style-name="T24">node</text:span><text:span text:style-name="T23"> </text:span>*p;</text:p>
      <text:p text:style-name="P51"><text:span text:style-name="T23"><text:s text:c="8"/></text:span>p<text:span text:style-name="T23"> </text:span>=<text:span text:style-name="T23"> </text:span><text:span text:style-name="T83">topOfStack</text:span>;</text:p>
      <text:p text:style-name="P51"><text:span text:style-name="T23"><text:s text:c="8"/></text:span><text:span text:style-name="T83">topOfStack</text:span><text:span text:style-name="T23"> </text:span>=<text:span text:style-name="T23"> </text:span><text:span text:style-name="T21">new</text:span><text:span text:style-name="T23"> </text:span><text:span text:style-name="T24">node</text:span>;</text:p>
      <text:p text:style-name="P51"><text:span text:style-name="T23"><text:s text:c="8"/></text:span><text:span text:style-name="T21">if</text:span><text:span text:style-name="T23"> </text:span>(<text:span text:style-name="T23"> </text:span><text:span text:style-name="T83">topOfStack</text:span><text:span text:style-name="T23"> </text:span>!=<text:span text:style-name="T23"> </text:span><text:span text:style-name="T81">NULL</text:span>)<text:span text:style-name="T23"> <text:s text:c="7"/></text:span>{</text:p>
      <text:p text:style-name="P51"><text:span text:style-name="T23"><text:s text:c="12"/></text:span><text:span text:style-name="T83">topOfStack</text:span>-&gt;<text:span text:style-name="T83">hd</text:span><text:span text:style-name="T23"> </text:span>=<text:span text:style-name="T23"> </text:span><text:span text:style-name="T21">new</text:span><text:span text:style-name="T23"> </text:span><text:span text:style-name="T24">base</text:span>;</text:p>
      <text:p text:style-name="P53"><text:soft-page-break/><text:span text:style-name="T23"><text:s text:c="12"/></text:span>*<text:span text:style-name="T83">topOfStack</text:span>-&gt;<text:span text:style-name="T83">hd</text:span><text:span text:style-name="T23"> </text:span>=<text:span text:style-name="T23"> </text:span>x;</text:p>
      <text:p text:style-name="P51"><text:span text:style-name="T23"><text:s text:c="12"/></text:span><text:span text:style-name="T83">topOfStack</text:span>-&gt;<text:span text:style-name="T83">tl</text:span><text:span text:style-name="T23"> </text:span>=<text:span text:style-name="T23"> </text:span>p;</text:p>
      <text:p text:style-name="P51"><text:span text:style-name="T23"><text:s text:c="8"/></text:span>}</text:p>
      <text:p text:style-name="P51"><text:span text:style-name="T23"><text:s text:c="8"/></text:span><text:span text:style-name="T21">else</text:span><text:span text:style-name="T23"> </text:span>{cerr<text:span text:style-name="T23"> </text:span>&lt;&lt;<text:span text:style-name="T23"> </text:span><text:span text:style-name="T26">"Memory</text:span><text:span text:style-name="T23"> </text:span><text:span text:style-name="T26">not</text:span><text:span text:style-name="T23"> </text:span><text:span text:style-name="T26">enough\n"</text:span>;<text:span text:style-name="T23"> </text:span>exit(<text:span text:style-name="T81">1</text:span>);}</text:p>
      <text:p text:style-name="P51"><text:span text:style-name="T23"><text:s text:c="4"/></text:span>}</text:p>
      <text:p text:style-name="P52">//-------------------------------------</text:p>
      <text:p text:style-name="P51"><text:span text:style-name="T23"><text:s text:c="4"/></text:span><text:span text:style-name="T21">bool</text:span><text:span text:style-name="T23"> </text:span><text:span text:style-name="T24">Stack</text:span>::isNull(<text:span text:style-name="T21">void</text:span>)</text:p>
      <text:p text:style-name="P51"><text:span text:style-name="T23"><text:s text:c="4"/></text:span>{<text:span text:style-name="T23"> <text:s text:c="2"/></text:span><text:span text:style-name="T21">return</text:span><text:span text:style-name="T23"> </text:span>(<text:span text:style-name="T83">topOfStack</text:span><text:span text:style-name="T23"> </text:span>==<text:span text:style-name="T23"> </text:span><text:span text:style-name="T81">NULL</text:span>)<text:span text:style-name="T23"> </text:span>;</text:p>
      <text:p text:style-name="P51"><text:span text:style-name="T23"><text:s text:c="4"/></text:span>}</text:p>
      <text:p text:style-name="P54">//-------------------------------------</text:p>
      <text:p text:style-name="P53">}</text:p>
      <text:p text:style-name="P53"><text:span text:style-name="T81">#endif</text:span><text:span text:style-name="T23"> </text:span><text:span text:style-name="T26">//</text:span><text:span text:style-name="T23"> </text:span><text:span text:style-name="T26">FUN_H</text:span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tab/></text:p>
      <text:p text:style-name="P1"/>
      <text:p text:style-name="P1"/>
      <text:p text:style-name="P1"/>
      <text:p text:style-name="P1"/>
      <text:p text:style-name="P1"/>
      <text:p text:style-name="P1">Приложение <text:span text:style-name="T25">A.</text:span> Код программы.</text:p>
      <text:p text:style-name="P1"/>
      <text:p text:style-name="P1">Файл <text:span text:style-name="T25">main.cpp</text:span></text:p>
      <text:p text:style-name="P2"/>
      <text:p text:style-name="P2"/>
      <text:p text:style-name="P3"><text:span text:style-name="T27">// ConsoleApplication36.cpp: определяет точку входа для консольного приложения.</text:span></text:p>
      <text:p text:style-name="P3"><text:span text:style-name="T28">//</text:span></text:p>
      <text:p text:style-name="P4"/>
      <text:p text:style-name="P3"><text:span text:style-name="T30">#include</text:span><text:span text:style-name="T32"> </text:span><text:span text:style-name="T34">"stdafx.h"</text:span></text:p>
      <text:p text:style-name="P4"/>
      <text:p text:style-name="P3"><text:span text:style-name="T30">#include</text:span><text:span text:style-name="T32"> </text:span><text:span text:style-name="T34">&lt;iostream&gt;</text:span></text:p>
      <text:p text:style-name="P3"><text:span text:style-name="T30">#include</text:span><text:span text:style-name="T32"> </text:span><text:span text:style-name="T34">&lt;cstdlib&gt;</text:span></text:p>
      <text:p text:style-name="P3"><text:span text:style-name="T30">#include</text:span><text:span text:style-name="T32"> </text:span><text:span text:style-name="T34">"l_intrfc.h"</text:span></text:p>
      <text:p text:style-name="P3"><text:span text:style-name="T28">//#include &lt;windows.h&gt;</text:span></text:p>
      <text:p text:style-name="P4"/>
      <text:p text:style-name="P3"><text:span text:style-name="T36">using</text:span><text:span text:style-name="T32"> </text:span><text:span text:style-name="T36">namespace</text:span><text:span text:style-name="T32"> std;</text:span></text:p>
      <text:p text:style-name="P3"><text:span text:style-name="T36">using</text:span><text:span text:style-name="T32"> </text:span><text:span text:style-name="T36">namespace</text:span><text:span text:style-name="T32"> h_list;</text:span></text:p>
      <text:p text:style-name="P4"/>
      <text:p text:style-name="P4"><text:soft-page-break/></text:p>
      <text:p text:style-name="P3"><text:span text:style-name="T36">void</text:span><text:span text:style-name="T32"> find1_seq(</text:span><text:span text:style-name="T38">lisp</text:span><text:span text:style-name="T32"> </text:span><text:span text:style-name="T30">x</text:span><text:span text:style-name="T32">, </text:span><text:span text:style-name="T38">base</text:span><text:span text:style-name="T32"> </text:span><text:span text:style-name="T30">ch</text:span><text:span text:style-name="T32">, </text:span><text:span text:style-name="T36">bool</text:span><text:span text:style-name="T32"> &amp;</text:span><text:span text:style-name="T30">found</text:span><text:span text:style-name="T32">,</text:span><text:span text:style-name="T36">int</text:span><text:span text:style-name="T32"> &amp;</text:span><text:span text:style-name="T30">r</text:span><text:span text:style-name="T32">);</text:span></text:p>
      <text:p text:style-name="P3"><text:span text:style-name="T36">void</text:span><text:span text:style-name="T32"> find1(</text:span><text:span text:style-name="T38">lisp</text:span><text:span text:style-name="T32"> </text:span><text:span text:style-name="T30">x</text:span><text:span text:style-name="T32">, </text:span><text:span text:style-name="T38">base</text:span><text:span text:style-name="T32"> </text:span><text:span text:style-name="T30">ch</text:span><text:span text:style-name="T32">, </text:span><text:span text:style-name="T36">bool</text:span><text:span text:style-name="T32"> &amp;</text:span><text:span text:style-name="T30">found</text:span><text:span text:style-name="T32">,</text:span><text:span text:style-name="T36">int</text:span><text:span text:style-name="T32"> &amp;</text:span><text:span text:style-name="T30">r</text:span><text:span text:style-name="T32">);</text:span></text:p>
      <text:p text:style-name="P4"/>
      <text:p text:style-name="P3"><text:span text:style-name="T36">void</text:span><text:span text:style-name="T32"> find1(</text:span><text:span text:style-name="T38">lisp</text:span><text:span text:style-name="T32"> </text:span><text:span text:style-name="T30">x</text:span><text:span text:style-name="T32">, </text:span><text:span text:style-name="T38">base</text:span><text:span text:style-name="T32"> </text:span><text:span text:style-name="T30">ch</text:span><text:span text:style-name="T32">, </text:span><text:span text:style-name="T36">bool</text:span><text:span text:style-name="T32"> &amp;</text:span><text:span text:style-name="T30">found</text:span><text:span text:style-name="T32">, </text:span><text:span text:style-name="T36">int</text:span><text:span text:style-name="T32"> &amp;</text:span><text:span text:style-name="T30">r</text:span><text:span text:style-name="T32">)</text:span></text:p>
      <text:p text:style-name="P3"><text:span text:style-name="T32">{</text:span></text:p>
      <text:p text:style-name="P3"><text:span text:style-name="T32"><text:tab/></text:span></text:p>
      <text:p text:style-name="P4"/>
      <text:p text:style-name="P3"><text:span text:style-name="T32"><text:tab/></text:span><text:span text:style-name="T36">if</text:span><text:span text:style-name="T32"> (isNull(</text:span><text:span text:style-name="T30">x</text:span><text:span text:style-name="T32">)) </text:span><text:span text:style-name="T36">return</text:span><text:span text:style-name="T32">;</text:span></text:p>
      <text:p text:style-name="P3"><text:span text:style-name="T32"><text:tab/><text:tab/></text:span><text:span text:style-name="T36">else</text:span><text:span text:style-name="T32"> </text:span><text:span text:style-name="T36">if</text:span><text:span text:style-name="T32"> (isAtom(</text:span><text:span text:style-name="T30">x</text:span><text:span text:style-name="T32">)) {</text:span></text:p>
      <text:p text:style-name="P3"><text:span text:style-name="T32"><text:tab/><text:tab/><text:tab/></text:span><text:span text:style-name="T36">if</text:span><text:span text:style-name="T32"> (</text:span><text:span text:style-name="T30">x</text:span><text:span text:style-name="T32">-&gt;node.atom == </text:span><text:span text:style-name="T30">ch</text:span><text:span text:style-name="T32">)</text:span></text:p>
      <text:p text:style-name="P3"><text:span text:style-name="T32"><text:tab/><text:tab/><text:tab/>{</text:span></text:p>
      <text:p text:style-name="P3"><text:span text:style-name="T32"><text:tab/><text:tab/><text:tab/><text:tab/></text:span></text:p>
      <text:p text:style-name="P3"><text:span text:style-name="T32"><text:tab/><text:tab/><text:tab/><text:tab/></text:span><text:span text:style-name="T30">r</text:span><text:span text:style-name="T32">++;</text:span></text:p>
      <text:p text:style-name="P3"><text:span text:style-name="T32"><text:tab/><text:tab/><text:tab/><text:tab/></text:span><text:span text:style-name="T36">if</text:span><text:span text:style-name="T32"> (</text:span><text:span text:style-name="T30">r</text:span><text:span text:style-name="T32"> &gt; 1) </text:span><text:span text:style-name="T30">found</text:span><text:span text:style-name="T32"> = </text:span><text:span text:style-name="T36">true</text:span><text:span text:style-name="T32">;</text:span></text:p>
      <text:p text:style-name="P3"><text:span text:style-name="T32"><text:tab/><text:tab/><text:tab/>};</text:span><text:span text:style-name="T28">// return;</text:span></text:p>
      <text:p text:style-name="P3"><text:span text:style-name="T32"><text:tab/><text:tab/>}</text:span></text:p>
      <text:p text:style-name="P3"><text:span text:style-name="T32"><text:tab/><text:tab/></text:span><text:span text:style-name="T36">else</text:span><text:span text:style-name="T32"> {</text:span></text:p>
      <text:p text:style-name="P3"><text:span text:style-name="T32"><text:tab/><text:tab/><text:tab/>find1_seq( </text:span><text:span text:style-name="T30">x</text:span><text:span text:style-name="T32">, </text:span><text:span text:style-name="T30">ch</text:span><text:span text:style-name="T32">, </text:span><text:span text:style-name="T30">found</text:span><text:span text:style-name="T32">,</text:span><text:span text:style-name="T30">r</text:span><text:span text:style-name="T32">);</text:span></text:p>
      <text:p text:style-name="P3"><text:span text:style-name="T32"><text:tab/><text:tab/></text:span><text:span text:style-name="T28">//<text:tab/>return ;</text:span></text:p>
      <text:p text:style-name="P3"><text:span text:style-name="T32"><text:tab/><text:tab/>}</text:span></text:p>
      <text:p text:style-name="P3"><text:span text:style-name="T32"><text:tab/>} </text:span></text:p>
      <text:p text:style-name="P3"><text:span text:style-name="T32"><text:s text:c="2"/></text:span><text:span text:style-name="T28">//...........................</text:span></text:p>
      <text:p text:style-name="P3"><text:span text:style-name="T36">void</text:span><text:span text:style-name="T32"> find1_seq(</text:span><text:span text:style-name="T38">lisp</text:span><text:span text:style-name="T32"> </text:span><text:span text:style-name="T30">x</text:span><text:span text:style-name="T32">, </text:span><text:span text:style-name="T38">base</text:span><text:span text:style-name="T32"> </text:span><text:span text:style-name="T30">ch</text:span><text:span text:style-name="T32">, </text:span><text:span text:style-name="T36">bool</text:span><text:span text:style-name="T32"> &amp;</text:span><text:span text:style-name="T30">found</text:span><text:span text:style-name="T32">, </text:span><text:span text:style-name="T36">int</text:span><text:span text:style-name="T32"> &amp;</text:span><text:span text:style-name="T30">r</text:span><text:span text:style-name="T32">)</text:span></text:p>
      <text:p text:style-name="P3"><text:span text:style-name="T32">{</text:span></text:p>
      <text:p text:style-name="P3"><text:span text:style-name="T32"><text:tab/></text:span><text:span text:style-name="T36">if</text:span><text:span text:style-name="T32"> (!isNull(</text:span><text:span text:style-name="T30">x</text:span><text:span text:style-name="T32">)) {</text:span></text:p>
      <text:p text:style-name="P3"><text:span text:style-name="T32"><text:tab/><text:tab/>find1(head(</text:span><text:span text:style-name="T30">x</text:span><text:span text:style-name="T32">), </text:span><text:span text:style-name="T30">ch</text:span><text:span text:style-name="T32">, </text:span><text:span text:style-name="T30">found</text:span><text:span text:style-name="T32">,</text:span><text:span text:style-name="T30">r</text:span><text:span text:style-name="T32">);</text:span></text:p>
      <text:p text:style-name="P3"><text:span text:style-name="T32"><text:tab/><text:tab/>find1_seq(tail(</text:span><text:span text:style-name="T30">x</text:span><text:span text:style-name="T32">), </text:span><text:span text:style-name="T30">ch</text:span><text:span text:style-name="T32">, </text:span><text:span text:style-name="T30">found</text:span><text:span text:style-name="T32">,</text:span><text:span text:style-name="T30">r</text:span><text:span text:style-name="T32">);</text:span></text:p>
      <text:p text:style-name="P3"><text:span text:style-name="T32"><text:tab/>}</text:span></text:p>
      <text:p text:style-name="P3"><text:span text:style-name="T32">}</text:span></text:p>
      <text:p text:style-name="P3"><text:span text:style-name="T28">//......................</text:span></text:p>
      <text:p text:style-name="P4"/>
      <text:p text:style-name="P3"><text:span text:style-name="T36">struct</text:span><text:span text:style-name="T32"> </text:span><text:span text:style-name="T38">n</text:span><text:span text:style-name="T32"> {</text:span></text:p>
      <text:p text:style-name="P4"/>
      <text:p text:style-name="P3"><text:span text:style-name="T32"><text:tab/></text:span><text:span text:style-name="T38">base</text:span><text:span text:style-name="T32"> ch;</text:span></text:p>
      <text:p text:style-name="P3"><text:span text:style-name="T32"><text:tab/></text:span><text:span text:style-name="T38">n</text:span><text:span text:style-name="T32"> *tail;</text:span></text:p>
      <text:p text:style-name="P3"><text:span text:style-name="T32"><text:tab/></text:span><text:span text:style-name="T28">//n *head;</text:span></text:p>
      <text:p text:style-name="P3"><text:span text:style-name="T32">};</text:span></text:p>
      <text:p text:style-name="P3"><text:span text:style-name="T36">typedef</text:span><text:span text:style-name="T32"> </text:span><text:span text:style-name="T38">n</text:span><text:span text:style-name="T32"> *</text:span><text:span text:style-name="T38">p</text:span><text:span text:style-name="T32">;</text:span></text:p>
      <text:p text:style-name="P4"/>
      <text:p text:style-name="P3"><text:span text:style-name="T36">void</text:span><text:span text:style-name="T32"> f_seq(</text:span><text:span text:style-name="T38">lisp</text:span><text:span text:style-name="T32"> </text:span><text:span text:style-name="T30">x</text:span><text:span text:style-name="T32">, </text:span><text:span text:style-name="T38">lisp</text:span><text:span text:style-name="T32"> &amp;</text:span><text:span text:style-name="T30">y</text:span><text:span text:style-name="T32">, </text:span><text:span text:style-name="T38">p</text:span><text:span text:style-name="T32"> </text:span><text:span text:style-name="T30">head</text:span><text:span text:style-name="T32">);</text:span></text:p>
      <text:p text:style-name="P3"><text:span text:style-name="T38">lisp</text:span><text:span text:style-name="T32"> f(</text:span><text:span text:style-name="T38">lisp</text:span><text:span text:style-name="T32"> </text:span><text:span text:style-name="T30">x</text:span><text:span text:style-name="T32">, </text:span><text:span text:style-name="T38">lisp</text:span><text:span text:style-name="T32"> &amp;</text:span><text:span text:style-name="T30">y</text:span><text:span text:style-name="T32">, </text:span><text:span text:style-name="T38">p</text:span><text:span text:style-name="T32"> </text:span><text:span text:style-name="T30">head</text:span><text:span text:style-name="T32">);</text:span></text:p>
      <text:p text:style-name="P4"/>
      <text:p text:style-name="P3"><text:span text:style-name="T38">p</text:span><text:span text:style-name="T32"> find(</text:span><text:span text:style-name="T38">p</text:span><text:span text:style-name="T32"> </text:span><text:span text:style-name="T30">head</text:span><text:span text:style-name="T32">, </text:span><text:span text:style-name="T38">base</text:span><text:span text:style-name="T32"> </text:span><text:span text:style-name="T30">c</text:span><text:span text:style-name="T32">, </text:span><text:span text:style-name="T36">bool</text:span><text:span text:style-name="T32"> &amp;</text:span><text:span text:style-name="T30">found</text:span><text:span text:style-name="T32">);</text:span></text:p>
      <text:p text:style-name="P3"><text:span text:style-name="T38">lisp</text:span><text:span text:style-name="T32"> f(</text:span><text:span text:style-name="T38">lisp</text:span><text:span text:style-name="T32"> </text:span><text:span text:style-name="T30">x</text:span><text:span text:style-name="T32">, </text:span><text:span text:style-name="T38">lisp</text:span><text:span text:style-name="T32"> &amp;</text:span><text:span text:style-name="T30">y</text:span><text:span text:style-name="T32">,</text:span><text:span text:style-name="T38">p</text:span><text:span text:style-name="T32"> </text:span><text:span text:style-name="T30">head</text:span><text:span text:style-name="T32">)</text:span></text:p>
      <text:p text:style-name="P3"><text:span text:style-name="T32">{</text:span></text:p>
      <text:p text:style-name="P4"/>
      <text:p text:style-name="P3"><text:span text:style-name="T32"><text:tab/></text:span></text:p>
      <text:p text:style-name="P3"><text:span text:style-name="T32"><text:tab/></text:span><text:span text:style-name="T36">if</text:span><text:span text:style-name="T32"> (isNull(</text:span><text:span text:style-name="T30">x</text:span><text:span text:style-name="T32">)) </text:span><text:span text:style-name="T36">return</text:span><text:span text:style-name="T32"> </text:span><text:span text:style-name="T36">nullptr</text:span><text:span text:style-name="T32">;</text:span></text:p>
      <text:p text:style-name="P3"><text:span text:style-name="T32"><text:tab/></text:span><text:span text:style-name="T36">else</text:span><text:span text:style-name="T32"> </text:span><text:span text:style-name="T36">if</text:span><text:span text:style-name="T32"> (isAtom(</text:span><text:span text:style-name="T30">x</text:span><text:span text:style-name="T32">)) {</text:span></text:p>
      <text:p text:style-name="P3"><text:span text:style-name="T32"><text:tab/><text:tab/></text:span><text:span text:style-name="T36">bool</text:span><text:span text:style-name="T32"> found = </text:span><text:span text:style-name="T36">false</text:span><text:span text:style-name="T32">;</text:span></text:p>
      <text:p text:style-name="P3"><text:span text:style-name="T32"><text:tab/><text:tab/>find(</text:span><text:span text:style-name="T30">head</text:span><text:span text:style-name="T32">, </text:span><text:span text:style-name="T30">x</text:span><text:span text:style-name="T32">-&gt;node.atom, found);</text:span></text:p>
      <text:p text:style-name="P3"><text:span text:style-name="T32"><text:tab/><text:tab/></text:span><text:span text:style-name="T36">if</text:span><text:span text:style-name="T32"> (found == </text:span><text:span text:style-name="T36">true</text:span><text:span text:style-name="T32">)</text:span></text:p>
      <text:p text:style-name="P3"><text:span text:style-name="T32"><text:tab/><text:tab/>{</text:span></text:p>
      <text:p text:style-name="P3"><text:span text:style-name="T32"><text:tab/><text:tab/><text:tab/></text:span></text:p>
      <text:p text:style-name="P3"><text:span text:style-name="T32"><text:tab/><text:tab/></text:span><text:span text:style-name="T30">y</text:span><text:span text:style-name="T32"> = cons(make_atom(</text:span><text:span text:style-name="T30">x</text:span><text:span text:style-name="T32">-&gt;node.atom),</text:span><text:span text:style-name="T30">y</text:span><text:span text:style-name="T32">);</text:span></text:p>
      <text:p text:style-name="P3"><text:span text:style-name="T32"><text:tab/></text:span></text:p>
      <text:p text:style-name="P3"><text:span text:style-name="T32"><text:tab/><text:tab/>};</text:span><text:span text:style-name="T28">// return;</text:span></text:p>
      <text:p text:style-name="P3"><text:span text:style-name="T32"><text:tab/>}</text:span></text:p>
      <text:p text:style-name="P3"><text:span text:style-name="T32"><text:tab/></text:span><text:span text:style-name="T36">else</text:span><text:span text:style-name="T32"> {</text:span></text:p>
      <text:p text:style-name="P3"><text:span text:style-name="T32"><text:tab/><text:tab/>f_seq(</text:span><text:span text:style-name="T30">x</text:span><text:span text:style-name="T32">, </text:span><text:span text:style-name="T30">y</text:span><text:span text:style-name="T32">,</text:span><text:span text:style-name="T30">head</text:span><text:span text:style-name="T32">);</text:span></text:p>
      <text:p text:style-name="P3"><text:span text:style-name="T32"><text:tab/><text:tab/></text:span><text:span text:style-name="T36">return</text:span><text:span text:style-name="T32"> </text:span><text:span text:style-name="T30">y</text:span><text:span text:style-name="T32">;</text:span></text:p>
      <text:p text:style-name="P3"><text:span text:style-name="T32"><text:tab/>}</text:span></text:p>
      <text:p text:style-name="P3"><text:span text:style-name="T32">}</text:span></text:p>
      <text:p text:style-name="P4"/>
      <text:p text:style-name="P3"><text:soft-page-break/><text:span text:style-name="T36">void</text:span><text:span text:style-name="T32"> f_seq(</text:span><text:span text:style-name="T38">lisp</text:span><text:span text:style-name="T32"> </text:span><text:span text:style-name="T30">x</text:span><text:span text:style-name="T32">, </text:span><text:span text:style-name="T38">lisp</text:span><text:span text:style-name="T32"> &amp;</text:span><text:span text:style-name="T30">y</text:span><text:span text:style-name="T32">,</text:span><text:span text:style-name="T38">p</text:span><text:span text:style-name="T32"> </text:span><text:span text:style-name="T30">head1</text:span><text:span text:style-name="T32">)</text:span></text:p>
      <text:p text:style-name="P3"><text:span text:style-name="T32">{</text:span></text:p>
      <text:p text:style-name="P3"><text:span text:style-name="T32"><text:tab/></text:span><text:span text:style-name="T36">if</text:span><text:span text:style-name="T32"> (!isNull(</text:span><text:span text:style-name="T30">x</text:span><text:span text:style-name="T32">)) {</text:span></text:p>
      <text:p text:style-name="P3"><text:span text:style-name="T32"><text:tab/><text:tab/>f(head(</text:span><text:span text:style-name="T30">x</text:span><text:span text:style-name="T32">), </text:span><text:span text:style-name="T30">y</text:span><text:span text:style-name="T32">,</text:span><text:span text:style-name="T30">head1</text:span><text:span text:style-name="T32">);</text:span></text:p>
      <text:p text:style-name="P3"><text:span text:style-name="T32"><text:tab/><text:tab/>f_seq(tail(</text:span><text:span text:style-name="T30">x</text:span><text:span text:style-name="T32">), </text:span><text:span text:style-name="T30">y</text:span><text:span text:style-name="T32">,</text:span><text:span text:style-name="T30">head1</text:span><text:span text:style-name="T32">);</text:span></text:p>
      <text:p text:style-name="P3"><text:span text:style-name="T32"><text:tab/>}</text:span></text:p>
      <text:p text:style-name="P3"><text:span text:style-name="T32">}</text:span></text:p>
      <text:p text:style-name="P4"/>
      <text:p text:style-name="P3"><text:span text:style-name="T38">p</text:span><text:span text:style-name="T32"> tail_l(</text:span><text:span text:style-name="T38">p</text:span><text:span text:style-name="T32"> </text:span><text:span text:style-name="T30">head</text:span><text:span text:style-name="T32">)</text:span></text:p>
      <text:p text:style-name="P3"><text:span text:style-name="T32">{</text:span></text:p>
      <text:p text:style-name="P3"><text:span text:style-name="T32"><text:tab/></text:span><text:span text:style-name="T36">return</text:span><text:span text:style-name="T32"> </text:span><text:span text:style-name="T30">head</text:span><text:span text:style-name="T32">-&gt;tail;</text:span></text:p>
      <text:p text:style-name="P3"><text:span text:style-name="T32">}</text:span></text:p>
      <text:p text:style-name="P3"><text:span text:style-name="T38">p</text:span><text:span text:style-name="T32"> write_l(</text:span><text:span text:style-name="T38">p</text:span><text:span text:style-name="T32"> </text:span><text:span text:style-name="T30">head</text:span><text:span text:style-name="T32">)</text:span></text:p>
      <text:p text:style-name="P3"><text:span text:style-name="T32">{</text:span></text:p>
      <text:p text:style-name="P3"><text:span text:style-name="T32"><text:tab/></text:span><text:span text:style-name="T36">if</text:span><text:span text:style-name="T32"> (</text:span><text:span text:style-name="T30">head</text:span><text:span text:style-name="T32"> != </text:span><text:span text:style-name="T40">NULL</text:span><text:span text:style-name="T32">)</text:span></text:p>
      <text:p text:style-name="P3"><text:span text:style-name="T32"><text:tab/>{</text:span></text:p>
      <text:p text:style-name="P3"><text:span text:style-name="T32"><text:tab/><text:tab/></text:span><text:span text:style-name="T28">//if (head == nullptr) return nullptr;;</text:span></text:p>
      <text:p text:style-name="P3"><text:span text:style-name="T32"><text:tab/><text:tab/>cout </text:span><text:span text:style-name="T41">&lt;&lt;</text:span><text:span text:style-name="T32"> </text:span><text:span text:style-name="T30">head</text:span><text:span text:style-name="T32">-&gt;ch </text:span><text:span text:style-name="T41">&lt;&lt;</text:span><text:span text:style-name="T32"> endl;</text:span></text:p>
      <text:p text:style-name="P3"><text:span text:style-name="T32"><text:tab/><text:tab/>write_l(tail_l(</text:span><text:span text:style-name="T30">head</text:span><text:span text:style-name="T32">));</text:span></text:p>
      <text:p text:style-name="P3"><text:span text:style-name="T32">}</text:span></text:p>
      <text:p text:style-name="P3"><text:span text:style-name="T32"><text:tab/></text:span><text:span text:style-name="T36">else</text:span><text:span text:style-name="T32"> </text:span><text:span text:style-name="T36">return</text:span><text:span text:style-name="T32"> </text:span><text:span text:style-name="T36">nullptr</text:span><text:span text:style-name="T32">;</text:span></text:p>
      <text:p text:style-name="P3"><text:span text:style-name="T32">}</text:span></text:p>
      <text:p text:style-name="P4"/>
      <text:p text:style-name="P3"><text:span text:style-name="T38">p</text:span><text:span text:style-name="T32"> find(</text:span><text:span text:style-name="T38">p</text:span><text:span text:style-name="T32"> </text:span><text:span text:style-name="T30">head</text:span><text:span text:style-name="T32">, </text:span><text:span text:style-name="T38">base</text:span><text:span text:style-name="T32"> </text:span><text:span text:style-name="T30">c</text:span><text:span text:style-name="T32">, </text:span><text:span text:style-name="T36">bool</text:span><text:span text:style-name="T32"> &amp;</text:span><text:span text:style-name="T30">found</text:span><text:span text:style-name="T32">) </text:span><text:span text:style-name="T28">// found true - </text:span><text:span text:style-name="T27">найден</text:span></text:p>
      <text:p text:style-name="P3"><text:span text:style-name="T32">{</text:span></text:p>
      <text:p text:style-name="P3"><text:span text:style-name="T32"><text:tab/></text:span></text:p>
      <text:p text:style-name="P3"><text:span text:style-name="T32"><text:tab/></text:span><text:span text:style-name="T36">if</text:span><text:span text:style-name="T32"> (</text:span><text:span text:style-name="T30">head</text:span><text:span text:style-name="T32"> != </text:span><text:span text:style-name="T36">nullptr</text:span><text:span text:style-name="T32">) {</text:span></text:p>
      <text:p text:style-name="P3"><text:span text:style-name="T32"><text:tab/><text:tab/></text:span><text:span text:style-name="T36">if</text:span><text:span text:style-name="T32"> (</text:span><text:span text:style-name="T30">head</text:span><text:span text:style-name="T32">-&gt;ch == </text:span><text:span text:style-name="T30">c</text:span><text:span text:style-name="T32">) {</text:span></text:p>
      <text:p text:style-name="P3"><text:span text:style-name="T32"><text:tab/><text:tab/><text:tab/></text:span><text:span text:style-name="T30">found</text:span><text:span text:style-name="T32"> = </text:span><text:span text:style-name="T36">true</text:span><text:span text:style-name="T32">;</text:span></text:p>
      <text:p text:style-name="P3"><text:span text:style-name="T32"><text:tab/><text:tab/><text:tab/></text:span><text:span text:style-name="T36">return</text:span><text:span text:style-name="T32"> </text:span><text:span text:style-name="T40">NULL</text:span><text:span text:style-name="T32">;</text:span></text:p>
      <text:p text:style-name="P3"><text:span text:style-name="T32"><text:tab/><text:tab/>}</text:span></text:p>
      <text:p text:style-name="P3"><text:span text:style-name="T32"><text:tab/><text:tab/></text:span><text:span text:style-name="T36">else</text:span><text:span text:style-name="T32"> find(tail_l(</text:span><text:span text:style-name="T30">head</text:span><text:span text:style-name="T32">), </text:span><text:span text:style-name="T30">c</text:span><text:span text:style-name="T32">, </text:span><text:span text:style-name="T30">found</text:span><text:span text:style-name="T32">);</text:span></text:p>
      <text:p text:style-name="P3"><text:span text:style-name="T32"><text:tab/>}</text:span></text:p>
      <text:p text:style-name="P3"><text:span text:style-name="T32"><text:tab/></text:span><text:span text:style-name="T36">else</text:span><text:span text:style-name="T32"> </text:span><text:span text:style-name="T36">return</text:span><text:span text:style-name="T32"> </text:span><text:span text:style-name="T40">NULL</text:span><text:span text:style-name="T32">;</text:span></text:p>
      <text:p text:style-name="P3"><text:span text:style-name="T32">}</text:span></text:p>
      <text:p text:style-name="P4"/>
      <text:p text:style-name="P3"><text:span text:style-name="T38">p</text:span><text:span text:style-name="T32"> change( </text:span><text:span text:style-name="T38">lisp</text:span><text:span text:style-name="T32"> </text:span><text:span text:style-name="T30">s</text:span><text:span text:style-name="T32">,</text:span><text:span text:style-name="T38">lisp</text:span><text:span text:style-name="T32"> </text:span><text:span text:style-name="T30">s1</text:span><text:span text:style-name="T32">,</text:span><text:span text:style-name="T38">p</text:span><text:span text:style-name="T32"> &amp;</text:span><text:span text:style-name="T30">t</text:span><text:span text:style-name="T32">, </text:span><text:span text:style-name="T38">p</text:span><text:span text:style-name="T32"> &amp;</text:span><text:span text:style-name="T30">head</text:span><text:span text:style-name="T32">,</text:span><text:span text:style-name="T36">int</text:span><text:span text:style-name="T32"> &amp;</text:span><text:span text:style-name="T30">k</text:span><text:span text:style-name="T32">);</text:span></text:p>
      <text:p text:style-name="P3"><text:span text:style-name="T36">void</text:span><text:span text:style-name="T32"> change_seq( </text:span><text:span text:style-name="T38">lisp</text:span><text:span text:style-name="T32"> </text:span><text:span text:style-name="T30">s</text:span><text:span text:style-name="T32">,</text:span><text:span text:style-name="T38">lisp</text:span><text:span text:style-name="T32"> </text:span><text:span text:style-name="T30">s1</text:span><text:span text:style-name="T32">,</text:span><text:span text:style-name="T38">p</text:span><text:span text:style-name="T32"> &amp;</text:span><text:span text:style-name="T30">t</text:span><text:span text:style-name="T32">,</text:span><text:span text:style-name="T38">p</text:span><text:span text:style-name="T32"> &amp;</text:span><text:span text:style-name="T30">head</text:span><text:span text:style-name="T32">,</text:span><text:span text:style-name="T36">int</text:span><text:span text:style-name="T32"> &amp;</text:span><text:span text:style-name="T30">k</text:span><text:span text:style-name="T32">);</text:span></text:p>
      <text:p text:style-name="P3"><text:span text:style-name="T28">//p s4;</text:span></text:p>
      <text:p text:style-name="P3"><text:span text:style-name="T28">//lisp s1;</text:span></text:p>
      <text:p text:style-name="P3"><text:span text:style-name="T36">int</text:span><text:span text:style-name="T32"> main()</text:span></text:p>
      <text:p text:style-name="P3"><text:span text:style-name="T32">{</text:span></text:p>
      <text:p text:style-name="P3"><text:span text:style-name="T32"><text:tab/>setlocale(0, </text:span><text:span text:style-name="T34">"rus"</text:span><text:span text:style-name="T32">);</text:span></text:p>
      <text:p text:style-name="P3"><text:span text:style-name="T32"><text:tab/></text:span><text:span text:style-name="T38">lisp</text:span><text:span text:style-name="T32"> <text:s/>s1,s2, s3;</text:span></text:p>
      <text:p text:style-name="P3"><text:span text:style-name="T32"><text:tab/></text:span><text:span text:style-name="T38">p</text:span><text:span text:style-name="T32"> s4;</text:span></text:p>
      <text:p text:style-name="P3"><text:span text:style-name="T32"><text:tab/></text:span><text:span text:style-name="T28">// <text:s text:c="3"/>cout &lt;&lt; boolalpha;</text:span></text:p>
      <text:p text:style-name="P4"/>
      <text:p text:style-name="P3"><text:span text:style-name="T32"><text:tab/></text:span><text:span text:style-name="T38">p</text:span><text:span text:style-name="T32"> head;</text:span></text:p>
      <text:p text:style-name="P3"><text:span text:style-name="T32"><text:tab/></text:span><text:span text:style-name="T36">int</text:span><text:span text:style-name="T32"> k = 0;</text:span></text:p>
      <text:p text:style-name="P3"><text:span text:style-name="T32"><text:tab/>cout </text:span><text:span text:style-name="T41">&lt;&lt;</text:span><text:span text:style-name="T32"> </text:span><text:span text:style-name="T34">"</text:span><text:span text:style-name="T35">введите</text:span><text:span text:style-name="T34"> list1:"</text:span><text:span text:style-name="T32"> </text:span><text:span text:style-name="T41">&lt;&lt;</text:span><text:span text:style-name="T32"> endl;</text:span></text:p>
      <text:p text:style-name="P3"><text:span text:style-name="T32"><text:tab/>read_lisp(s1);</text:span></text:p>
      <text:p text:style-name="P3"><text:span text:style-name="T32"><text:tab/>cout </text:span><text:span text:style-name="T41">&lt;&lt;</text:span><text:span text:style-name="T32"> </text:span><text:span text:style-name="T34">"</text:span><text:span text:style-name="T35">введен</text:span><text:span text:style-name="T34"> list1: "</text:span><text:span text:style-name="T32"> </text:span><text:span text:style-name="T41">&lt;&lt;</text:span><text:span text:style-name="T32"> endl;</text:span></text:p>
      <text:p text:style-name="P3"><text:span text:style-name="T32"><text:tab/>write_lisp(s1);</text:span></text:p>
      <text:p text:style-name="P3"><text:span text:style-name="T32"><text:tab/>cout </text:span><text:span text:style-name="T41">&lt;&lt;</text:span><text:span text:style-name="T32"> endl;</text:span></text:p>
      <text:p text:style-name="P3"><text:span text:style-name="T32"><text:tab/>cout </text:span><text:span text:style-name="T41">&lt;&lt;</text:span><text:span text:style-name="T32"> </text:span><text:span text:style-name="T34">"change:\n"</text:span><text:span text:style-name="T32">;</text:span></text:p>
      <text:p text:style-name="P3"><text:span text:style-name="T32"><text:s/>change(s1,s1, s4, head,k);</text:span></text:p>
      <text:p text:style-name="P3"><text:span text:style-name="T32"><text:tab/></text:span><text:span text:style-name="T28">//write_lisp();</text:span></text:p>
      <text:p text:style-name="P3"><text:span text:style-name="T32"><text:s/>cout </text:span><text:span text:style-name="T41">&lt;&lt;</text:span><text:span text:style-name="T32"> k </text:span><text:span text:style-name="T41">&lt;&lt;</text:span><text:span text:style-name="T32"> endl;</text:span></text:p>
      <text:p text:style-name="P3"><text:span text:style-name="T32"><text:s/></text:span><text:span text:style-name="T36">if</text:span><text:span text:style-name="T32"> (k == 0) {</text:span></text:p>
      <text:p text:style-name="P3"><text:span text:style-name="T32"><text:tab/> cout </text:span><text:span text:style-name="T41">&lt;&lt;</text:span><text:span text:style-name="T32"> </text:span><text:span text:style-name="T34">"()"</text:span><text:span text:style-name="T32">; system(</text:span><text:span text:style-name="T34">"pause"</text:span><text:span text:style-name="T32">); </text:span><text:span text:style-name="T36">return</text:span><text:span text:style-name="T32"> 0;</text:span></text:p>
      <text:p text:style-name="P3"><text:span text:style-name="T32"><text:s/>};</text:span></text:p>
      <text:p text:style-name="P3"><text:span text:style-name="T32"><text:s/>s4-&gt;tail = </text:span><text:span text:style-name="T36">nullptr</text:span><text:span text:style-name="T32">;</text:span></text:p>
      <text:p text:style-name="P3"><text:span text:style-name="T32"><text:s/></text:span><text:span text:style-name="T28">//write_l(head);</text:span></text:p>
      <text:p text:style-name="P3"><text:span text:style-name="T32"><text:tab/>cout </text:span><text:span text:style-name="T41">&lt;&lt;</text:span><text:span text:style-name="T32"> </text:span><text:span text:style-name="T34">"flatten </text:span><text:span text:style-name="T35">списка</text:span><text:span text:style-name="T34"> = "</text:span><text:span text:style-name="T32"> </text:span><text:span text:style-name="T41">&lt;&lt;</text:span><text:span text:style-name="T32"> endl;</text:span></text:p>
      <text:p text:style-name="P3"><text:span text:style-name="T32"><text:tab/>s3 = </text:span><text:span text:style-name="T36">nullptr</text:span><text:span text:style-name="T32">;</text:span></text:p>
      <text:p text:style-name="P3"><text:soft-page-break/><text:span text:style-name="T32"><text:tab/>s3 = f(s1, s3,head);</text:span></text:p>
      <text:p text:style-name="P3"><text:span text:style-name="T28">//<text:tab/>s3 = flatten1(s1,head);</text:span></text:p>
      <text:p text:style-name="P3"><text:span text:style-name="T32"><text:tab/></text:span></text:p>
      <text:p text:style-name="P3"><text:span text:style-name="T32"><text:tab/>write_lisp(s3);</text:span></text:p>
      <text:p text:style-name="P3"><text:span text:style-name="T32"><text:tab/>cout </text:span><text:span text:style-name="T41">&lt;&lt;</text:span><text:span text:style-name="T32"> endl;</text:span></text:p>
      <text:p text:style-name="P3"><text:span text:style-name="T32"><text:tab/></text:span></text:p>
      <text:p text:style-name="P3"><text:span text:style-name="T32"><text:tab/>system(</text:span><text:span text:style-name="T34">"pause"</text:span><text:span text:style-name="T32">);</text:span></text:p>
      <text:p text:style-name="P3"><text:span text:style-name="T32"><text:tab/></text:span><text:span text:style-name="T36">return</text:span><text:span text:style-name="T32"> 0;</text:span></text:p>
      <text:p text:style-name="P3"><text:span text:style-name="T32">}</text:span></text:p>
      <text:p text:style-name="P3"><text:span text:style-name="T28">//</text:span></text:p>
      <text:p text:style-name="P3"><text:span text:style-name="T38">p</text:span><text:span text:style-name="T32"> change( </text:span><text:span text:style-name="T38">lisp</text:span><text:span text:style-name="T32"> </text:span><text:span text:style-name="T30">x</text:span><text:span text:style-name="T32">, </text:span><text:span text:style-name="T38">lisp</text:span><text:span text:style-name="T32"> </text:span><text:span text:style-name="T30">s1</text:span><text:span text:style-name="T32">,</text:span><text:span text:style-name="T38">p</text:span><text:span text:style-name="T32"> &amp;</text:span><text:span text:style-name="T30">t</text:span><text:span text:style-name="T32">, </text:span><text:span text:style-name="T38">p</text:span><text:span text:style-name="T32"> &amp;</text:span><text:span text:style-name="T30">head</text:span><text:span text:style-name="T32">,</text:span><text:span text:style-name="T36">int</text:span><text:span text:style-name="T32"> &amp;</text:span><text:span text:style-name="T30">k</text:span><text:span text:style-name="T32">)</text:span></text:p>
      <text:p text:style-name="P3"><text:span text:style-name="T33"><text:tab/></text:span><text:span text:style-name="T39">p</text:span><text:span text:style-name="T33"> u;</text:span></text:p>
      <text:p text:style-name="P3"><text:span text:style-name="T32"><text:tab/></text:span><text:span text:style-name="T36">if</text:span><text:span text:style-name="T32"> (isNull(</text:span><text:span text:style-name="T30">x</text:span><text:span text:style-name="T32">)) cout </text:span><text:span text:style-name="T41">&lt;&lt;</text:span><text:span text:style-name="T32"> </text:span><text:span text:style-name="T34">" ()"</text:span><text:span text:style-name="T32">;</text:span></text:p>
      <text:p text:style-name="P3"><text:span text:style-name="T32"><text:tab/></text:span><text:span text:style-name="T36">else</text:span><text:span text:style-name="T32"> </text:span><text:span text:style-name="T36">if</text:span><text:span text:style-name="T32"> (isAtom(</text:span><text:span text:style-name="T30">x</text:span><text:span text:style-name="T32">)) {</text:span></text:p>
      <text:p text:style-name="P3"><text:span text:style-name="T32"><text:tab/><text:tab/></text:span></text:p>
      <text:p text:style-name="P3"><text:span text:style-name="T32"><text:tab/><text:tab/></text:span><text:span text:style-name="T36">int</text:span><text:span text:style-name="T32"> r1 = 0;</text:span></text:p>
      <text:p text:style-name="P3"><text:span text:style-name="T32"><text:tab/><text:tab/><text:tab/></text:span><text:span text:style-name="T36">bool</text:span><text:span text:style-name="T32"> found = </text:span><text:span text:style-name="T36">false</text:span><text:span text:style-name="T32">;</text:span></text:p>
      <text:p text:style-name="P3"><text:span text:style-name="T32"><text:tab/><text:tab/><text:tab/>find1(</text:span><text:span text:style-name="T30">s1</text:span><text:span text:style-name="T32">, </text:span><text:span text:style-name="T30">x</text:span><text:span text:style-name="T32">-&gt;node.atom, found,r1);</text:span></text:p>
      <text:p text:style-name="P3"><text:span text:style-name="T32"><text:tab/><text:tab/><text:tab/></text:span></text:p>
      <text:p text:style-name="P3"><text:span text:style-name="T32"><text:tab/><text:tab/><text:tab/><text:tab/></text:span><text:span text:style-name="T36">if</text:span><text:span text:style-name="T32"> (found == </text:span><text:span text:style-name="T36">false</text:span><text:span text:style-name="T32">) {</text:span></text:p>
      <text:p text:style-name="P3"><text:span text:style-name="T32"><text:tab/><text:tab/><text:tab/><text:tab/><text:tab/></text:span><text:span text:style-name="T30">k</text:span><text:span text:style-name="T32">++;</text:span></text:p>
      <text:p text:style-name="P3"><text:span text:style-name="T32"><text:tab/><text:tab/><text:tab/><text:tab/><text:tab/>u = </text:span><text:span text:style-name="T36">new</text:span><text:span text:style-name="T32"> (</text:span><text:span text:style-name="T38">n</text:span><text:span text:style-name="T32">);</text:span></text:p>
      <text:p text:style-name="P3"><text:span text:style-name="T32"><text:tab/><text:tab/><text:tab/><text:tab/><text:tab/></text:span><text:span text:style-name="T37">if</text:span><text:span text:style-name="T33"> (</text:span><text:span text:style-name="T31">k</text:span><text:span text:style-name="T33"> == 1) </text:span><text:span text:style-name="T31">head</text:span><text:span text:style-name="T33"> = u;</text:span></text:p>
      <text:p text:style-name="P3"><text:span text:style-name="T33"><text:tab/><text:tab/><text:tab/><text:tab/><text:tab/></text:span><text:span text:style-name="T36">if</text:span><text:span text:style-name="T32"> (</text:span><text:span text:style-name="T30">k</text:span><text:span text:style-name="T32"> &gt; 1) </text:span><text:span text:style-name="T30">t</text:span><text:span text:style-name="T32">-&gt;tail = u;</text:span></text:p>
      <text:p text:style-name="P3"><text:span text:style-name="T32"><text:tab/><text:tab/><text:tab/><text:tab/><text:tab/></text:span><text:span text:style-name="T30">t</text:span><text:span text:style-name="T32"> = u;</text:span></text:p>
      <text:p text:style-name="P3"><text:span text:style-name="T32"><text:tab/><text:tab/><text:tab/><text:tab/><text:tab/></text:span><text:span text:style-name="T30">t</text:span><text:span text:style-name="T32">-&gt;tail = </text:span><text:span text:style-name="T36">nullptr</text:span><text:span text:style-name="T32">;</text:span></text:p>
      <text:p text:style-name="P3"><text:span text:style-name="T32"><text:tab/><text:tab/><text:tab/><text:tab/><text:tab/></text:span><text:span text:style-name="T30">t</text:span><text:span text:style-name="T32">-&gt;ch = </text:span><text:span text:style-name="T30">x</text:span><text:span text:style-name="T32">-&gt;node.atom;</text:span></text:p>
      <text:p text:style-name="P3"><text:span text:style-name="T32"><text:tab/><text:tab/><text:tab/><text:tab/>}</text:span></text:p>
      <text:p text:style-name="P3"><text:span text:style-name="T32"><text:tab/><text:tab/></text:span></text:p>
      <text:p text:style-name="P3"><text:span text:style-name="T32"><text:tab/><text:tab/><text:tab/></text:span></text:p>
      <text:p text:style-name="P3"><text:span text:style-name="T32"><text:tab/><text:tab/> </text:span><text:span text:style-name="T36">return</text:span><text:span text:style-name="T32"> </text:span><text:span text:style-name="T36">nullptr</text:span><text:span text:style-name="T32">;</text:span></text:p>
      <text:p text:style-name="P3"><text:span text:style-name="T32"><text:tab/>}</text:span></text:p>
      <text:p text:style-name="P3"><text:span text:style-name="T32"><text:tab/></text:span><text:span text:style-name="T36">else</text:span><text:span text:style-name="T32"> {</text:span></text:p>
      <text:p text:style-name="P3"><text:span text:style-name="T32"><text:tab/><text:tab/>change_seq(</text:span><text:span text:style-name="T30">x</text:span><text:span text:style-name="T32">,</text:span><text:span text:style-name="T30">s1</text:span><text:span text:style-name="T32">,</text:span><text:span text:style-name="T30">t</text:span><text:span text:style-name="T32">,</text:span><text:span text:style-name="T30">head</text:span><text:span text:style-name="T32">,</text:span><text:span text:style-name="T30">k</text:span><text:span text:style-name="T32">);</text:span></text:p>
      <text:p text:style-name="P3"><text:span text:style-name="T32"><text:tab/><text:tab/></text:span><text:span text:style-name="T36">return</text:span><text:span text:style-name="T32"> </text:span><text:span text:style-name="T30">t</text:span><text:span text:style-name="T32">;</text:span></text:p>
      <text:p text:style-name="P3"><text:span text:style-name="T32"><text:tab/>}</text:span></text:p>
      <text:p text:style-name="P3"><text:span text:style-name="T32">} </text:span></text:p>
      <text:p text:style-name="P3"><text:span text:style-name="T36">void</text:span><text:span text:style-name="T32"> change_seq( </text:span><text:span text:style-name="T38">lisp</text:span><text:span text:style-name="T32"> </text:span><text:span text:style-name="T30">x</text:span><text:span text:style-name="T32">, </text:span><text:span text:style-name="T38">lisp</text:span><text:span text:style-name="T32"> </text:span><text:span text:style-name="T30">s1</text:span><text:span text:style-name="T32">,</text:span><text:span text:style-name="T38">p</text:span><text:span text:style-name="T32"> &amp;</text:span><text:span text:style-name="T30">t</text:span><text:span text:style-name="T32">, </text:span><text:span text:style-name="T38">p</text:span><text:span text:style-name="T32"> &amp;</text:span><text:span text:style-name="T30">head1</text:span><text:span text:style-name="T32">,</text:span><text:span text:style-name="T36">int</text:span><text:span text:style-name="T32"> &amp;</text:span><text:span text:style-name="T30">k</text:span><text:span text:style-name="T32">)</text:span></text:p>
      <text:p text:style-name="P3"><text:span text:style-name="T32">{</text:span></text:p>
      <text:p text:style-name="P3"><text:span text:style-name="T32"><text:tab/></text:span><text:span text:style-name="T36">if</text:span><text:span text:style-name="T32"> (!isNull(</text:span><text:span text:style-name="T30">x</text:span><text:span text:style-name="T32">)) {</text:span></text:p>
      <text:p text:style-name="P3"><text:span text:style-name="T32"><text:tab/><text:tab/>change(head(</text:span><text:span text:style-name="T30">x</text:span><text:span text:style-name="T32">),</text:span><text:span text:style-name="T30">s1</text:span><text:span text:style-name="T32">,</text:span><text:span text:style-name="T30">t</text:span><text:span text:style-name="T32">,</text:span><text:span text:style-name="T30">head1</text:span><text:span text:style-name="T32">,</text:span><text:span text:style-name="T30">k</text:span><text:span text:style-name="T32">);</text:span></text:p>
      <text:p text:style-name="P3"><text:span text:style-name="T32"><text:tab/><text:tab/>change_seq(tail(</text:span><text:span text:style-name="T30">x</text:span><text:span text:style-name="T32">),</text:span><text:span text:style-name="T30">s1</text:span><text:span text:style-name="T32">,</text:span><text:span text:style-name="T30">t</text:span><text:span text:style-name="T32">,</text:span><text:span text:style-name="T30">head1</text:span><text:span text:style-name="T32">,</text:span><text:span text:style-name="T30">k</text:span><text:span text:style-name="T32">);</text:span></text:p>
      <text:p text:style-name="P4"/>
      <text:p text:style-name="P3"><text:span text:style-name="T32"><text:tab/>}</text:span></text:p>
      <text:p text:style-name="P3"><text:span text:style-name="T32">}</text:span></text:p>
      <text:p text:style-name="P1">Файл<text:span text:style-name="T25"> </text:span><text:span text:style-name="T30">#include</text:span><text:span text:style-name="T32"> </text:span><text:span text:style-name="T34">"l_intrfc.h"</text:span></text:p>
      <text:p text:style-name="P5"/>
      <text:p text:style-name="P3"><text:span text:style-name="T30">#ifndef</text:span><text:span text:style-name="T32"> </text:span><text:span text:style-name="T40">L_INTRFC_H</text:span></text:p>
      <text:p text:style-name="P3"><text:span text:style-name="T30">#define</text:span><text:span text:style-name="T32"> L_INTRFC_H</text:span></text:p>
      <text:p text:style-name="P4"/>
      <text:p text:style-name="P4"/>
      <text:p text:style-name="P4"/>
      <text:p text:style-name="P3"><text:span text:style-name="T36">namespace</text:span><text:span text:style-name="T32"> h_list</text:span></text:p>
      <text:p text:style-name="P3"><text:span text:style-name="T32">{</text:span></text:p>
      <text:p text:style-name="P3"><text:span text:style-name="T32"><text:s text:c="4"/></text:span><text:span text:style-name="T36">typedef</text:span><text:span text:style-name="T32"> </text:span><text:span text:style-name="T36">char</text:span><text:span text:style-name="T32"> base;<text:tab/></text:span><text:span text:style-name="T28">// </text:span><text:span text:style-name="T27">базовый</text:span><text:span text:style-name="T28"> </text:span><text:span text:style-name="T27">тип</text:span><text:span text:style-name="T28"> </text:span><text:span text:style-name="T27">элементов</text:span><text:span text:style-name="T28"> (</text:span><text:span text:style-name="T27">атомов</text:span><text:span text:style-name="T28">)</text:span></text:p>
      <text:p text:style-name="P4"/>
      <text:p text:style-name="P3"><text:span text:style-name="T32"><text:s text:c="4"/></text:span><text:span text:style-name="T36">struct</text:span><text:span text:style-name="T32"> s_expr;</text:span></text:p>
      <text:p text:style-name="P3"><text:span text:style-name="T32"><text:s text:c="4"/></text:span><text:span text:style-name="T36">struct</text:span><text:span text:style-name="T32"> <text:s/>two_ptr</text:span></text:p>
      <text:p text:style-name="P3"><text:span text:style-name="T32"><text:s text:c="8"/>{</text:span></text:p>
      <text:p text:style-name="P3"><text:span text:style-name="T32"><text:s text:c="8"/>s_expr *hd;</text:span></text:p>
      <text:p text:style-name="P3"><text:span text:style-name="T32"><text:s text:c="8"/>s_expr *tl;</text:span></text:p>
      <text:p text:style-name="P3"><text:span text:style-name="T32"><text:s text:c="4"/>} ;<text:tab/></text:span><text:span text:style-name="T28">//end two_ptr;</text:span></text:p>
      <text:p text:style-name="P4"/>
      <text:p text:style-name="P3"><text:span text:style-name="T32"><text:s text:c="4"/></text:span><text:span text:style-name="T36">struct</text:span><text:span text:style-name="T32"> s_expr {</text:span></text:p>
      <text:p text:style-name="P3"><text:span text:style-name="T32"><text:s text:c="8"/></text:span><text:span text:style-name="T36">bool</text:span><text:span text:style-name="T32"> tag; </text:span><text:span text:style-name="T28">// true: atom, false: pair</text:span></text:p>
      <text:p text:style-name="P3"><text:soft-page-break/><text:span text:style-name="T32"><text:s text:c="8"/></text:span><text:span text:style-name="T36">union</text:span></text:p>
      <text:p text:style-name="P3"><text:span text:style-name="T32"><text:s text:c="12"/>{</text:span></text:p>
      <text:p text:style-name="P3"><text:span text:style-name="T32"><text:s text:c="12"/>base atom;</text:span></text:p>
      <text:p text:style-name="P3"><text:span text:style-name="T32"><text:s text:c="12"/>two_ptr pair;</text:span></text:p>
      <text:p text:style-name="P3"><text:span text:style-name="T32"><text:s text:c="8"/>} node;<text:tab/><text:tab/></text:span><text:span text:style-name="T28">//end union node</text:span></text:p>
      <text:p text:style-name="P3"><text:span text:style-name="T32"><text:s text:c="4"/>};<text:tab/><text:tab/><text:tab/></text:span><text:span text:style-name="T28">//end s_expr</text:span></text:p>
      <text:p text:style-name="P4"/>
      <text:p text:style-name="P3"><text:span text:style-name="T32"><text:s text:c="4"/></text:span><text:span text:style-name="T36">typedef</text:span><text:span text:style-name="T32"> s_expr *lisp;</text:span></text:p>
      <text:p text:style-name="P4"/>
      <text:p text:style-name="P3"><text:span text:style-name="T28">// </text:span><text:span text:style-name="T27">функции</text:span></text:p>
      <text:p text:style-name="P3"><text:span text:style-name="T32"><text:s text:c="4"/></text:span><text:span text:style-name="T36">void</text:span><text:span text:style-name="T32"> print_s_expr( lisp s );</text:span></text:p>
      <text:p text:style-name="P3"><text:span text:style-name="T32"><text:s text:c="4"/></text:span><text:span text:style-name="T28">// </text:span><text:span text:style-name="T27">базовые</text:span><text:span text:style-name="T28"> </text:span><text:span text:style-name="T27">функции</text:span><text:span text:style-name="T28">:</text:span></text:p>
      <text:p text:style-name="P3"><text:span text:style-name="T32"><text:s text:c="4"/>lisp head (</text:span><text:span text:style-name="T36">const</text:span><text:span text:style-name="T32"> lisp s);</text:span></text:p>
      <text:p text:style-name="P3"><text:span text:style-name="T32"><text:s text:c="4"/>lisp tail (</text:span><text:span text:style-name="T36">const</text:span><text:span text:style-name="T32"> lisp s);</text:span></text:p>
      <text:p text:style-name="P3"><text:span text:style-name="T32"><text:s text:c="4"/>lisp cons (</text:span><text:span text:style-name="T36">const</text:span><text:span text:style-name="T32"> lisp h, </text:span><text:span text:style-name="T36">const</text:span><text:span text:style-name="T32"> lisp t);</text:span></text:p>
      <text:p text:style-name="P3"><text:span text:style-name="T32"><text:s text:c="4"/>lisp make_atom (</text:span><text:span text:style-name="T36">const</text:span><text:span text:style-name="T32"> base x);</text:span></text:p>
      <text:p text:style-name="P3"><text:span text:style-name="T32"><text:s text:c="4"/></text:span><text:span text:style-name="T36">bool</text:span><text:span text:style-name="T32"> isAtom (</text:span><text:span text:style-name="T36">const</text:span><text:span text:style-name="T32"> lisp s);</text:span></text:p>
      <text:p text:style-name="P3"><text:span text:style-name="T32"><text:s text:c="4"/></text:span><text:span text:style-name="T36">bool</text:span><text:span text:style-name="T32"> isNull (</text:span><text:span text:style-name="T36">const</text:span><text:span text:style-name="T32"> lisp s);</text:span></text:p>
      <text:p text:style-name="P3"><text:span text:style-name="T32"><text:s text:c="4"/></text:span><text:span text:style-name="T36">void</text:span><text:span text:style-name="T32"> destroy (lisp s);</text:span></text:p>
      <text:p text:style-name="P4"/>
      <text:p text:style-name="P3"><text:span text:style-name="T32"><text:s text:c="4"/>base getAtom (</text:span><text:span text:style-name="T36">const</text:span><text:span text:style-name="T32"> lisp s);</text:span></text:p>
      <text:p text:style-name="P4"/>
      <text:p text:style-name="P3"><text:span text:style-name="T32"><text:s text:c="4"/></text:span><text:span text:style-name="T28">// </text:span><text:span text:style-name="T27">функции</text:span><text:span text:style-name="T28"> </text:span><text:span text:style-name="T27">ввода</text:span><text:span text:style-name="T28">:</text:span></text:p>
      <text:p text:style-name="P3"><text:span text:style-name="T32"><text:s text:c="4"/></text:span><text:span text:style-name="T36">void</text:span><text:span text:style-name="T32"> read_lisp ( lisp&amp; y);<text:tab/><text:tab/><text:tab/></text:span><text:span text:style-name="T28">// </text:span><text:span text:style-name="T27">основная</text:span></text:p>
      <text:p text:style-name="P3"><text:span text:style-name="T32"><text:s text:c="4"/></text:span><text:span text:style-name="T36">void</text:span><text:span text:style-name="T32"> read_s_expr (base prev, lisp&amp; y);</text:span></text:p>
      <text:p text:style-name="P3"><text:span text:style-name="T32"><text:s text:c="4"/></text:span><text:span text:style-name="T36">void</text:span><text:span text:style-name="T32"> read_seq ( lisp&amp; y);</text:span></text:p>
      <text:p text:style-name="P4"/>
      <text:p text:style-name="P3"><text:span text:style-name="T32"><text:s text:c="4"/></text:span><text:span text:style-name="T28">// </text:span><text:span text:style-name="T27">функции</text:span><text:span text:style-name="T28"> </text:span><text:span text:style-name="T27">вывода</text:span><text:span text:style-name="T28">:</text:span></text:p>
      <text:p text:style-name="P3"><text:span text:style-name="T32"><text:s text:c="4"/></text:span><text:span text:style-name="T36">void</text:span><text:span text:style-name="T32"> write_lisp (</text:span><text:span text:style-name="T36">const</text:span><text:span text:style-name="T32"> lisp x);<text:tab/><text:tab/></text:span><text:span text:style-name="T28">// </text:span><text:span text:style-name="T27">основная</text:span></text:p>
      <text:p text:style-name="P3"><text:span text:style-name="T32"><text:s text:c="4"/></text:span><text:span text:style-name="T36">void</text:span><text:span text:style-name="T32"> write_seq (</text:span><text:span text:style-name="T36">const</text:span><text:span text:style-name="T32"> lisp x);</text:span></text:p>
      <text:p text:style-name="P4"/>
      <text:p text:style-name="P3"><text:span text:style-name="T32"><text:s text:c="4"/>lisp copy_lisp (</text:span><text:span text:style-name="T36">const</text:span><text:span text:style-name="T32"> lisp x);</text:span></text:p>
      <text:p text:style-name="P4"/>
      <text:p text:style-name="P3"><text:span text:style-name="T32">} </text:span><text:span text:style-name="T28">// end of namespace h_list</text:span></text:p>
      <text:p text:style-name="P4"/>
      <text:p text:style-name="P4"/>
      <text:p text:style-name="P3"><text:span text:style-name="T28">// continue of namespace h_list</text:span></text:p>
      <text:p text:style-name="P3"><text:span text:style-name="T30">#include</text:span><text:span text:style-name="T32"> </text:span><text:span text:style-name="T34">"l_intrfc.h"</text:span></text:p>
      <text:p text:style-name="P3"><text:span text:style-name="T30">#include</text:span><text:span text:style-name="T32"> </text:span><text:span text:style-name="T34">&lt;iostream&gt;</text:span></text:p>
      <text:p text:style-name="P3"><text:span text:style-name="T30">#include</text:span><text:span text:style-name="T32"> </text:span><text:span text:style-name="T34">&lt;cstdlib&gt;</text:span></text:p>
      <text:p text:style-name="P4"/>
      <text:p text:style-name="P3"><text:span text:style-name="T36">using</text:span><text:span text:style-name="T32"> </text:span><text:span text:style-name="T36">namespace</text:span><text:span text:style-name="T32"> std;</text:span></text:p>
      <text:p text:style-name="P3"><text:span text:style-name="T36">namespace</text:span><text:span text:style-name="T32"> h_list</text:span></text:p>
      <text:p text:style-name="P3"><text:span text:style-name="T32">{</text:span></text:p>
      <text:p text:style-name="P4"/>
      <text:p text:style-name="P3"><text:span text:style-name="T28">//....................................</text:span></text:p>
      <text:p text:style-name="P3"><text:span text:style-name="T32"><text:s text:c="4"/>lisp head (</text:span><text:span text:style-name="T36">const</text:span><text:span text:style-name="T32"> lisp s)</text:span></text:p>
      <text:p text:style-name="P3"><text:span text:style-name="T32"><text:s text:c="4"/>{</text:span><text:span text:style-name="T28">// PreCondition: not null (s)</text:span></text:p>
      <text:p text:style-name="P3"><text:span text:style-name="T32"><text:s text:c="8"/></text:span><text:span text:style-name="T36">if</text:span><text:span text:style-name="T32"> (s != NULL) </text:span><text:span text:style-name="T36">if</text:span><text:span text:style-name="T32"> (!isAtom(s))<text:tab/></text:span><text:span text:style-name="T36">return</text:span><text:span text:style-name="T32"> s-&gt;node.pair.hd;</text:span></text:p>
      <text:p text:style-name="P3"><text:span text:style-name="T32"><text:s text:c="12"/></text:span><text:span text:style-name="T36">else</text:span><text:span text:style-name="T32"> { cerr &lt;&lt; </text:span><text:span text:style-name="T34">"Error: Head(atom) \n"</text:span><text:span text:style-name="T32">; exit(1); }</text:span></text:p>
      <text:p text:style-name="P3"><text:span text:style-name="T32"><text:s text:c="8"/></text:span><text:span text:style-name="T36">else</text:span><text:span text:style-name="T32"> { cerr &lt;&lt; </text:span><text:span text:style-name="T34">"Error: Head(nil) \n"</text:span><text:span text:style-name="T32">;</text:span></text:p>
      <text:p text:style-name="P3"><text:span text:style-name="T32"><text:s text:c="12"/>exit(1);</text:span></text:p>
      <text:p text:style-name="P3"><text:span text:style-name="T32"><text:s text:c="8"/>}</text:span></text:p>
      <text:p text:style-name="P3"><text:span text:style-name="T32"><text:s text:c="4"/>}</text:span></text:p>
      <text:p text:style-name="P3"><text:span text:style-name="T28">//.......................................</text:span></text:p>
      <text:p text:style-name="P3"><text:span text:style-name="T32"><text:s text:c="4"/></text:span><text:span text:style-name="T36">bool</text:span><text:span text:style-name="T32"> isAtom (</text:span><text:span text:style-name="T36">const</text:span><text:span text:style-name="T32"> lisp s)</text:span></text:p>
      <text:p text:style-name="P3"><text:span text:style-name="T32"><text:s text:c="4"/>{<text:tab/></text:span><text:span text:style-name="T36">if</text:span><text:span text:style-name="T32">(s == </text:span><text:span text:style-name="T36">nullptr</text:span><text:span text:style-name="T32">) </text:span><text:span text:style-name="T36">return</text:span><text:span text:style-name="T32"> </text:span><text:span text:style-name="T36">false</text:span><text:span text:style-name="T32">;</text:span></text:p>
      <text:p text:style-name="P3"><text:span text:style-name="T32"><text:s text:c="4"/></text:span><text:span text:style-name="T36">else</text:span><text:span text:style-name="T32"> </text:span><text:span text:style-name="T36">return</text:span><text:span text:style-name="T32"> (s -&gt; tag);</text:span></text:p>
      <text:p text:style-name="P3"><text:span text:style-name="T32"><text:s text:c="4"/>}</text:span></text:p>
      <text:p text:style-name="P3"><text:span text:style-name="T28">//.......................................</text:span></text:p>
      <text:p text:style-name="P3"><text:span text:style-name="T32"><text:s text:c="4"/></text:span><text:span text:style-name="T36">bool</text:span><text:span text:style-name="T32"> isNull (</text:span><text:span text:style-name="T36">const</text:span><text:span text:style-name="T32"> lisp s)</text:span></text:p>
      <text:p text:style-name="P3"><text:span text:style-name="T32"><text:s text:c="4"/>{ </text:span><text:span text:style-name="T36">return</text:span><text:span text:style-name="T32"> s==NULL;</text:span></text:p>
      <text:p text:style-name="P3"><text:span text:style-name="T32"><text:s text:c="4"/>}</text:span></text:p>
      <text:p text:style-name="P3"><text:span text:style-name="T28">//.......................................</text:span></text:p>
      <text:p text:style-name="P3"><text:span text:style-name="T32"><text:s text:c="4"/>lisp tail (</text:span><text:span text:style-name="T36">const</text:span><text:span text:style-name="T32"> lisp s)</text:span></text:p>
      <text:p text:style-name="P3"><text:soft-page-break/><text:span text:style-name="T32">{</text:span><text:span text:style-name="T28">// PreCondition: not null (s)</text:span></text:p>
      <text:p text:style-name="P3"><text:span text:style-name="T32"><text:s text:c="8"/></text:span><text:span text:style-name="T36">if</text:span><text:span text:style-name="T32"> (s != NULL) </text:span><text:span text:style-name="T36">if</text:span><text:span text:style-name="T32"> (!isAtom(s))<text:tab/></text:span><text:span text:style-name="T36">return</text:span><text:span text:style-name="T32"> s-&gt;node.pair.tl;</text:span></text:p>
      <text:p text:style-name="P3"><text:span text:style-name="T32"><text:s text:c="12"/></text:span><text:span text:style-name="T36">else</text:span><text:span text:style-name="T32"> { cerr &lt;&lt; </text:span><text:span text:style-name="T34">"Error: Tail(atom) \n"</text:span><text:span text:style-name="T32">; exit(1); }</text:span></text:p>
      <text:p text:style-name="P3"><text:span text:style-name="T32"><text:s text:c="8"/></text:span><text:span text:style-name="T36">else</text:span><text:span text:style-name="T32"> { cerr &lt;&lt; </text:span><text:span text:style-name="T34">"Error: Tail(nil) \n"</text:span><text:span text:style-name="T32">;</text:span></text:p>
      <text:p text:style-name="P3"><text:span text:style-name="T32"><text:s text:c="12"/>exit(1);</text:span></text:p>
      <text:p text:style-name="P3"><text:span text:style-name="T32"><text:s text:c="8"/>}</text:span></text:p>
      <text:p text:style-name="P3"><text:span text:style-name="T32"><text:s text:c="4"/>}</text:span></text:p>
      <text:p text:style-name="P3"><text:span text:style-name="T28">//.......................................</text:span></text:p>
      <text:p text:style-name="P3"><text:span text:style-name="T32"><text:s text:c="4"/>lisp cons (</text:span><text:span text:style-name="T36">const</text:span><text:span text:style-name="T32"> lisp h, </text:span><text:span text:style-name="T36">const</text:span><text:span text:style-name="T32"> lisp t)</text:span></text:p>
      <text:p text:style-name="P3"><text:span text:style-name="T32"><text:s text:c="4"/></text:span><text:span text:style-name="T28">// PreCondition: not isAtom (t)</text:span></text:p>
      <text:p text:style-name="P3"><text:span text:style-name="T32"><text:s text:c="4"/>{lisp p;</text:span></text:p>
      <text:p text:style-name="P3"><text:span text:style-name="T32"><text:s text:c="4"/></text:span><text:span text:style-name="T36">if</text:span><text:span text:style-name="T32"> (isAtom(t)) { cerr &lt;&lt; </text:span><text:span text:style-name="T34">"Error: Cons(*, atom)\n"</text:span><text:span text:style-name="T32">; exit(1);}</text:span></text:p>
      <text:p text:style-name="P3"><text:span text:style-name="T32"><text:s text:c="4"/></text:span><text:span text:style-name="T36">else</text:span><text:span text:style-name="T32"> {</text:span></text:p>
      <text:p text:style-name="P3"><text:span text:style-name="T32"><text:s text:c="8"/>p = </text:span><text:span text:style-name="T36">new</text:span><text:span text:style-name="T32"> s_expr;</text:span></text:p>
      <text:p text:style-name="P3"><text:span text:style-name="T32"><text:s text:c="8"/></text:span><text:span text:style-name="T36">if</text:span><text:span text:style-name="T32"> ( p == NULL)<text:tab/>{cerr &lt;&lt; </text:span><text:span text:style-name="T34">"Memory not enough\n"</text:span><text:span text:style-name="T32">; exit(1); }</text:span></text:p>
      <text:p text:style-name="P3"><text:span text:style-name="T32"><text:s text:c="8"/></text:span><text:span text:style-name="T36">else</text:span><text:span text:style-name="T32"> {</text:span></text:p>
      <text:p text:style-name="P3"><text:span text:style-name="T32"><text:s text:c="12"/>p-&gt;tag = </text:span><text:span text:style-name="T36">false</text:span><text:span text:style-name="T32">;</text:span></text:p>
      <text:p text:style-name="P3"><text:span text:style-name="T32"><text:s text:c="12"/>p-&gt;node.pair.hd = h;</text:span></text:p>
      <text:p text:style-name="P3"><text:span text:style-name="T32"><text:s text:c="12"/>p-&gt;node.pair.tl = t;</text:span></text:p>
      <text:p text:style-name="P3"><text:span text:style-name="T32"><text:s text:c="12"/></text:span><text:span text:style-name="T36">return</text:span><text:span text:style-name="T32"> p;</text:span></text:p>
      <text:p text:style-name="P3"><text:span text:style-name="T32"><text:s text:c="8"/>}</text:span></text:p>
      <text:p text:style-name="P3"><text:span text:style-name="T32"><text:s text:c="4"/>}</text:span></text:p>
      <text:p text:style-name="P3"><text:span text:style-name="T32"><text:s text:c="4"/>}</text:span></text:p>
      <text:p text:style-name="P3"><text:span text:style-name="T28">//...........................</text:span></text:p>
      <text:p text:style-name="P3"><text:span text:style-name="T32"><text:s text:c="4"/>lisp make_atom (</text:span><text:span text:style-name="T36">const</text:span><text:span text:style-name="T32"> base x)</text:span></text:p>
      <text:p text:style-name="P3"><text:span text:style-name="T32"><text:s text:c="4"/>{<text:tab/>lisp s;</text:span></text:p>
      <text:p text:style-name="P3"><text:span text:style-name="T32"><text:s text:c="8"/>s = </text:span><text:span text:style-name="T36">new</text:span><text:span text:style-name="T32"> s_expr;</text:span></text:p>
      <text:p text:style-name="P3"><text:span text:style-name="T32"><text:s text:c="8"/>s -&gt; tag = </text:span><text:span text:style-name="T36">true</text:span><text:span text:style-name="T32">;</text:span></text:p>
      <text:p text:style-name="P3"><text:span text:style-name="T32"><text:s text:c="8"/>s-&gt;node.atom = x;</text:span></text:p>
      <text:p text:style-name="P3"><text:span text:style-name="T32"><text:s text:c="8"/></text:span><text:span text:style-name="T36">return</text:span><text:span text:style-name="T32"> s;</text:span></text:p>
      <text:p text:style-name="P3"><text:span text:style-name="T32"><text:s text:c="4"/>}</text:span></text:p>
      <text:p text:style-name="P4"/>
      <text:p text:style-name="P3"><text:span text:style-name="T28">//...........................</text:span></text:p>
      <text:p text:style-name="P3"><text:span text:style-name="T32"><text:s text:c="4"/></text:span><text:span text:style-name="T36">void</text:span><text:span text:style-name="T32"> destroy (lisp s)</text:span></text:p>
      <text:p text:style-name="P3"><text:span text:style-name="T32"><text:s text:c="4"/>{</text:span></text:p>
      <text:p text:style-name="P3"><text:span text:style-name="T32"><text:s text:c="4"/></text:span><text:span text:style-name="T36">if</text:span><text:span text:style-name="T32"> ( s != NULL) {</text:span></text:p>
      <text:p text:style-name="P3"><text:span text:style-name="T32"><text:s text:c="8"/></text:span><text:span text:style-name="T36">if</text:span><text:span text:style-name="T32"> (!isAtom(s)) {</text:span></text:p>
      <text:p text:style-name="P3"><text:span text:style-name="T32"><text:s text:c="12"/>destroy ( head (s));</text:span></text:p>
      <text:p text:style-name="P3"><text:span text:style-name="T32"><text:s text:c="12"/>destroy ( tail(s));</text:span></text:p>
      <text:p text:style-name="P3"><text:span text:style-name="T32"><text:s text:c="8"/>}</text:span></text:p>
      <text:p text:style-name="P3"><text:span text:style-name="T32"><text:s text:c="8"/></text:span><text:span text:style-name="T36">delete</text:span><text:span text:style-name="T32"> s;</text:span></text:p>
      <text:p text:style-name="P3"><text:span text:style-name="T32"><text:s text:c="8"/></text:span><text:span text:style-name="T28">// s = NULL;</text:span></text:p>
      <text:p text:style-name="P3"><text:span text:style-name="T32"><text:s text:c="4"/>};</text:span></text:p>
      <text:p text:style-name="P3"><text:span text:style-name="T32"><text:s text:c="4"/>}</text:span></text:p>
      <text:p text:style-name="P3"><text:span text:style-name="T28">//...........................</text:span></text:p>
      <text:p text:style-name="P3"><text:span text:style-name="T32"><text:s text:c="4"/>base getAtom (</text:span><text:span text:style-name="T36">const</text:span><text:span text:style-name="T32"> lisp s)</text:span></text:p>
      <text:p text:style-name="P3"><text:span text:style-name="T32"><text:s text:c="4"/>{</text:span></text:p>
      <text:p text:style-name="P3"><text:span text:style-name="T32"><text:s text:c="8"/></text:span><text:span text:style-name="T36">if</text:span><text:span text:style-name="T32"> (!isAtom(s)) { cerr &lt;&lt; </text:span><text:span text:style-name="T34">"Error: getAtom(s) for !isAtom(s) \n"</text:span><text:span text:style-name="T32">; exit(1);}</text:span></text:p>
      <text:p text:style-name="P3"><text:span text:style-name="T32"><text:s text:c="8"/></text:span><text:span text:style-name="T36">else</text:span><text:span text:style-name="T32"> </text:span><text:span text:style-name="T36">return</text:span><text:span text:style-name="T32"> (s-&gt;node.atom);</text:span></text:p>
      <text:p text:style-name="P3"><text:span text:style-name="T32"><text:s text:c="4"/>}</text:span></text:p>
      <text:p text:style-name="P4"/>
      <text:p text:style-name="P4"/>
      <text:p text:style-name="P3"><text:span text:style-name="T28">//...........................</text:span></text:p>
      <text:p text:style-name="P3"><text:span text:style-name="T28">// </text:span><text:span text:style-name="T27">ввод</text:span><text:span text:style-name="T28"> </text:span><text:span text:style-name="T27">списка</text:span><text:span text:style-name="T28"> </text:span><text:span text:style-name="T27">с</text:span><text:span text:style-name="T28"> </text:span><text:span text:style-name="T27">консоли</text:span></text:p>
      <text:p text:style-name="P3"><text:span text:style-name="T32"><text:s text:c="4"/></text:span><text:span text:style-name="T36">void</text:span><text:span text:style-name="T32"> read_lisp ( lisp&amp; y)</text:span></text:p>
      <text:p text:style-name="P3"><text:span text:style-name="T32"><text:s text:c="4"/>{<text:tab/>base x;</text:span></text:p>
      <text:p text:style-name="P3"><text:span text:style-name="T32"><text:s text:c="8"/></text:span><text:span text:style-name="T36">do</text:span><text:span text:style-name="T32"> cin &gt;&gt; x; </text:span><text:span text:style-name="T36">while</text:span><text:span text:style-name="T32"> (x==</text:span><text:span text:style-name="T34">' '</text:span><text:span text:style-name="T32">);</text:span></text:p>
      <text:p text:style-name="P3"><text:span text:style-name="T32"><text:s text:c="8"/>read_s_expr ( x, y);</text:span></text:p>
      <text:p text:style-name="P3"><text:span text:style-name="T32"><text:s text:c="4"/>} </text:span><text:span text:style-name="T28">//end read_lisp</text:span></text:p>
      <text:p text:style-name="P3"><text:span text:style-name="T28">//...........................</text:span></text:p>
      <text:p text:style-name="P3"><text:span text:style-name="T32"><text:s text:c="4"/></text:span><text:span text:style-name="T36">void</text:span><text:span text:style-name="T32"> read_s_expr (base prev, lisp&amp; y)</text:span></text:p>
      <text:p text:style-name="P3"><text:span text:style-name="T32"><text:s text:c="4"/></text:span><text:span text:style-name="T33">{ </text:span><text:span text:style-name="T27">//prev <text:s text:c="2"/></text:span><text:span text:style-name="T29">－</text:span><text:span text:style-name="T27"> ранее прочитанный символ}</text:span></text:p>
      <text:p text:style-name="P3"><text:span text:style-name="T33"><text:s text:c="8"/></text:span><text:span text:style-name="T36">if</text:span><text:span text:style-name="T32"> ( prev == </text:span><text:span text:style-name="T34">')'</text:span><text:span text:style-name="T32"> ) {cerr &lt;&lt; </text:span><text:span text:style-name="T34">" ! List.Error 1 "</text:span><text:span text:style-name="T32"> &lt;&lt; endl; exit(1); }</text:span></text:p>
      <text:p text:style-name="P3"><text:span text:style-name="T32"><text:s text:c="8"/></text:span><text:span text:style-name="T36">else</text:span><text:span text:style-name="T32"> </text:span><text:span text:style-name="T36">if</text:span><text:span text:style-name="T32"> ( prev != </text:span><text:span text:style-name="T34">'('</text:span><text:span text:style-name="T32"> ) y = make_atom (prev);</text:span></text:p>
      <text:p text:style-name="P3"><text:span text:style-name="T32"><text:s text:c="13"/></text:span><text:span text:style-name="T36">else</text:span><text:span text:style-name="T32"> read_seq (y);</text:span></text:p>
      <text:p text:style-name="P3"><text:soft-page-break/><text:span text:style-name="T32"><text:s text:c="4"/>} </text:span><text:span text:style-name="T28">//end read_s_expr</text:span></text:p>
      <text:p text:style-name="P3"><text:span text:style-name="T28">//...........................</text:span></text:p>
      <text:p text:style-name="P3"><text:span text:style-name="T32"><text:s text:c="4"/></text:span><text:span text:style-name="T36">void</text:span><text:span text:style-name="T32"> read_seq ( lisp&amp; y)</text:span></text:p>
      <text:p text:style-name="P3"><text:span text:style-name="T32"><text:s text:c="4"/>{<text:tab/>base x;</text:span></text:p>
      <text:p text:style-name="P3"><text:span text:style-name="T32"><text:s text:c="8"/>lisp p1, p2;</text:span></text:p>
      <text:p text:style-name="P4"/>
      <text:p text:style-name="P3"><text:span text:style-name="T32"><text:s text:c="8"/></text:span><text:span text:style-name="T36">if</text:span><text:span text:style-name="T32"> (!(cin &gt;&gt; x)) {cerr &lt;&lt; </text:span><text:span text:style-name="T34">" ! List.Error 2 "</text:span><text:span text:style-name="T32"> &lt;&lt; endl; exit(1);}</text:span></text:p>
      <text:p text:style-name="P3"><text:span text:style-name="T32"><text:s text:c="8"/></text:span><text:span text:style-name="T36">else</text:span><text:span text:style-name="T32"> {</text:span></text:p>
      <text:p text:style-name="P3"><text:span text:style-name="T32"><text:s text:c="12"/></text:span><text:span text:style-name="T36">while</text:span><text:span text:style-name="T32"> <text:s/>( x==</text:span><text:span text:style-name="T34">' '</text:span><text:span text:style-name="T32"> ) cin &gt;&gt; x;</text:span></text:p>
      <text:p text:style-name="P3"><text:span text:style-name="T32"><text:s text:c="12"/></text:span><text:span text:style-name="T36">if</text:span><text:span text:style-name="T32"> ( x == </text:span><text:span text:style-name="T34">')'</text:span><text:span text:style-name="T32"> ) y = NULL;</text:span></text:p>
      <text:p text:style-name="P3"><text:span text:style-name="T32"><text:s text:c="12"/></text:span><text:span text:style-name="T36">else</text:span><text:span text:style-name="T32"> {</text:span></text:p>
      <text:p text:style-name="P3"><text:span text:style-name="T32"><text:s text:c="16"/>read_s_expr ( x, p1);</text:span></text:p>
      <text:p text:style-name="P3"><text:span text:style-name="T32"><text:s text:c="16"/>read_seq ( p2);</text:span></text:p>
      <text:p text:style-name="P3"><text:span text:style-name="T32"><text:s text:c="16"/>y = cons (p1, p2);</text:span></text:p>
      <text:p text:style-name="P3"><text:span text:style-name="T32"><text:s text:c="12"/></text:span><text:span text:style-name="T33">}</text:span></text:p>
      <text:p text:style-name="P3"><text:span text:style-name="T33"><text:s text:c="8"/>}</text:span></text:p>
      <text:p text:style-name="P3"><text:span text:style-name="T33"><text:s text:c="4"/>} </text:span><text:span text:style-name="T27">//end read_seq</text:span></text:p>
      <text:p text:style-name="P3"><text:span text:style-name="T27">//...........................</text:span></text:p>
      <text:p text:style-name="P3"><text:span text:style-name="T27">// Процедура вывода списка с обрамляющими его скобками <text:s/></text:span><text:span text:style-name="T29">－</text:span><text:span text:style-name="T27"> write_lisp,</text:span></text:p>
      <text:p text:style-name="P3"><text:span text:style-name="T27">// <text:s/>а без обрамляющих скобок <text:s text:c="2"/></text:span><text:span text:style-name="T29">－</text:span><text:span text:style-name="T27"> write_seq</text:span></text:p>
      <text:p text:style-name="P3"><text:span text:style-name="T33"><text:s text:c="4"/></text:span><text:span text:style-name="T36">void</text:span><text:span text:style-name="T32"> write_lisp (</text:span><text:span text:style-name="T36">const</text:span><text:span text:style-name="T32"> lisp x)</text:span></text:p>
      <text:p text:style-name="P3"><text:span text:style-name="T32"><text:s text:c="4"/></text:span><text:span text:style-name="T33">{</text:span><text:span text:style-name="T27">//пустой список выводится как ()</text:span></text:p>
      <text:p text:style-name="P3"><text:span text:style-name="T33"><text:tab/><text:tab/></text:span></text:p>
      <text:p text:style-name="P3"><text:span text:style-name="T33"><text:s text:c="4"/></text:span><text:span text:style-name="T37">if</text:span><text:span text:style-name="T33"> (isNull(x)) cout &lt;&lt; </text:span><text:span text:style-name="T35">" ()"</text:span><text:span text:style-name="T33">;</text:span></text:p>
      <text:p text:style-name="P3"><text:span text:style-name="T33"><text:tab/></text:span><text:span text:style-name="T36">else</text:span><text:span text:style-name="T32"> </text:span><text:span text:style-name="T36">if</text:span><text:span text:style-name="T32"> (isAtom(x)) {</text:span></text:p>
      <text:p text:style-name="P3"><text:span text:style-name="T32"><text:tab/></text:span><text:span text:style-name="T28">//<text:tab/>cout &lt;&lt; x &lt;&lt; endl;</text:span></text:p>
      <text:p text:style-name="P3"><text:span text:style-name="T32"><text:tab/><text:tab/>cout &lt;&lt; </text:span><text:span text:style-name="T34">' '</text:span><text:span text:style-name="T32"> &lt;&lt; x-&gt;node.atom;</text:span></text:p>
      <text:p text:style-name="P4"/>
      <text:p text:style-name="P3"><text:span text:style-name="T32"><text:tab/>}</text:span></text:p>
      <text:p text:style-name="P3"><text:span text:style-name="T32"><text:s text:c="8"/></text:span><text:span text:style-name="T36">else</text:span><text:span text:style-name="T32"> <text:s/>{ </text:span><text:span text:style-name="T28">//</text:span><text:span text:style-name="T27">непустой</text:span><text:span text:style-name="T28"> </text:span><text:span text:style-name="T27">список</text:span><text:span text:style-name="T28">}</text:span></text:p>
      <text:p text:style-name="P3"><text:span text:style-name="T32"><text:s text:c="12"/>cout &lt;&lt; </text:span><text:span text:style-name="T34">" ("</text:span><text:span text:style-name="T32"> ;</text:span></text:p>
      <text:p text:style-name="P3"><text:span text:style-name="T32"><text:s text:c="12"/>write_seq(x);</text:span></text:p>
      <text:p text:style-name="P3"><text:span text:style-name="T32"><text:s text:c="12"/></text:span><text:span text:style-name="T33">cout &lt;&lt; </text:span><text:span text:style-name="T35">" )"</text:span><text:span text:style-name="T33">;</text:span></text:p>
      <text:p text:style-name="P3"><text:span text:style-name="T32"><text:s text:c="8"/>}</text:span></text:p>
      <text:p text:style-name="P3"><text:span text:style-name="T32"><text:s text:c="4"/>} </text:span><text:span text:style-name="T28">// end write_lisp</text:span></text:p>
      <text:p text:style-name="P3"><text:span text:style-name="T28">//...........................</text:span></text:p>
      <text:p text:style-name="P3"><text:span text:style-name="T36">void</text:span><text:span text:style-name="T32"> write_seq (</text:span><text:span text:style-name="T36">const</text:span><text:span text:style-name="T32"> lisp x)</text:span></text:p>
      <text:p text:style-name="P3"><text:span text:style-name="T33">{</text:span><text:span text:style-name="T27">//выводит последовательность элементов списка без обрамляющих его скобок</text:span></text:p>
      <text:p text:style-name="P3"><text:span text:style-name="T33"><text:s text:c="4"/></text:span><text:span text:style-name="T36">if</text:span><text:span text:style-name="T32"> (!isNull(x)) {</text:span></text:p>
      <text:p text:style-name="P3"><text:span text:style-name="T32"><text:s text:c="8"/>write_lisp(head (x));</text:span></text:p>
      <text:p text:style-name="P3"><text:span text:style-name="T32"><text:s text:c="8"/>write_seq(tail (x));</text:span></text:p>
      <text:p text:style-name="P3"><text:span text:style-name="T32"><text:s text:c="4"/>}</text:span></text:p>
      <text:p text:style-name="P3"><text:span text:style-name="T32">}</text:span></text:p>
      <text:p text:style-name="P3"><text:span text:style-name="T28">//..........................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"/>
    <style:font-face style:name="Symbol" svg:font-family="Symbol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S Gothic1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head_20_1" draw:display-name="Arrowhead 1" svg:viewBox="0 0 80 80" svg:d="M80 40c0-22-18-40-40-40s-40 18-40 40 18 40 40 40 40-18 40-40z"/>
    <draw:marker draw:name="Arrowhead_20_10" draw:display-name="Arrowhead 10" svg:viewBox="0 0 80 80" svg:d="M80 40c0-22-18-40-40-40s-40 18-40 40 18 40 40 40 40-18 40-40z"/>
    <draw:marker draw:name="Arrowhead_20_11" draw:display-name="Arrowhead 11" svg:viewBox="0 0 80 80" svg:d="M80 40c0-22-18-40-40-40s-40 18-40 40 18 40 40 40 40-18 40-40z"/>
    <draw:marker draw:name="Arrowhead_20_12" draw:display-name="Arrowhead 12" svg:viewBox="0 0 80 80" svg:d="M80 40c0-22-18-40-40-40s-40 18-40 40 18 40 40 40 40-18 40-40z"/>
    <draw:marker draw:name="Arrowhead_20_2" draw:display-name="Arrowhead 2" svg:viewBox="0 0 80 80" svg:d="M80 40c0-22-18-40-40-40s-40 18-40 40 18 40 40 40 40-18 40-40z"/>
    <draw:marker draw:name="Arrowhead_20_3" draw:display-name="Arrowhead 3" svg:viewBox="0 0 80 80" svg:d="M80 40c0-22-18-40-40-40s-40 18-40 40 18 40 40 40 40-18 40-40z"/>
    <draw:marker draw:name="Arrowhead_20_4" draw:display-name="Arrowhead 4" svg:viewBox="0 0 80 80" svg:d="M80 40c0-22-18-40-40-40s-40 18-40 40 18 40 40 40 40-18 40-40z"/>
    <draw:marker draw:name="Arrowhead_20_5" draw:display-name="Arrowhead 5" svg:viewBox="0 0 80 80" svg:d="M80 40c0-22-18-40-40-40s-40 18-40 40 18 40 40 40 40-18 40-40z"/>
    <draw:marker draw:name="Arrowhead_20_6" draw:display-name="Arrowhead 6" svg:viewBox="0 0 80 80" svg:d="M80 40c0-22-18-40-40-40s-40 18-40 40 18 40 40 40 40-18 40-40z"/>
    <draw:marker draw:name="Arrowhead_20_7" draw:display-name="Arrowhead 7" svg:viewBox="0 0 80 80" svg:d="M80 40c0-22-18-40-40-40s-40 18-40 40 18 40 40 40 40-18 40-40z"/>
    <draw:marker draw:name="Arrowhead_20_8" draw:display-name="Arrowhead 8" svg:viewBox="0 0 80 80" svg:d="M80 40c0-22-18-40-40-40s-40 18-40 40 18 40 40 40 40-18 40-40z"/>
    <draw:marker draw:name="Arrowhead_20_9" draw:display-name="Arrowhead 9" svg:viewBox="0 0 80 80" svg:d="M80 40c0-22-18-40-40-40s-40 18-40 40 18 40 40 40 40-18 40-40z"/>
    <draw:marker draw:name="msArrowEnd_20_1" draw:display-name="msArrowEnd 1" svg:viewBox="0 0 80 80" svg:d="M40 0l40 80h-80z"/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vertical-align="baseline" style:writing-mode="lr-tb"/>
      <style:text-properties fo:color="#000000" style:font-name="Arial" fo:font-family="Arial" style:font-family-generic="roman" style:font-pitch="variable" style:letter-kerning="true" style:font-name-asian="Arial1" style:font-family-asian="Arial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_20__28_user_29_" style:default-outline-level="" style:class="html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8.25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20:52:32.188605764</meta:creation-date>
    <dc:date>2017-10-07T21:24:47.001987785</dc:date>
    <meta:editing-duration>PT5M22S</meta:editing-duration>
    <meta:editing-cycles>1</meta:editing-cycles>
    <meta:document-statistic meta:table-count="2" meta:image-count="0" meta:object-count="0" meta:page-count="14" meta:paragraph-count="544" meta:word-count="2049" meta:character-count="14737" meta:non-whitespace-character-count="11495"/>
    <meta:generator>LibreOffice/5.3.1.2$Linux_X86_64 LibreOffice_project/30m0$Build-2</meta:generator>
  </office:meta>
</office:document-meta>
</file>